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09932f"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09932f" style:font-size-asian="10pt" style:font-size-complex="10pt"/>
    </style:style>
    <style:style style:name="P3" style:family="paragraph" style:parent-style-name="Standard">
      <style:text-properties style:font-name="Liberation Mono" fo:font-size="10pt" fo:language="fr" fo:country="FR" officeooo:rsid="025a7b10" officeooo:paragraph-rsid="0509932f"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1fa56e" style:font-size-asian="10pt" style:font-size-complex="10pt"/>
    </style:style>
    <style:style style:name="P5" style:family="paragraph" style:parent-style-name="Standard">
      <style:paragraph-properties fo:text-align="start" style:justify-single-word="false"/>
      <style:text-properties style:font-name="Liberation Mono" fo:font-size="10pt" fo:language="fr" fo:country="FR" officeooo:rsid="000267cc" officeooo:paragraph-rsid="0509932f" style:font-size-asian="10pt" style:font-size-complex="10pt"/>
    </style:style>
    <style:style style:name="P6" style:family="paragraph" style:parent-style-name="Standard">
      <style:text-properties style:font-name="Liberation Mono" fo:font-size="10pt" fo:language="fr" fo:country="FR" officeooo:rsid="026609ee" officeooo:paragraph-rsid="0509932f" style:font-size-asian="10pt" style:font-size-complex="10pt"/>
    </style:style>
    <style:style style:name="P7" style:family="paragraph" style:parent-style-name="Standard">
      <style:text-properties style:font-name="Liberation Mono" fo:font-size="10pt" fo:language="fr" fo:country="FR" officeooo:rsid="0059a9c3" officeooo:paragraph-rsid="0509932f" style:font-size-asian="10pt" style:font-size-complex="10pt"/>
    </style:style>
    <style:style style:name="P8" style:family="paragraph" style:parent-style-name="Standard">
      <style:text-properties style:font-name="Liberation Mono" fo:font-size="10pt" fo:language="fr" fo:country="FR" officeooo:rsid="01f502dc" officeooo:paragraph-rsid="0509932f" style:font-size-asian="10pt" style:font-size-complex="10pt"/>
    </style:style>
    <style:style style:name="P9" style:family="paragraph" style:parent-style-name="Standard">
      <style:text-properties style:font-name="Liberation Mono" fo:font-size="10pt" fo:language="fr" fo:country="FR" officeooo:rsid="01f55db6" officeooo:paragraph-rsid="0509932f" style:font-size-asian="10pt" style:font-size-complex="10pt"/>
    </style:style>
    <style:style style:name="P10" style:family="paragraph" style:parent-style-name="Standard">
      <style:text-properties style:font-name="Liberation Mono" fo:font-size="10pt" fo:language="fr" fo:country="FR" officeooo:rsid="0233a144" officeooo:paragraph-rsid="0509932f" style:font-size-asian="10pt" style:font-size-complex="10pt"/>
    </style:style>
    <style:style style:name="P11" style:family="paragraph" style:parent-style-name="Standard">
      <style:text-properties style:font-name="Liberation Mono" fo:font-size="10pt" fo:language="fr" fo:country="FR" officeooo:rsid="025206e7" officeooo:paragraph-rsid="0509932f" style:font-size-asian="10pt" style:font-size-complex="10pt"/>
    </style:style>
    <style:style style:name="P12" style:family="paragraph" style:parent-style-name="Standard">
      <style:text-properties style:font-name="Liberation Mono" fo:font-size="10pt" fo:language="fr" fo:country="FR" officeooo:rsid="022078af" officeooo:paragraph-rsid="0509932f"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09932f"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1fa56e"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1fa56e"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1fa56e" style:font-size-asian="10pt" style:font-size-complex="10pt"/>
    </style:style>
    <style:style style:name="P17" style:family="paragraph" style:parent-style-name="Standard">
      <style:text-properties style:font-name="Liberation Mono" fo:font-size="10pt" fo:language="fr" fo:country="FR" officeooo:rsid="003c7e31" officeooo:paragraph-rsid="0509932f" style:font-size-asian="10pt" style:font-size-complex="10pt"/>
    </style:style>
    <style:style style:name="P18" style:family="paragraph" style:parent-style-name="Standard">
      <style:text-properties style:font-name="Liberation Mono" fo:font-size="10pt" fo:language="fr" fo:country="FR" officeooo:rsid="004d1384" officeooo:paragraph-rsid="0509932f" style:font-size-asian="10pt" style:font-size-complex="10pt"/>
    </style:style>
    <style:style style:name="P19" style:family="paragraph" style:parent-style-name="Standard">
      <style:text-properties style:font-name="Liberation Mono" fo:font-size="10pt" fo:language="fr" fo:country="FR" officeooo:rsid="00760ea1" officeooo:paragraph-rsid="0509932f" style:font-size-asian="10pt" style:font-size-complex="10pt"/>
    </style:style>
    <style:style style:name="P20" style:family="paragraph" style:parent-style-name="Standard">
      <style:text-properties style:font-name="Liberation Mono" fo:font-size="10pt" fo:language="fr" fo:country="FR" officeooo:rsid="01739683" officeooo:paragraph-rsid="0509932f" style:font-size-asian="10pt" style:font-size-complex="10pt"/>
    </style:style>
    <style:style style:name="P21" style:family="paragraph" style:parent-style-name="Standard">
      <style:text-properties style:font-name="Liberation Mono" fo:font-size="10pt" fo:language="fr" fo:country="FR" officeooo:paragraph-rsid="0509932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18e7bf6" officeooo:paragraph-rsid="0509932f" fo:background-color="transparent"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18e7bf6" officeooo:paragraph-rsid="051fa56e" fo:background-color="transparent"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28dbeca" officeooo:paragraph-rsid="051fa56e" fo:background-color="transparent"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235c48f" officeooo:paragraph-rsid="051fa56e" fo:background-color="transparent"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23ce556" officeooo:paragraph-rsid="051fa56e" fo:background-color="transparent"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2e7e5a6" officeooo:paragraph-rsid="0509932f" fo:background-color="transparent" style:font-size-asian="10pt" style:font-size-complex="10pt"/>
    </style:style>
    <style:style style:name="P28" style:family="paragraph" style:parent-style-name="Standard">
      <style:text-properties style:font-name="Liberation Mono" fo:font-size="10pt" fo:language="fr" fo:country="FR" officeooo:rsid="030f0ea3" officeooo:paragraph-rsid="0509932f" style:font-size-asian="8.75pt" style:font-size-complex="10pt"/>
    </style:style>
    <style:style style:name="P29" style:family="paragraph" style:parent-style-name="Standard">
      <style:text-properties style:font-name="Liberation Mono" fo:font-size="10pt" fo:language="fr" fo:country="FR" officeooo:rsid="015ec570" officeooo:paragraph-rsid="0509932f" style:font-size-asian="8.75pt" style:font-size-complex="10pt"/>
    </style:style>
    <style:style style:name="P30" style:family="paragraph" style:parent-style-name="Standard">
      <style:text-properties style:font-name="Liberation Mono" fo:font-size="10pt" fo:language="fr" fo:country="FR" officeooo:rsid="0295b44b" officeooo:paragraph-rsid="0509932f" style:font-size-asian="8.75pt" style:font-size-complex="10pt"/>
    </style:style>
    <style:style style:name="P31" style:family="paragraph" style:parent-style-name="Standard">
      <style:text-properties style:font-name="Liberation Mono" fo:font-size="10pt" fo:language="fr" fo:country="FR" officeooo:rsid="0180df8e" officeooo:paragraph-rsid="0509932f" style:font-size-asian="8.75pt" style:font-size-complex="10pt"/>
    </style:style>
    <style:style style:name="P32" style:family="paragraph" style:parent-style-name="Standard">
      <style:text-properties style:font-name="Liberation Mono" fo:font-size="11pt" fo:language="fr" fo:country="FR" fo:font-weight="bold" officeooo:paragraph-rsid="0509932f" style:font-size-asian="11pt" style:font-weight-asian="bold" style:font-size-complex="11pt" style:font-weight-complex="bold"/>
    </style:style>
    <style:style style:name="P33" style:family="paragraph" style:parent-style-name="Standard">
      <style:paragraph-properties fo:text-align="start" style:justify-single-word="false"/>
      <style:text-properties style:font-name="Liberation Mono" fo:language="fr" fo:country="FR" officeooo:rsid="000267cc" officeooo:paragraph-rsid="0509932f"/>
    </style:style>
    <style:style style:name="P34" style:family="paragraph" style:parent-style-name="Standard">
      <style:text-properties style:font-name="Liberation Mono" fo:language="fr" fo:country="FR" officeooo:rsid="026609ee" officeooo:paragraph-rsid="0509932f"/>
    </style:style>
    <style:style style:name="P35" style:family="paragraph" style:parent-style-name="Standard">
      <style:text-properties style:font-name="Liberation Mono" fo:font-size="12pt" fo:language="fr" fo:country="FR" officeooo:paragraph-rsid="0509932f" style:font-size-asian="12pt" style:font-size-complex="12pt"/>
    </style:style>
    <style:style style:name="P36" style:family="paragraph" style:parent-style-name="Standard">
      <style:text-properties fo:color="#000000" style:font-name="Liberation Mono" fo:font-size="10pt" fo:language="fr" fo:country="FR" fo:font-style="normal" style:text-underline-style="none" fo:font-weight="normal" officeooo:rsid="0193b2c4" officeooo:paragraph-rsid="051fa56e" style:font-size-asian="10pt" style:font-style-asian="normal" style:font-weight-asian="normal" style:font-size-complex="10pt" style:font-style-complex="normal" style:font-weight-complex="normal"/>
    </style:style>
    <style:style style:name="P37" style:family="paragraph" style:parent-style-name="Standard">
      <style:text-properties fo:color="#000000" style:font-name="Liberation Mono" fo:font-size="10pt" fo:language="fr" fo:country="FR" fo:font-style="normal" style:text-underline-style="none" fo:font-weight="normal" officeooo:rsid="0322e12b" officeooo:paragraph-rsid="051fa56e" style:font-size-asian="10pt" style:font-style-asian="normal" style:font-weight-asian="normal" style:font-size-complex="10pt" style:font-style-complex="normal" style:font-weight-complex="normal"/>
    </style:style>
    <style:style style:name="P38" style:family="paragraph" style:parent-style-name="Standard">
      <style:text-properties fo:color="#000000" style:font-name="Liberation Mono" fo:font-size="10pt" fo:language="fr" fo:country="FR" fo:font-style="normal" style:text-underline-style="none" fo:font-weight="normal" officeooo:rsid="04bbe61c" officeooo:paragraph-rsid="051fa56e" style:font-size-asian="10pt" style:font-style-asian="normal" style:font-weight-asian="normal" style:font-size-complex="10pt" style:font-style-complex="normal" style:font-weight-complex="normal"/>
    </style:style>
    <style:style style:name="P39" style:family="paragraph" style:parent-style-name="Standard">
      <style:text-properties fo:color="#000000" style:font-name="Liberation Mono" fo:font-size="10pt" fo:language="fr" fo:country="FR" fo:font-style="normal" style:text-underline-style="none" fo:font-weight="normal" officeooo:rsid="03464855" officeooo:paragraph-rsid="051fa56e" style:font-size-asian="10pt" style:font-style-asian="normal" style:font-weight-asian="normal" style:font-size-complex="10pt" style:font-style-complex="normal" style:font-weight-complex="normal"/>
    </style:style>
    <style:style style:name="P40" style:family="paragraph" style:parent-style-name="Standard">
      <style:text-properties fo:color="#000000" style:font-name="Liberation Mono" fo:font-size="10pt" fo:language="fr" fo:country="FR" fo:font-style="normal" style:text-underline-style="none" fo:font-weight="normal" officeooo:rsid="02ad7670" officeooo:paragraph-rsid="0509932f" style:font-size-asian="8.75pt" style:font-style-asian="normal" style:font-weight-asian="normal" style:font-size-complex="10pt" style:font-style-complex="normal" style:font-weight-complex="normal"/>
    </style:style>
    <style:style style:name="P41"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1fa56e" style:font-size-asian="9.60000038146973pt" style:font-style-asian="italic" style:font-weight-asian="bold" style:font-size-complex="11pt" style:font-style-complex="italic" style:font-weight-complex="bold"/>
    </style:style>
    <style:style style:name="P42" style:family="paragraph" style:parent-style-name="Standard">
      <style:text-properties fo:color="#ce181e" style:font-name="Liberation Mono" fo:font-size="10pt" fo:language="fr" fo:country="FR" fo:font-style="normal" style:text-underline-style="none" fo:font-weight="normal" officeooo:rsid="02ad7670" officeooo:paragraph-rsid="0509932f"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9932f" style:font-size-asian="16pt" style:font-style-asian="italic" style:font-weight-asian="bold" style:font-size-complex="16pt" style:font-style-complex="italic" style:font-weight-complex="bold"/>
    </style:style>
    <style:style style:name="P44"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09932f" style:font-size-asian="12pt" style:font-style-asian="italic" style:font-weight-asian="bold" style:font-size-complex="12pt" style:font-style-complex="italic" style:font-weight-complex="bold"/>
    </style:style>
    <style:style style:name="P45"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09932f" style:font-size-asian="12pt" style:font-style-asian="italic" style:font-weight-asian="bold" style:font-size-complex="12pt" style:font-style-complex="italic" style:font-weight-complex="bold"/>
    </style:style>
    <style:style style:name="P46" style:family="paragraph" style:parent-style-name="Standard">
      <style:paragraph-properties fo:text-align="start" style:justify-single-word="false"/>
      <style:text-properties style:font-name="monospace" fo:font-size="10pt" officeooo:paragraph-rsid="051fa56e" style:font-size-asian="10pt" style:font-size-complex="10pt"/>
    </style:style>
    <style:style style:name="P4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9932f" style:font-size-asian="10pt" style:font-size-complex="10pt"/>
    </style:style>
    <style:style style:name="P4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9932f" style:font-size-asian="10pt" style:font-size-complex="10pt"/>
    </style:style>
    <style:style style:name="P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9932f" style:font-size-asian="10pt" style:font-size-complex="10pt"/>
    </style:style>
    <style:style style:name="P5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9932f" style:font-size-asian="10pt" style:font-size-complex="10pt"/>
    </style:style>
    <style:style style:name="P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9932f" style:font-size-asian="10pt" style:font-size-complex="10pt"/>
    </style:style>
    <style:style style:name="P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9932f" style:font-size-asian="8.75pt" style:font-size-complex="10pt"/>
    </style:style>
    <style:style style:name="P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9932f" style:font-size-asian="8.75pt" style:font-size-complex="10pt"/>
    </style:style>
    <style:style style:name="P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9932f" style:font-size-asian="8.75pt" style:font-size-complex="10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9932f" style:font-size-asian="10pt" style:font-size-complex="10pt"/>
    </style:style>
    <style:style style:name="P56" style:family="paragraph" style:parent-style-name="Standard" style:list-style-name="L1">
      <style:text-properties style:font-name="Liberation Mono" fo:font-size="10pt" fo:language="fr" fo:country="FR" officeooo:rsid="021bd834" officeooo:paragraph-rsid="0509932f" style:font-size-asian="10pt" style:font-size-complex="10pt"/>
    </style:style>
    <style:style style:name="P57" style:family="paragraph" style:parent-style-name="Standard" style:list-style-name="L11">
      <style:text-properties style:font-name="Liberation Mono" fo:font-size="10pt" fo:language="fr" fo:country="FR" officeooo:rsid="021bd834" officeooo:paragraph-rsid="05420685" style:font-size-asian="10pt" style:font-size-complex="10pt"/>
    </style:style>
    <style:style style:name="P58" style:family="paragraph" style:parent-style-name="Standard">
      <style:text-properties style:font-name="Liberation Mono" fo:font-size="10pt" fo:language="fr" fo:country="FR" officeooo:rsid="021bd834" officeooo:paragraph-rsid="05420685" style:font-size-asian="10pt" style:font-size-complex="10pt"/>
    </style:style>
    <style:style style:name="P59" style:family="paragraph" style:parent-style-name="Standard" style:list-style-name="L2">
      <style:paragraph-properties fo:text-align="start" style:justify-single-word="false"/>
      <style:text-properties style:font-name="Liberation Mono" fo:font-size="10pt" fo:language="fr" fo:country="FR" officeooo:rsid="025a7b10" officeooo:paragraph-rsid="0509932f" style:font-size-asian="10pt" style:font-size-complex="10pt"/>
    </style:style>
    <style:style style:name="P60" style:family="paragraph" style:parent-style-name="Standard" style:list-style-name="L18">
      <style:paragraph-properties fo:text-align="start" style:justify-single-word="false"/>
      <style:text-properties style:font-name="Liberation Mono" fo:font-size="10pt" fo:language="fr" fo:country="FR" officeooo:rsid="025a7b10" officeooo:paragraph-rsid="05420685" style:font-size-asian="10pt" style:font-size-complex="10pt"/>
    </style:style>
    <style:style style:name="P61" style:family="paragraph" style:parent-style-name="Standard">
      <style:paragraph-properties fo:text-align="start" style:justify-single-word="false"/>
      <style:text-properties style:font-name="Liberation Mono" fo:font-size="10pt" fo:language="fr" fo:country="FR" officeooo:rsid="025a7b10" officeooo:paragraph-rsid="05420685" style:font-size-asian="10pt" style:font-size-complex="10pt"/>
    </style:style>
    <style:style style:name="P62" style:family="paragraph" style:parent-style-name="Standard">
      <style:text-properties style:font-name="Liberation Mono" fo:font-size="10pt" fo:language="fr" fo:country="FR" officeooo:rsid="025a7b10" officeooo:paragraph-rsid="05420685" style:font-size-asian="10pt" style:font-size-complex="10pt"/>
    </style:style>
    <style:style style:name="P63" style:family="paragraph" style:parent-style-name="Standard" style:list-style-name="L6">
      <style:paragraph-properties fo:text-align="start" style:justify-single-word="false"/>
      <style:text-properties style:font-name="Liberation Mono" fo:font-size="10pt" fo:language="fr" fo:country="FR" officeooo:rsid="00a64c20" officeooo:paragraph-rsid="051fa56e" style:font-size-asian="10pt" style:font-size-complex="10pt"/>
    </style:style>
    <style:style style:name="P64" style:family="paragraph" style:parent-style-name="Standard" style:list-style-name="L22">
      <style:paragraph-properties fo:text-align="start" style:justify-single-word="false"/>
      <style:text-properties style:font-name="Liberation Mono" fo:font-size="10pt" fo:language="fr" fo:country="FR" officeooo:rsid="00a64c20" officeooo:paragraph-rsid="05420685" style:font-size-asian="10pt" style:font-size-complex="10pt"/>
    </style:style>
    <style:style style:name="P65" style:family="paragraph" style:parent-style-name="Standard">
      <style:paragraph-properties fo:text-align="start" style:justify-single-word="false"/>
      <style:text-properties style:font-name="Liberation Mono" fo:font-size="10pt" fo:language="fr" fo:country="FR" officeooo:rsid="00a64c20" officeooo:paragraph-rsid="05420685" style:font-size-asian="10pt" style:font-size-complex="10pt"/>
    </style:style>
    <style:style style:name="P66" style:family="paragraph" style:parent-style-name="Standard" style:list-style-name="L6">
      <style:paragraph-properties fo:text-align="start" style:justify-single-word="false"/>
      <style:text-properties style:font-name="Liberation Mono" fo:font-size="10pt" fo:language="fr" fo:country="FR" officeooo:rsid="00c96c20" officeooo:paragraph-rsid="051fa56e" style:font-size-asian="10pt" style:font-size-complex="10pt"/>
    </style:style>
    <style:style style:name="P67" style:family="paragraph" style:parent-style-name="Standard" style:list-style-name="L22">
      <style:paragraph-properties fo:text-align="start" style:justify-single-word="false"/>
      <style:text-properties style:font-name="Liberation Mono" fo:font-size="10pt" fo:language="fr" fo:country="FR" officeooo:rsid="00c96c20" officeooo:paragraph-rsid="05420685" style:font-size-asian="10pt" style:font-size-complex="10pt"/>
    </style:style>
    <style:style style:name="P68" style:family="paragraph" style:parent-style-name="Standard">
      <style:paragraph-properties fo:text-align="start" style:justify-single-word="false"/>
      <style:text-properties style:font-name="Liberation Mono" fo:font-size="10pt" fo:language="fr" fo:country="FR" officeooo:rsid="00c96c20" officeooo:paragraph-rsid="05420685"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d86fec" officeooo:paragraph-rsid="051fa56e" style:font-size-asian="10pt" style:font-size-complex="10pt"/>
    </style:style>
    <style:style style:name="P70" style:family="paragraph" style:parent-style-name="Standard" style:list-style-name="L22">
      <style:paragraph-properties fo:text-align="start" style:justify-single-word="false"/>
      <style:text-properties style:font-name="Liberation Mono" fo:font-size="10pt" fo:language="fr" fo:country="FR" officeooo:rsid="00d86fec" officeooo:paragraph-rsid="05420685" style:font-size-asian="10pt" style:font-size-complex="10pt"/>
    </style:style>
    <style:style style:name="P71" style:family="paragraph" style:parent-style-name="Standard">
      <style:paragraph-properties fo:text-align="start" style:justify-single-word="false"/>
      <style:text-properties style:font-name="Liberation Mono" fo:font-size="10pt" fo:language="fr" fo:country="FR" officeooo:rsid="00d86fec" officeooo:paragraph-rsid="05420685"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0e80f3a" officeooo:paragraph-rsid="051fa56e" style:font-size-asian="10pt" style:font-size-complex="10pt"/>
    </style:style>
    <style:style style:name="P73" style:family="paragraph" style:parent-style-name="Standard" style:list-style-name="L22">
      <style:paragraph-properties fo:text-align="start" style:justify-single-word="false"/>
      <style:text-properties style:font-name="Liberation Mono" fo:font-size="10pt" fo:language="fr" fo:country="FR" officeooo:rsid="00e80f3a" officeooo:paragraph-rsid="05420685"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0fddb05" officeooo:paragraph-rsid="051fa56e" style:font-size-asian="10pt" style:font-size-complex="10pt"/>
    </style:style>
    <style:style style:name="P75" style:family="paragraph" style:parent-style-name="Standard" style:list-style-name="L22">
      <style:paragraph-properties fo:text-align="start" style:justify-single-word="false"/>
      <style:text-properties style:font-name="Liberation Mono" fo:font-size="10pt" fo:language="fr" fo:country="FR" officeooo:rsid="00fddb05" officeooo:paragraph-rsid="05420685"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09e0ae" officeooo:paragraph-rsid="051fa56e" style:font-size-asian="10pt" style:font-size-complex="10pt"/>
    </style:style>
    <style:style style:name="P77" style:family="paragraph" style:parent-style-name="Standard" style:list-style-name="L22">
      <style:paragraph-properties fo:text-align="start" style:justify-single-word="false"/>
      <style:text-properties style:font-name="Liberation Mono" fo:font-size="10pt" fo:language="fr" fo:country="FR" officeooo:rsid="0109e0ae" officeooo:paragraph-rsid="05420685"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3cd4620" officeooo:paragraph-rsid="051fa56e" style:font-size-asian="10pt" style:font-size-complex="10pt"/>
    </style:style>
    <style:style style:name="P79" style:family="paragraph" style:parent-style-name="Standard">
      <style:paragraph-properties fo:text-align="start" style:justify-single-word="false"/>
      <style:text-properties style:font-name="Liberation Mono" fo:font-size="10pt" fo:language="fr" fo:country="FR" officeooo:rsid="03cd4620" officeooo:paragraph-rsid="05420685"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125b598" officeooo:paragraph-rsid="051fa56e" style:font-size-asian="10pt" style:font-size-complex="10pt"/>
    </style:style>
    <style:style style:name="P81" style:family="paragraph" style:parent-style-name="Standard" style:list-style-name="L22">
      <style:paragraph-properties fo:text-align="start" style:justify-single-word="false"/>
      <style:text-properties style:font-name="Liberation Mono" fo:font-size="10pt" fo:language="fr" fo:country="FR" officeooo:rsid="0125b598" officeooo:paragraph-rsid="05420685"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129aebb" officeooo:paragraph-rsid="051fa56e" style:font-size-asian="10pt" style:font-size-complex="10pt"/>
    </style:style>
    <style:style style:name="P83" style:family="paragraph" style:parent-style-name="Standard" style:list-style-name="L22">
      <style:paragraph-properties fo:text-align="start" style:justify-single-word="false"/>
      <style:text-properties style:font-name="Liberation Mono" fo:font-size="10pt" fo:language="fr" fo:country="FR" officeooo:rsid="0129aebb" officeooo:paragraph-rsid="05420685" style:font-size-asian="10pt" style:font-size-complex="10pt"/>
    </style:style>
    <style:style style:name="P84" style:family="paragraph" style:parent-style-name="Standard">
      <style:paragraph-properties fo:text-align="start" style:justify-single-word="false"/>
      <style:text-properties style:font-name="Liberation Mono" fo:font-size="10pt" fo:language="fr" fo:country="FR" officeooo:rsid="0129aebb" officeooo:paragraph-rsid="05420685" style:font-size-asian="10pt" style:font-size-complex="10pt"/>
    </style:style>
    <style:style style:name="P85" style:family="paragraph" style:parent-style-name="Standard" style:list-style-name="L6">
      <style:paragraph-properties fo:text-align="start" style:justify-single-word="false"/>
      <style:text-properties style:font-name="Liberation Mono" fo:font-size="10pt" fo:language="fr" fo:country="FR" officeooo:rsid="012e04d1" officeooo:paragraph-rsid="051fa56e" style:font-size-asian="10pt" style:font-size-complex="10pt"/>
    </style:style>
    <style:style style:name="P86" style:family="paragraph" style:parent-style-name="Standard" style:list-style-name="L22">
      <style:paragraph-properties fo:text-align="start" style:justify-single-word="false"/>
      <style:text-properties style:font-name="Liberation Mono" fo:font-size="10pt" fo:language="fr" fo:country="FR" officeooo:rsid="012e04d1" officeooo:paragraph-rsid="05420685" style:font-size-asian="10pt" style:font-size-complex="10pt"/>
    </style:style>
    <style:style style:name="P87" style:family="paragraph" style:parent-style-name="Standard" style:list-style-name="L6">
      <style:paragraph-properties fo:text-align="start" style:justify-single-word="false"/>
      <style:text-properties style:font-name="Liberation Mono" fo:font-size="10pt" fo:language="fr" fo:country="FR" officeooo:rsid="012f32a2" officeooo:paragraph-rsid="051fa56e" style:font-size-asian="10pt" style:font-size-complex="10pt"/>
    </style:style>
    <style:style style:name="P88" style:family="paragraph" style:parent-style-name="Standard" style:list-style-name="L22">
      <style:paragraph-properties fo:text-align="start" style:justify-single-word="false"/>
      <style:text-properties style:font-name="Liberation Mono" fo:font-size="10pt" fo:language="fr" fo:country="FR" officeooo:rsid="012f32a2" officeooo:paragraph-rsid="05420685" style:font-size-asian="10pt" style:font-size-complex="10pt"/>
    </style:style>
    <style:style style:name="P89" style:family="paragraph" style:parent-style-name="Standard">
      <style:paragraph-properties fo:text-align="start" style:justify-single-word="false"/>
      <style:text-properties style:font-name="Liberation Mono" fo:font-size="10pt" fo:language="fr" fo:country="FR" officeooo:rsid="012f32a2" officeooo:paragraph-rsid="05420685" style:font-size-asian="10pt" style:font-size-complex="10pt"/>
    </style:style>
    <style:style style:name="P90" style:family="paragraph" style:parent-style-name="Standard" style:list-style-name="L6">
      <style:paragraph-properties fo:text-align="start" style:justify-single-word="false"/>
      <style:text-properties style:font-name="Liberation Mono" fo:font-size="10pt" fo:language="fr" fo:country="FR" officeooo:rsid="013b71ad" officeooo:paragraph-rsid="051fa56e" style:font-size-asian="10pt" style:font-size-complex="10pt"/>
    </style:style>
    <style:style style:name="P91" style:family="paragraph" style:parent-style-name="Standard" style:list-style-name="L22">
      <style:paragraph-properties fo:text-align="start" style:justify-single-word="false"/>
      <style:text-properties style:font-name="Liberation Mono" fo:font-size="10pt" fo:language="fr" fo:country="FR" officeooo:rsid="013b71ad" officeooo:paragraph-rsid="05420685" style:font-size-asian="10pt" style:font-size-complex="10pt"/>
    </style:style>
    <style:style style:name="P92" style:family="paragraph" style:parent-style-name="Standard" style:list-style-name="L6">
      <style:paragraph-properties fo:text-align="start" style:justify-single-word="false"/>
      <style:text-properties style:font-name="Liberation Mono" fo:font-size="10pt" fo:language="fr" fo:country="FR" officeooo:rsid="015d8b8c" officeooo:paragraph-rsid="051fa56e" style:font-size-asian="10pt" style:font-size-complex="10pt"/>
    </style:style>
    <style:style style:name="P93" style:family="paragraph" style:parent-style-name="Standard" style:list-style-name="L22">
      <style:paragraph-properties fo:text-align="start" style:justify-single-word="false"/>
      <style:text-properties style:font-name="Liberation Mono" fo:font-size="10pt" fo:language="fr" fo:country="FR" officeooo:rsid="015d8b8c" officeooo:paragraph-rsid="05420685" style:font-size-asian="10pt" style:font-size-complex="10pt"/>
    </style:style>
    <style:style style:name="P94" style:family="paragraph" style:parent-style-name="Standard" style:list-style-name="L6">
      <style:paragraph-properties fo:text-align="start" style:justify-single-word="false"/>
      <style:text-properties style:font-name="Liberation Mono" fo:font-size="10pt" fo:language="fr" fo:country="FR" officeooo:rsid="020ee4b1" officeooo:paragraph-rsid="051fa56e" style:font-size-asian="10pt" style:font-size-complex="10pt"/>
    </style:style>
    <style:style style:name="P95" style:family="paragraph" style:parent-style-name="Standard" style:list-style-name="L22">
      <style:paragraph-properties fo:text-align="start" style:justify-single-word="false"/>
      <style:text-properties style:font-name="Liberation Mono" fo:font-size="10pt" fo:language="fr" fo:country="FR" officeooo:rsid="020ee4b1" officeooo:paragraph-rsid="05420685" style:font-size-asian="10pt" style:font-size-complex="10pt"/>
    </style:style>
    <style:style style:name="P96" style:family="paragraph" style:parent-style-name="Standard" style:list-style-name="L6">
      <style:paragraph-properties fo:text-align="start" style:justify-single-word="false"/>
      <style:text-properties style:font-name="Liberation Mono" fo:font-size="10pt" fo:language="fr" fo:country="FR" officeooo:rsid="02181c44" officeooo:paragraph-rsid="051fa56e" style:font-size-asian="10pt" style:font-size-complex="10pt"/>
    </style:style>
    <style:style style:name="P97" style:family="paragraph" style:parent-style-name="Standard" style:list-style-name="L22">
      <style:paragraph-properties fo:text-align="start" style:justify-single-word="false"/>
      <style:text-properties style:font-name="Liberation Mono" fo:font-size="10pt" fo:language="fr" fo:country="FR" officeooo:rsid="02181c44" officeooo:paragraph-rsid="05420685" style:font-size-asian="10pt" style:font-size-complex="10pt"/>
    </style:style>
    <style:style style:name="P98" style:family="paragraph" style:parent-style-name="Standard" style:list-style-name="L6">
      <style:paragraph-properties fo:text-align="start" style:justify-single-word="false"/>
      <style:text-properties style:font-name="Liberation Mono" fo:font-size="10pt" fo:language="fr" fo:country="FR" officeooo:rsid="04d20f11" officeooo:paragraph-rsid="051fa56e" style:font-size-asian="10pt" style:font-size-complex="10pt"/>
    </style:style>
    <style:style style:name="P99" style:family="paragraph" style:parent-style-name="Standard" style:list-style-name="L22">
      <style:paragraph-properties fo:text-align="start" style:justify-single-word="false"/>
      <style:text-properties style:font-name="Liberation Mono" fo:font-size="10pt" fo:language="fr" fo:country="FR" officeooo:rsid="04d20f11" officeooo:paragraph-rsid="05420685" style:font-size-asian="10pt" style:font-size-complex="10pt"/>
    </style:style>
    <style:style style:name="P100" style:family="paragraph" style:parent-style-name="Standard" style:list-style-name="L6">
      <style:paragraph-properties fo:text-align="start" style:justify-single-word="false"/>
      <style:text-properties style:font-name="Liberation Mono" fo:font-size="10pt" fo:language="fr" fo:country="FR" officeooo:rsid="04d21d0e" officeooo:paragraph-rsid="051fa56e" style:font-size-asian="10pt" style:font-size-complex="10pt"/>
    </style:style>
    <style:style style:name="P101" style:family="paragraph" style:parent-style-name="Standard" style:list-style-name="L22">
      <style:paragraph-properties fo:text-align="start" style:justify-single-word="false"/>
      <style:text-properties style:font-name="Liberation Mono" fo:font-size="10pt" fo:language="fr" fo:country="FR" officeooo:rsid="04d21d0e" officeooo:paragraph-rsid="05420685" style:font-size-asian="10pt" style:font-size-complex="10pt"/>
    </style:style>
    <style:style style:name="P102" style:family="paragraph" style:parent-style-name="Standard" style:list-style-name="L6">
      <style:paragraph-properties fo:text-align="start" style:justify-single-word="false"/>
      <style:text-properties style:font-name="Liberation Mono" fo:font-size="10pt" fo:language="fr" fo:country="FR" officeooo:rsid="04ec6885" officeooo:paragraph-rsid="051fa56e" style:font-size-asian="10pt" style:font-size-complex="10pt"/>
    </style:style>
    <style:style style:name="P103" style:family="paragraph" style:parent-style-name="Standard" style:list-style-name="L22">
      <style:paragraph-properties fo:text-align="start" style:justify-single-word="false"/>
      <style:text-properties style:font-name="Liberation Mono" fo:font-size="10pt" fo:language="fr" fo:country="FR" officeooo:rsid="04ec6885" officeooo:paragraph-rsid="05420685" style:font-size-asian="10pt" style:font-size-complex="10pt"/>
    </style:style>
    <style:style style:name="P104" style:family="paragraph" style:parent-style-name="Standard">
      <style:paragraph-properties fo:text-align="start" style:justify-single-word="false"/>
      <style:text-properties style:font-name="Liberation Mono" fo:font-size="10pt" fo:language="fr" fo:country="FR" officeooo:rsid="04ec6885" officeooo:paragraph-rsid="05420685" style:font-size-asian="10pt" style:font-size-complex="10pt"/>
    </style:style>
    <style:style style:name="P105" style:family="paragraph" style:parent-style-name="Standard" style:list-style-name="L8">
      <style:text-properties style:font-name="Liberation Mono" fo:font-size="10pt" fo:language="fr" fo:country="FR" officeooo:rsid="040d81b6" officeooo:paragraph-rsid="0509932f" style:font-size-asian="10pt" style:font-size-complex="10pt"/>
    </style:style>
    <style:style style:name="P106" style:family="paragraph" style:parent-style-name="Standard" style:list-style-name="L8">
      <style:text-properties style:font-name="Liberation Mono" fo:font-size="10pt" fo:language="fr" fo:country="FR" officeooo:rsid="041074fc" officeooo:paragraph-rsid="0509932f" style:font-size-asian="10pt" style:font-size-complex="10pt"/>
    </style:style>
    <style:style style:name="P107" style:family="paragraph" style:parent-style-name="Standard" style:list-style-name="L8">
      <style:text-properties style:font-name="Liberation Mono" fo:font-size="10pt" fo:language="fr" fo:country="FR" officeooo:rsid="04216297" officeooo:paragraph-rsid="0509932f" style:font-size-asian="10pt" style:font-size-complex="10pt"/>
    </style:style>
    <style:style style:name="P108" style:family="paragraph" style:parent-style-name="Standard" style:list-style-name="L8">
      <style:text-properties style:font-name="Liberation Mono" fo:font-size="10pt" fo:language="fr" fo:country="FR" officeooo:rsid="0426155c" officeooo:paragraph-rsid="0509932f" style:font-size-asian="10pt" style:font-size-complex="10pt"/>
    </style:style>
    <style:style style:name="P109" style:family="paragraph" style:parent-style-name="Standard" style:list-style-name="L9">
      <style:text-properties style:font-name="Liberation Mono" fo:font-size="10pt" fo:language="fr" fo:country="FR" officeooo:paragraph-rsid="0509932f" style:font-size-asian="10pt" style:font-size-complex="10pt"/>
    </style:style>
    <style:style style:name="P110" style:family="paragraph" style:parent-style-name="Standard" style:list-style-name="L9">
      <style:text-properties style:font-name="Liberation Mono" fo:font-size="10pt" fo:language="fr" fo:country="FR" officeooo:rsid="02b9c4eb" officeooo:paragraph-rsid="0509932f" style:font-size-asian="10pt" style:font-size-complex="10pt"/>
    </style:style>
    <style:style style:name="P111" style:family="paragraph" style:parent-style-name="Standard" style:list-style-name="L9">
      <style:text-properties style:font-name="Liberation Mono" fo:font-size="10pt" fo:language="fr" fo:country="FR" officeooo:rsid="001c02bb" officeooo:paragraph-rsid="0509932f" style:font-size-asian="10pt" style:font-size-complex="10pt"/>
    </style:style>
    <style:style style:name="P112" style:family="paragraph" style:parent-style-name="Standard" style:list-style-name="L9">
      <style:text-properties style:font-name="Liberation Mono" fo:font-size="10pt" fo:language="fr" fo:country="FR" officeooo:rsid="050f6830" officeooo:paragraph-rsid="0509932f" style:font-size-asian="10pt" style:font-size-complex="10pt"/>
    </style:style>
    <style:style style:name="P113" style:family="paragraph" style:parent-style-name="Standard" style:list-style-name="L9">
      <style:text-properties style:font-name="Liberation Mono" fo:font-size="10pt" fo:language="fr" fo:country="FR" officeooo:rsid="051cdfdd" officeooo:paragraph-rsid="0509932f" style:font-size-asian="10pt" style:font-size-complex="10pt"/>
    </style:style>
    <style:style style:name="P114" style:family="paragraph" style:parent-style-name="Standard" style:list-style-name="L9">
      <style:text-properties style:font-name="Liberation Mono" fo:font-size="10pt" fo:language="fr" fo:country="FR" officeooo:rsid="051fd0a0" officeooo:paragraph-rsid="0509932f" style:font-size-asian="10pt" style:font-size-complex="10pt"/>
    </style:style>
    <style:style style:name="P115" style:family="paragraph" style:parent-style-name="Standard" style:list-style-name="L9">
      <style:text-properties style:font-name="Liberation Mono" fo:font-size="10pt" fo:language="fr" fo:country="FR" officeooo:rsid="051b6700" officeooo:paragraph-rsid="0509932f" style:font-size-asian="10pt" style:font-size-complex="10pt"/>
    </style:style>
    <style:style style:name="P116" style:family="paragraph" style:parent-style-name="Standard" style:list-style-name="L9">
      <style:text-properties style:font-name="Liberation Mono" fo:font-size="10pt" fo:language="fr" fo:country="FR" officeooo:rsid="05096229" officeooo:paragraph-rsid="0509932f" style:font-size-asian="10pt" style:font-size-complex="10pt"/>
    </style:style>
    <style:style style:name="P117" style:family="paragraph" style:parent-style-name="Standard" style:list-style-name="L10">
      <style:text-properties style:font-name="Liberation Mono" fo:font-size="10pt" fo:language="fr" fo:country="FR" officeooo:rsid="00c2183e" officeooo:paragraph-rsid="053f042d" style:font-size-asian="10pt" style:font-size-complex="10pt"/>
    </style:style>
    <style:style style:name="P118" style:family="paragraph" style:parent-style-name="Standard">
      <style:paragraph-properties fo:text-align="start" style:justify-single-word="false"/>
      <style:text-properties style:font-name="Liberation Mono" fo:font-size="10pt" fo:language="fr" fo:country="FR" officeooo:rsid="000267cc" officeooo:paragraph-rsid="05420685" style:font-size-asian="10pt" style:font-size-complex="10pt"/>
    </style:style>
    <style:style style:name="P119" style:family="paragraph" style:parent-style-name="Standard">
      <style:text-properties style:font-name="Liberation Mono" fo:font-size="10pt" fo:language="fr" fo:country="FR" officeooo:rsid="026609ee" officeooo:paragraph-rsid="05420685" style:font-size-asian="10pt" style:font-size-complex="10pt"/>
    </style:style>
    <style:style style:name="P120" style:family="paragraph" style:parent-style-name="Standard">
      <style:text-properties style:font-name="Liberation Mono" fo:font-size="10pt" fo:language="fr" fo:country="FR" officeooo:rsid="0059a9c3" officeooo:paragraph-rsid="05420685" style:font-size-asian="10pt" style:font-size-complex="10pt"/>
    </style:style>
    <style:style style:name="P121" style:family="paragraph" style:parent-style-name="Standard">
      <style:text-properties style:font-name="Liberation Mono" fo:font-size="10pt" fo:language="fr" fo:country="FR" officeooo:rsid="01f502dc" officeooo:paragraph-rsid="05420685" style:font-size-asian="10pt" style:font-size-complex="10pt"/>
    </style:style>
    <style:style style:name="P122" style:family="paragraph" style:parent-style-name="Standard">
      <style:text-properties style:font-name="Liberation Mono" fo:font-size="10pt" fo:language="fr" fo:country="FR" officeooo:rsid="01f55db6" officeooo:paragraph-rsid="05420685" style:font-size-asian="10pt" style:font-size-complex="10pt"/>
    </style:style>
    <style:style style:name="P123" style:family="paragraph" style:parent-style-name="Standard">
      <style:text-properties style:font-name="Liberation Mono" fo:font-size="10pt" fo:language="fr" fo:country="FR" officeooo:rsid="0233a144" officeooo:paragraph-rsid="05420685" style:font-size-asian="10pt" style:font-size-complex="10pt"/>
    </style:style>
    <style:style style:name="P124" style:family="paragraph" style:parent-style-name="Standard">
      <style:text-properties style:font-name="Liberation Mono" fo:font-size="10pt" fo:language="fr" fo:country="FR" officeooo:rsid="025206e7" officeooo:paragraph-rsid="05420685" style:font-size-asian="10pt" style:font-size-complex="10pt"/>
    </style:style>
    <style:style style:name="P125" style:family="paragraph" style:parent-style-name="Standard">
      <style:text-properties style:font-name="Liberation Mono" fo:font-size="10pt" fo:language="fr" fo:country="FR" officeooo:rsid="022078af" officeooo:paragraph-rsid="05420685" style:font-size-asian="10pt" style:font-size-complex="10pt"/>
    </style:style>
    <style:style style:name="P126" style:family="paragraph" style:parent-style-name="Standard">
      <style:paragraph-properties fo:text-align="start" style:justify-single-word="false"/>
      <style:text-properties style:font-name="Liberation Mono" fo:font-size="10pt" fo:language="fr" fo:country="FR" officeooo:rsid="027e5231" officeooo:paragraph-rsid="05420685" style:font-size-asian="10pt" style:font-size-complex="10pt"/>
    </style:style>
    <style:style style:name="P127" style:family="paragraph" style:parent-style-name="Standard">
      <style:paragraph-properties fo:text-align="start" style:justify-single-word="false"/>
      <style:text-properties style:font-name="Liberation Mono" fo:font-size="10pt" fo:language="fr" fo:country="FR" officeooo:rsid="0193b2c4" officeooo:paragraph-rsid="05420685" style:font-size-asian="10pt" style:font-size-complex="10pt"/>
    </style:style>
    <style:style style:name="P128" style:family="paragraph" style:parent-style-name="Standard">
      <style:paragraph-properties fo:text-align="start" style:justify-single-word="false"/>
      <style:text-properties style:font-name="Liberation Mono" fo:font-size="10pt" fo:language="fr" fo:country="FR" officeooo:rsid="0193ee38" officeooo:paragraph-rsid="05420685" style:font-size-asian="10pt" style:font-size-complex="10pt"/>
    </style:style>
    <style:style style:name="P129" style:family="paragraph" style:parent-style-name="Standard">
      <style:paragraph-properties fo:text-align="start" style:justify-single-word="false"/>
      <style:text-properties style:font-name="Liberation Mono" fo:font-size="10pt" fo:language="fr" fo:country="FR" officeooo:rsid="020ac9d1" officeooo:paragraph-rsid="05420685" style:font-size-asian="10pt" style:font-size-complex="10pt"/>
    </style:style>
    <style:style style:name="P130" style:family="paragraph" style:parent-style-name="Standard">
      <style:text-properties style:font-name="Liberation Mono" fo:font-size="10pt" fo:language="fr" fo:country="FR" officeooo:paragraph-rsid="05420685" style:font-size-asian="10pt" style:font-size-complex="10pt"/>
    </style:style>
    <style:style style:name="P131" style:family="paragraph" style:parent-style-name="Standard" style:list-style-name="L4">
      <style:text-properties style:font-name="Liberation Mono" fo:font-size="10pt" fo:language="fr" fo:country="FR" fo:font-weight="bold" officeooo:rsid="027b713b" officeooo:paragraph-rsid="0509932f" style:font-size-asian="10pt" style:font-weight-asian="bold" style:font-size-complex="10pt" style:font-weight-complex="bold"/>
    </style:style>
    <style:style style:name="P132" style:family="paragraph" style:parent-style-name="Standard" style:list-style-name="L20">
      <style:text-properties style:font-name="Liberation Mono" fo:font-size="10pt" fo:language="fr" fo:country="FR" fo:font-weight="bold" officeooo:rsid="027b713b" officeooo:paragraph-rsid="05420685" style:font-size-asian="10pt" style:font-weight-asian="bold" style:font-size-complex="10pt" style:font-weight-complex="bold"/>
    </style:style>
    <style:style style:name="P133" style:family="paragraph" style:parent-style-name="Standard" style:list-style-name="L4">
      <style:text-properties style:font-name="Liberation Mono" fo:font-size="10pt" fo:language="fr" fo:country="FR" fo:font-weight="bold" officeooo:rsid="0498f940" officeooo:paragraph-rsid="0509932f" style:font-size-asian="10pt" style:font-weight-asian="bold" style:font-size-complex="10pt" style:font-weight-complex="bold"/>
    </style:style>
    <style:style style:name="P134" style:family="paragraph" style:parent-style-name="Standard" style:list-style-name="L20">
      <style:text-properties style:font-name="Liberation Mono" fo:font-size="10pt" fo:language="fr" fo:country="FR" fo:font-weight="bold" officeooo:rsid="0498f940" officeooo:paragraph-rsid="05420685" style:font-size-asian="10pt" style:font-weight-asian="bold" style:font-size-complex="10pt" style:font-weight-complex="bold"/>
    </style:style>
    <style:style style:name="P135" style:family="paragraph" style:parent-style-name="Standard" style:list-style-name="L4">
      <style:text-properties style:font-name="Liberation Mono" fo:font-size="10pt" fo:language="fr" fo:country="FR" fo:font-weight="bold" officeooo:rsid="049bbef1" officeooo:paragraph-rsid="0509932f" style:font-size-asian="10pt" style:font-weight-asian="bold" style:font-size-complex="10pt" style:font-weight-complex="bold"/>
    </style:style>
    <style:style style:name="P136" style:family="paragraph" style:parent-style-name="Standard" style:list-style-name="L20">
      <style:text-properties style:font-name="Liberation Mono" fo:font-size="10pt" fo:language="fr" fo:country="FR" fo:font-weight="bold" officeooo:rsid="049bbef1" officeooo:paragraph-rsid="05420685" style:font-size-asian="10pt" style:font-weight-asian="bold" style:font-size-complex="10pt" style:font-weight-complex="bold"/>
    </style:style>
    <style:style style:name="P137" style:family="paragraph" style:parent-style-name="Standard" style:list-style-name="L20">
      <style:text-properties style:font-name="Liberation Mono" fo:font-size="10pt" fo:language="fr" fo:country="FR" fo:font-weight="bold" officeooo:rsid="05565916" officeooo:paragraph-rsid="05420685" style:font-size-asian="10pt" style:font-weight-asian="bold" style:font-size-complex="10pt" style:font-weight-complex="bold"/>
    </style:style>
    <style:style style:name="P138" style:family="paragraph" style:parent-style-name="Standard" style:list-style-name="L6">
      <style:paragraph-properties fo:text-align="start" style:justify-single-word="false"/>
      <style:text-properties style:font-name="Liberation Mono" fo:font-size="10pt" fo:language="fr" fo:country="FR" officeooo:rsid="013cd036" officeooo:paragraph-rsid="051fa56e" fo:background-color="transparent" style:font-size-asian="10pt" style:font-size-complex="10pt"/>
    </style:style>
    <style:style style:name="P139" style:family="paragraph" style:parent-style-name="Standard" style:list-style-name="L22">
      <style:paragraph-properties fo:text-align="start" style:justify-single-word="false"/>
      <style:text-properties style:font-name="Liberation Mono" fo:font-size="10pt" fo:language="fr" fo:country="FR" officeooo:rsid="013cd036" officeooo:paragraph-rsid="05420685" fo:background-color="transparent" style:font-size-asian="10pt" style:font-size-complex="10pt"/>
    </style:style>
    <style:style style:name="P140" style:family="paragraph" style:parent-style-name="Standard">
      <style:paragraph-properties fo:text-align="start" style:justify-single-word="false"/>
      <style:text-properties style:font-name="Liberation Mono" fo:font-size="10pt" fo:language="fr" fo:country="FR" officeooo:rsid="013cd036" officeooo:paragraph-rsid="05420685" fo:background-color="transparent" style:font-size-asian="10pt" style:font-size-complex="10pt"/>
    </style:style>
    <style:style style:name="P141" style:family="paragraph" style:parent-style-name="Standard" style:list-style-name="L6">
      <style:paragraph-properties fo:text-align="start" style:justify-single-word="false"/>
      <style:text-properties style:font-name="Liberation Mono" fo:font-size="10pt" fo:language="fr" fo:country="FR" officeooo:rsid="013b71ad" officeooo:paragraph-rsid="051fa56e" fo:background-color="transparent" style:font-size-asian="10pt" style:font-size-complex="10pt"/>
    </style:style>
    <style:style style:name="P142" style:family="paragraph" style:parent-style-name="Standard" style:list-style-name="L22">
      <style:paragraph-properties fo:text-align="start" style:justify-single-word="false"/>
      <style:text-properties style:font-name="Liberation Mono" fo:font-size="10pt" fo:language="fr" fo:country="FR" officeooo:rsid="013b71ad" officeooo:paragraph-rsid="05420685" fo:background-color="transparent" style:font-size-asian="10pt" style:font-size-complex="10pt"/>
    </style:style>
    <style:style style:name="P143" style:family="paragraph" style:parent-style-name="Standard" style:list-style-name="L6">
      <style:paragraph-properties fo:text-align="start" style:justify-single-word="false"/>
      <style:text-properties style:font-name="Liberation Mono" fo:font-size="10pt" fo:language="fr" fo:country="FR" officeooo:rsid="018e7bf6" officeooo:paragraph-rsid="051fa56e" fo:background-color="transparent" style:font-size-asian="10pt" style:font-size-complex="10pt"/>
    </style:style>
    <style:style style:name="P144" style:family="paragraph" style:parent-style-name="Standard" style:list-style-name="L22">
      <style:paragraph-properties fo:text-align="start" style:justify-single-word="false"/>
      <style:text-properties style:font-name="Liberation Mono" fo:font-size="10pt" fo:language="fr" fo:country="FR" officeooo:rsid="018e7bf6" officeooo:paragraph-rsid="05533108" fo:background-color="transparent" style:font-size-asian="10pt" style:font-size-complex="10pt"/>
    </style:style>
    <style:style style:name="P145" style:family="paragraph" style:parent-style-name="Standard">
      <style:paragraph-properties fo:text-align="start" style:justify-single-word="false"/>
      <style:text-properties style:font-name="Liberation Mono" fo:font-size="10pt" fo:language="fr" fo:country="FR" officeooo:rsid="018e7bf6" officeooo:paragraph-rsid="05420685" fo:background-color="transparent" style:font-size-asian="10pt" style:font-size-complex="10pt"/>
    </style:style>
    <style:style style:name="P146" style:family="paragraph" style:parent-style-name="Standard" style:list-style-name="L7">
      <style:paragraph-properties fo:text-align="start" style:justify-single-word="false"/>
      <style:text-properties style:font-name="Liberation Mono" fo:font-size="10pt" fo:language="fr" fo:country="FR" officeooo:rsid="026b575e" officeooo:paragraph-rsid="051fa56e" fo:background-color="transparent" style:font-size-asian="10pt" style:font-size-complex="10pt"/>
    </style:style>
    <style:style style:name="P147" style:family="paragraph" style:parent-style-name="Standard" style:list-style-name="L23">
      <style:paragraph-properties fo:text-align="start" style:justify-single-word="false"/>
      <style:text-properties style:font-name="Liberation Mono" fo:font-size="10pt" fo:language="fr" fo:country="FR" officeooo:rsid="026b575e" officeooo:paragraph-rsid="05420685" fo:background-color="transparent" style:font-size-asian="10pt" style:font-size-complex="10pt"/>
    </style:style>
    <style:style style:name="P148" style:family="paragraph" style:parent-style-name="Standard" style:list-style-name="L7">
      <style:paragraph-properties fo:text-align="start" style:justify-single-word="false"/>
      <style:text-properties style:font-name="Liberation Mono" fo:font-size="10pt" fo:language="fr" fo:country="FR" officeooo:rsid="0270f3a3" officeooo:paragraph-rsid="051fa56e" fo:background-color="transparent" style:font-size-asian="10pt" style:font-size-complex="10pt"/>
    </style:style>
    <style:style style:name="P149" style:family="paragraph" style:parent-style-name="Standard" style:list-style-name="L23">
      <style:paragraph-properties fo:text-align="start" style:justify-single-word="false"/>
      <style:text-properties style:font-name="Liberation Mono" fo:font-size="10pt" fo:language="fr" fo:country="FR" officeooo:rsid="0270f3a3" officeooo:paragraph-rsid="05420685" fo:background-color="transparent" style:font-size-asian="10pt" style:font-size-complex="10pt"/>
    </style:style>
    <style:style style:name="P150" style:family="paragraph" style:parent-style-name="Standard" style:list-style-name="L7">
      <style:paragraph-properties fo:text-align="start" style:justify-single-word="false"/>
      <style:text-properties style:font-name="Liberation Mono" fo:font-size="10pt" fo:language="fr" fo:country="FR" officeooo:rsid="0276d58c" officeooo:paragraph-rsid="051fa56e" fo:background-color="transparent" style:font-size-asian="10pt" style:font-size-complex="10pt"/>
    </style:style>
    <style:style style:name="P151" style:family="paragraph" style:parent-style-name="Standard" style:list-style-name="L23">
      <style:paragraph-properties fo:text-align="start" style:justify-single-word="false"/>
      <style:text-properties style:font-name="Liberation Mono" fo:font-size="10pt" fo:language="fr" fo:country="FR" officeooo:rsid="0276d58c" officeooo:paragraph-rsid="05420685" fo:background-color="transparent" style:font-size-asian="10pt" style:font-size-complex="10pt"/>
    </style:style>
    <style:style style:name="P152" style:family="paragraph" style:parent-style-name="Standard" style:list-style-name="L7">
      <style:paragraph-properties fo:text-align="start" style:justify-single-word="false"/>
      <style:text-properties style:font-name="Liberation Mono" fo:font-size="10pt" fo:language="fr" fo:country="FR" officeooo:rsid="027d681b" officeooo:paragraph-rsid="051fa56e" fo:background-color="transparent" style:font-size-asian="10pt" style:font-size-complex="10pt"/>
    </style:style>
    <style:style style:name="P153" style:family="paragraph" style:parent-style-name="Standard" style:list-style-name="L23">
      <style:paragraph-properties fo:text-align="start" style:justify-single-word="false"/>
      <style:text-properties style:font-name="Liberation Mono" fo:font-size="10pt" fo:language="fr" fo:country="FR" officeooo:rsid="027d681b" officeooo:paragraph-rsid="05420685" fo:background-color="transparent" style:font-size-asian="10pt" style:font-size-complex="10pt"/>
    </style:style>
    <style:style style:name="P154" style:family="paragraph" style:parent-style-name="Standard" style:list-style-name="L7">
      <style:paragraph-properties fo:text-align="start" style:justify-single-word="false"/>
      <style:text-properties style:font-name="Liberation Mono" fo:font-size="10pt" fo:language="fr" fo:country="FR" officeooo:rsid="0280f42e" officeooo:paragraph-rsid="051fa56e" fo:background-color="transparent" style:font-size-asian="10pt" style:font-size-complex="10pt"/>
    </style:style>
    <style:style style:name="P155" style:family="paragraph" style:parent-style-name="Standard" style:list-style-name="L23">
      <style:paragraph-properties fo:text-align="start" style:justify-single-word="false"/>
      <style:text-properties style:font-name="Liberation Mono" fo:font-size="10pt" fo:language="fr" fo:country="FR" officeooo:rsid="0280f42e" officeooo:paragraph-rsid="05420685" fo:background-color="transparent" style:font-size-asian="10pt" style:font-size-complex="10pt"/>
    </style:style>
    <style:style style:name="P156" style:family="paragraph" style:parent-style-name="Standard" style:list-style-name="L7">
      <style:paragraph-properties fo:text-align="start" style:justify-single-word="false"/>
      <style:text-properties style:font-name="Liberation Mono" fo:font-size="10pt" fo:language="fr" fo:country="FR" officeooo:rsid="0285ce78" officeooo:paragraph-rsid="051fa56e" fo:background-color="transparent" style:font-size-asian="10pt" style:font-size-complex="10pt"/>
    </style:style>
    <style:style style:name="P157" style:family="paragraph" style:parent-style-name="Standard" style:list-style-name="L23">
      <style:paragraph-properties fo:text-align="start" style:justify-single-word="false"/>
      <style:text-properties style:font-name="Liberation Mono" fo:font-size="10pt" fo:language="fr" fo:country="FR" officeooo:rsid="0285ce78" officeooo:paragraph-rsid="05420685" fo:background-color="transparent" style:font-size-asian="10pt" style:font-size-complex="10pt"/>
    </style:style>
    <style:style style:name="P158" style:family="paragraph" style:parent-style-name="Standard" style:list-style-name="L7">
      <style:paragraph-properties fo:text-align="start" style:justify-single-word="false"/>
      <style:text-properties style:font-name="Liberation Mono" fo:font-size="10pt" fo:language="fr" fo:country="FR" officeooo:rsid="028dbeca" officeooo:paragraph-rsid="051fa56e" fo:background-color="transparent" style:font-size-asian="10pt" style:font-size-complex="10pt"/>
    </style:style>
    <style:style style:name="P159" style:family="paragraph" style:parent-style-name="Standard" style:list-style-name="L23">
      <style:paragraph-properties fo:text-align="start" style:justify-single-word="false"/>
      <style:text-properties style:font-name="Liberation Mono" fo:font-size="10pt" fo:language="fr" fo:country="FR" officeooo:rsid="028dbeca" officeooo:paragraph-rsid="05420685" fo:background-color="transparent" style:font-size-asian="10pt" style:font-size-complex="10pt"/>
    </style:style>
    <style:style style:name="P160" style:family="paragraph" style:parent-style-name="Standard">
      <style:paragraph-properties fo:text-align="start" style:justify-single-word="false"/>
      <style:text-properties style:font-name="Liberation Mono" fo:font-size="10pt" fo:language="fr" fo:country="FR" officeooo:rsid="028dbeca" officeooo:paragraph-rsid="05420685" fo:background-color="transparent" style:font-size-asian="10pt" style:font-size-complex="10pt"/>
    </style:style>
    <style:style style:name="P161" style:family="paragraph" style:parent-style-name="Standard">
      <style:paragraph-properties fo:text-align="start" style:justify-single-word="false"/>
      <style:text-properties style:font-name="Liberation Mono" fo:font-size="10pt" fo:language="fr" fo:country="FR" officeooo:rsid="02e7e5a6" officeooo:paragraph-rsid="05420685" fo:background-color="transparent" style:font-size-asian="10pt" style:font-size-complex="10pt"/>
    </style:style>
    <style:style style:name="P162" style:family="paragraph" style:parent-style-name="Standard">
      <style:paragraph-properties fo:text-align="start" style:justify-single-word="false"/>
      <style:text-properties style:font-name="Liberation Mono" fo:font-size="10pt" fo:language="fr" fo:country="FR" officeooo:rsid="0235c48f" officeooo:paragraph-rsid="05420685" fo:background-color="transparent" style:font-size-asian="10pt" style:font-size-complex="10pt"/>
    </style:style>
    <style:style style:name="P163" style:family="paragraph" style:parent-style-name="Standard">
      <style:paragraph-properties fo:text-align="start" style:justify-single-word="false"/>
      <style:text-properties style:font-name="Liberation Mono" fo:font-size="10pt" fo:language="fr" fo:country="FR" officeooo:rsid="023ce556" officeooo:paragraph-rsid="05420685" fo:background-color="transparent" style:font-size-asian="10pt" style:font-size-complex="10pt"/>
    </style:style>
    <style:style style:name="P164"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1fa56e" style:font-size-asian="10pt" style:font-style-asian="italic" style:font-weight-asian="bold" style:font-size-complex="10pt" style:font-style-complex="italic" style:font-weight-complex="bold"/>
    </style:style>
    <style:style style:name="P165" style:family="paragraph" style:parent-style-name="Standard" style:list-style-name="L22">
      <style:paragraph-properties fo:text-align="start" style:justify-single-word="false"/>
      <style:text-properties style:font-name="Liberation Mono" fo:font-size="10pt" fo:language="fr" fo:country="FR" fo:font-style="italic" fo:font-weight="bold" officeooo:rsid="04d21d0e" officeooo:paragraph-rsid="05420685" style:font-size-asian="10pt" style:font-style-asian="italic" style:font-weight-asian="bold" style:font-size-complex="10pt" style:font-style-complex="italic" style:font-weight-complex="bold"/>
    </style:style>
    <style:style style:name="P166" style:family="paragraph" style:parent-style-name="Standard" style:list-style-name="L9">
      <style:text-properties style:font-name="Liberation Mono" fo:font-size="10pt" fo:language="fr" fo:country="FR" fo:font-style="italic" fo:font-weight="bold" officeooo:rsid="050ad23b" officeooo:paragraph-rsid="0509932f" style:font-size-asian="10pt" style:font-size-complex="10pt"/>
    </style:style>
    <style:style style:name="P167" style:family="paragraph" style:parent-style-name="Standard" style:list-style-name="L9">
      <style:text-properties style:font-name="Liberation Mono" fo:font-size="10pt" fo:language="fr" fo:country="FR" fo:font-style="italic" fo:font-weight="bold" officeooo:rsid="053c1bff" officeooo:paragraph-rsid="0509932f" style:font-size-asian="10pt" style:font-size-complex="10pt"/>
    </style:style>
    <style:style style:name="P16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1fa56e" fo:background-color="transparent" style:font-size-asian="10pt" style:font-style-asian="normal" style:font-weight-asian="normal" style:font-size-complex="10pt" style:font-style-complex="normal" style:font-weight-complex="normal"/>
    </style:style>
    <style:style style:name="P169" style:family="paragraph" style:parent-style-name="Standard" style:list-style-name="L23">
      <style:paragraph-properties fo:text-align="start" style:justify-single-word="false"/>
      <style:text-properties style:font-name="Liberation Mono"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170"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1fa56e" fo:background-color="transparent" style:font-size-asian="10pt" style:font-style-asian="normal" style:font-weight-asian="normal" style:font-size-complex="10pt" style:font-style-complex="normal" style:font-weight-complex="normal"/>
    </style:style>
    <style:style style:name="P171" style:family="paragraph" style:parent-style-name="Standard" style:list-style-name="L23">
      <style:paragraph-properties fo:text-align="start" style:justify-single-word="false"/>
      <style:text-properties style:font-name="Liberation Mono"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172"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1fa56e" fo:background-color="transparent" style:font-size-asian="10pt" style:font-style-asian="normal" style:font-weight-asian="normal" style:font-size-complex="10pt" style:font-style-complex="normal" style:font-weight-complex="normal"/>
    </style:style>
    <style:style style:name="P173" style:family="paragraph" style:parent-style-name="Standard" style:list-style-name="L23">
      <style:paragraph-properties fo:text-align="start" style:justify-single-word="false"/>
      <style:text-properties style:font-name="Liberation Mono" fo:font-size="10pt" fo:language="fr" fo:country="FR" fo:font-style="normal" fo:font-weight="normal" officeooo:rsid="029d9483" officeooo:paragraph-rsid="05420685" fo:background-color="transparent" style:font-size-asian="10pt" style:font-style-asian="normal" style:font-weight-asian="normal" style:font-size-complex="10pt" style:font-style-complex="normal" style:font-weight-complex="normal"/>
    </style:style>
    <style:style style:name="P174"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9932f" style:font-size-asian="10pt" style:font-weight-asian="bold" style:font-size-complex="10pt" style:font-weight-complex="bold"/>
    </style:style>
    <style:style style:name="P175" style:family="paragraph" style:parent-style-name="Standard" style:list-style-name="L10">
      <style:text-properties style:font-name="Liberation Mono" fo:font-size="10pt" fo:language="fr" fo:country="FR" fo:font-weight="normal" officeooo:rsid="044dd9f4" officeooo:paragraph-rsid="0509932f" style:font-size-asian="8.75pt" style:font-weight-asian="normal" style:font-size-complex="10pt" style:font-weight-complex="normal"/>
    </style:style>
    <style:style style:name="P176" style:family="paragraph" style:parent-style-name="Standard" style:list-style-name="L10">
      <style:text-properties style:font-name="Liberation Mono" fo:font-size="10pt" fo:language="fr" fo:country="FR" officeooo:rsid="0149f9d4" officeooo:paragraph-rsid="0509932f" style:font-size-asian="8.75pt" style:font-size-complex="10pt"/>
    </style:style>
    <style:style style:name="P177" style:family="paragraph" style:parent-style-name="Standard" style:list-style-name="L10">
      <style:text-properties style:font-name="Liberation Mono" fo:font-size="10pt" officeooo:rsid="007f1491" officeooo:paragraph-rsid="0509932f" style:font-size-asian="10pt" style:font-size-complex="10pt"/>
    </style:style>
    <style:style style:name="P178" style:family="paragraph" style:parent-style-name="Standard" style:list-style-name="L10">
      <style:text-properties style:font-name="Liberation Mono" fo:font-size="10pt" officeooo:rsid="00880e99" officeooo:paragraph-rsid="0509932f" style:font-size-asian="10pt" style:font-size-complex="10pt"/>
    </style:style>
    <style:style style:name="P179" style:family="paragraph" style:parent-style-name="Standard" style:list-style-name="L10">
      <style:text-properties style:font-name="Liberation Mono" fo:font-size="10pt" officeooo:rsid="0088e11a" officeooo:paragraph-rsid="0509932f" style:font-size-asian="10pt" style:font-size-complex="10pt"/>
    </style:style>
    <style:style style:name="P180" style:family="paragraph" style:parent-style-name="Standard" style:list-style-name="L10">
      <style:text-properties style:font-name="Liberation Mono" fo:font-size="10pt" officeooo:rsid="008b3c0b" officeooo:paragraph-rsid="0509932f" style:font-size-asian="10pt" style:font-size-complex="10pt"/>
    </style:style>
    <style:style style:name="P181" style:family="paragraph" style:parent-style-name="Standard" style:list-style-name="L10">
      <style:text-properties style:font-name="Liberation Mono" fo:font-size="10pt" officeooo:rsid="008f1492" officeooo:paragraph-rsid="0509932f" style:font-size-asian="10pt" style:font-size-complex="10pt"/>
    </style:style>
    <style:style style:name="P182" style:family="paragraph" style:parent-style-name="Standard" style:list-style-name="L10">
      <style:text-properties style:font-name="Liberation Mono" fo:font-size="10pt" officeooo:rsid="0090e721" officeooo:paragraph-rsid="0509932f" style:font-size-asian="10pt" style:font-size-complex="10pt"/>
    </style:style>
    <style:style style:name="P183" style:family="paragraph" style:parent-style-name="Standard" style:list-style-name="L10">
      <style:text-properties style:font-name="Liberation Mono" fo:font-size="10pt" officeooo:rsid="00ad0a70" officeooo:paragraph-rsid="0509932f" style:font-size-asian="10pt" style:font-size-complex="10pt"/>
    </style:style>
    <style:style style:name="P184" style:family="paragraph" style:parent-style-name="Standard">
      <style:paragraph-properties fo:text-align="start" style:justify-single-word="false"/>
      <style:text-properties style:font-name="Liberation Mono" fo:font-size="10pt" officeooo:rsid="057c324d" officeooo:paragraph-rsid="05420685" style:font-size-asian="10pt" style:font-size-complex="10pt"/>
    </style:style>
    <style:style style:name="P185" style:family="paragraph" style:parent-style-name="Standard" style:list-style-name="L10">
      <style:text-properties style:font-name="Liberation Mono" fo:font-size="10pt" officeooo:rsid="00e24910" officeooo:paragraph-rsid="0509932f" style:font-size-asian="8.75pt" style:font-size-complex="10pt"/>
    </style:style>
    <style:style style:name="P186"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1fa56e" style:font-size-asian="9pt" style:font-style-asian="italic" style:font-weight-asian="bold" style:font-size-complex="9pt" style:font-style-complex="italic" style:font-weight-complex="bold"/>
    </style:style>
    <style:style style:name="P187" style:family="paragraph" style:parent-style-name="Standard" style:list-style-name="L22">
      <style:paragraph-properties fo:text-align="start" style:justify-single-word="false"/>
      <style:text-properties style:font-name="Liberation Mono" fo:font-size="9pt" fo:language="fr" fo:country="FR" fo:font-style="italic" fo:font-weight="bold" officeooo:rsid="0115a8c5" officeooo:paragraph-rsid="05420685" style:font-size-asian="9pt" style:font-style-asian="italic" style:font-weight-asian="bold" style:font-size-complex="9pt" style:font-style-complex="italic" style:font-weight-complex="bold"/>
    </style:style>
    <style:style style:name="P188"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1fa56e" style:font-size-asian="9pt" style:font-style-asian="italic" style:font-weight-asian="bold" style:font-size-complex="9pt" style:font-style-complex="italic" style:font-weight-complex="bold"/>
    </style:style>
    <style:style style:name="P189" style:family="paragraph" style:parent-style-name="Standard" style:list-style-name="L22">
      <style:paragraph-properties fo:text-align="start" style:justify-single-word="false"/>
      <style:text-properties style:font-name="Liberation Mono" fo:font-size="9pt" fo:language="fr" fo:country="FR" fo:font-style="italic" fo:font-weight="bold" officeooo:rsid="011f7b8a" officeooo:paragraph-rsid="05420685" style:font-size-asian="9pt" style:font-style-asian="italic" style:font-weight-asian="bold" style:font-size-complex="9pt" style:font-style-complex="italic" style:font-weight-complex="bold"/>
    </style:style>
    <style:style style:name="P190" style:family="paragraph" style:parent-style-name="Standard" style:list-style-name="L22">
      <style:paragraph-properties fo:text-align="start" style:justify-single-word="false"/>
      <style:text-properties style:font-name="Liberation Mono" fo:font-size="9pt" fo:language="fr" fo:country="FR" fo:font-style="italic" fo:font-weight="bold" officeooo:rsid="05bdd560" officeooo:paragraph-rsid="05420685" style:font-size-asian="9pt" style:font-style-asian="italic" style:font-weight-asian="bold" style:font-size-complex="9pt" style:font-style-complex="italic" style:font-weight-complex="bold"/>
    </style:style>
    <style:style style:name="P191" style:family="paragraph" style:parent-style-name="Standard" style:list-style-name="L6">
      <style:paragraph-properties fo:text-align="start" style:justify-single-word="false"/>
      <style:text-properties style:font-name="Liberation Mono" officeooo:paragraph-rsid="051fa56e"/>
    </style:style>
    <style:style style:name="P192" style:family="paragraph" style:parent-style-name="Standard" style:list-style-name="L22">
      <style:paragraph-properties fo:text-align="start" style:justify-single-word="false"/>
      <style:text-properties style:font-name="Liberation Mono" officeooo:paragraph-rsid="05420685"/>
    </style:style>
    <style:style style:name="P193" style:family="paragraph" style:parent-style-name="Standard" style:list-style-name="L8">
      <style:text-properties style:font-name="Liberation Mono" fo:font-size="11pt" fo:language="fr" fo:country="FR" fo:font-weight="bold" officeooo:rsid="03fe3f76" officeooo:paragraph-rsid="0509932f" style:font-size-asian="11pt" style:font-weight-asian="bold" style:font-size-complex="11pt" style:font-weight-complex="bold"/>
    </style:style>
    <style:style style:name="P194" style:family="paragraph" style:parent-style-name="Standard" style:list-style-name="L9">
      <style:text-properties style:font-name="Liberation Mono" fo:font-size="11pt" fo:language="fr" fo:country="FR" fo:font-weight="bold" officeooo:paragraph-rsid="0509932f" style:font-size-asian="11pt" style:font-weight-asian="bold" style:font-size-complex="11pt" style:font-weight-complex="bold"/>
    </style:style>
    <style:style style:name="P195" style:family="paragraph" style:parent-style-name="Standard" style:list-style-name="L9">
      <style:text-properties style:font-name="Liberation Mono" fo:font-size="11pt" fo:language="fr" fo:country="FR" fo:font-weight="bold" officeooo:rsid="0028dbf2" officeooo:paragraph-rsid="0509932f" style:font-size-asian="11pt" style:font-weight-asian="bold" style:font-size-complex="11pt" style:font-weight-complex="bold"/>
    </style:style>
    <style:style style:name="P196" style:family="paragraph" style:parent-style-name="Standard" style:list-style-name="L10">
      <style:text-properties style:font-name="Liberation Mono" fo:font-size="11pt" fo:language="fr" fo:country="FR" fo:font-weight="bold" officeooo:paragraph-rsid="0509932f" style:font-size-asian="11pt" style:font-weight-asian="bold" style:font-size-complex="11pt" style:font-weight-complex="bold"/>
    </style:style>
    <style:style style:name="P197" style:family="paragraph" style:parent-style-name="Standard" style:list-style-name="L10">
      <style:text-properties style:font-name="Liberation Mono" fo:font-size="11pt" fo:language="fr" fo:country="FR" fo:font-weight="bold" officeooo:rsid="030afd06" officeooo:paragraph-rsid="050d3ec1" style:font-size-asian="11pt" style:font-weight-asian="bold" style:font-size-complex="11pt" style:font-weight-complex="bold"/>
    </style:style>
    <style:style style:name="P198" style:family="paragraph" style:parent-style-name="Standard" style:list-style-name="L10">
      <style:text-properties style:font-name="Liberation Mono" fo:font-size="11pt" fo:language="fr" fo:country="FR" fo:font-weight="bold" officeooo:rsid="00aecd4a" officeooo:paragraph-rsid="0509932f" style:font-size-asian="11pt" style:font-weight-asian="bold" style:font-size-complex="11pt" style:font-weight-complex="bold"/>
    </style:style>
    <style:style style:name="P199" style:family="paragraph" style:parent-style-name="Standard" style:list-style-name="L10">
      <style:text-properties style:font-name="Liberation Mono" fo:font-size="11pt" fo:language="fr" fo:country="FR" fo:font-weight="bold" officeooo:rsid="0174f2f4" officeooo:paragraph-rsid="0509932f" style:font-size-asian="11pt" style:font-weight-asian="bold" style:font-size-complex="11pt" style:font-weight-complex="bold"/>
    </style:style>
    <style:style style:name="P200" style:family="paragraph" style:parent-style-name="Standard">
      <style:text-properties style:font-name="Liberation Mono" fo:language="fr" fo:country="FR" officeooo:rsid="026609ee" officeooo:paragraph-rsid="05420685"/>
    </style:style>
    <style:style style:name="P201" style:family="paragraph" style:parent-style-name="Standard" style:list-style-name="L22">
      <style:paragraph-properties fo:text-align="start" style:justify-single-word="false"/>
      <style:text-properties style:font-name="Liberation Mono" officeooo:rsid="0571060b" officeooo:paragraph-rsid="05420685"/>
    </style:style>
    <style:style style:name="P202" style:family="paragraph" style:parent-style-name="Standard" style:list-style-name="L22">
      <style:paragraph-properties fo:text-align="start" style:justify-single-word="false"/>
      <style:text-properties style:font-name="Liberation Mono" officeooo:rsid="0594f03f" officeooo:paragraph-rsid="05420685"/>
    </style:style>
    <style:style style:name="P203" style:family="paragraph" style:parent-style-name="Standard" style:list-style-name="L22">
      <style:paragraph-properties fo:text-align="start" style:justify-single-word="false"/>
      <style:text-properties style:font-name="Liberation Mono" officeooo:rsid="05a8c8cc" officeooo:paragraph-rsid="05420685"/>
    </style:style>
    <style:style style:name="P204" style:family="paragraph" style:parent-style-name="Standard" style:list-style-name="L3">
      <style:text-properties fo:font-weight="bold" officeooo:paragraph-rsid="0509932f" style:font-weight-asian="bold" style:font-weight-complex="bold"/>
    </style:style>
    <style:style style:name="P205" style:family="paragraph" style:parent-style-name="Standard" style:list-style-name="L4">
      <style:text-properties fo:font-weight="bold" officeooo:paragraph-rsid="0509932f" style:font-weight-asian="bold" style:font-weight-complex="bold"/>
    </style:style>
    <style:style style:name="P206" style:family="paragraph" style:parent-style-name="Standard" style:list-style-name="L19">
      <style:text-properties fo:font-weight="bold" officeooo:paragraph-rsid="05420685" style:font-weight-asian="bold" style:font-weight-complex="bold"/>
    </style:style>
    <style:style style:name="P207" style:family="paragraph" style:parent-style-name="Standard" style:list-style-name="L20">
      <style:text-properties fo:font-weight="bold" officeooo:paragraph-rsid="05420685" style:font-weight-asian="bold" style:font-weight-complex="bold"/>
    </style:style>
    <style:style style:name="P208" style:family="paragraph" style:parent-style-name="Standard" style:list-style-name="L3">
      <style:text-properties officeooo:rsid="003253a9" officeooo:paragraph-rsid="0509932f"/>
    </style:style>
    <style:style style:name="P209" style:family="paragraph" style:parent-style-name="Standard" style:list-style-name="L19">
      <style:text-properties officeooo:rsid="003253a9" officeooo:paragraph-rsid="05420685"/>
    </style:style>
    <style:style style:name="P210" style:family="paragraph" style:parent-style-name="Standard" style:list-style-name="L3">
      <style:text-properties officeooo:rsid="00355792" officeooo:paragraph-rsid="0509932f"/>
    </style:style>
    <style:style style:name="P211" style:family="paragraph" style:parent-style-name="Standard" style:list-style-name="L19">
      <style:text-properties officeooo:rsid="00355792" officeooo:paragraph-rsid="05420685"/>
    </style:style>
    <style:style style:name="P212" style:family="paragraph" style:parent-style-name="Standard" style:list-style-name="L3">
      <style:text-properties officeooo:rsid="00366e0e" officeooo:paragraph-rsid="0509932f"/>
    </style:style>
    <style:style style:name="P213" style:family="paragraph" style:parent-style-name="Standard" style:list-style-name="L19">
      <style:text-properties officeooo:rsid="00366e0e" officeooo:paragraph-rsid="05420685"/>
    </style:style>
    <style:style style:name="P214" style:family="paragraph" style:parent-style-name="Standard" style:list-style-name="L3">
      <style:text-properties officeooo:rsid="00383090" officeooo:paragraph-rsid="0509932f"/>
    </style:style>
    <style:style style:name="P215" style:family="paragraph" style:parent-style-name="Standard" style:list-style-name="L19">
      <style:text-properties officeooo:rsid="00383090" officeooo:paragraph-rsid="05420685"/>
    </style:style>
    <style:style style:name="P216" style:family="paragraph" style:parent-style-name="Standard" style:list-style-name="L3">
      <style:text-properties officeooo:rsid="003b848b" officeooo:paragraph-rsid="0509932f"/>
    </style:style>
    <style:style style:name="P217" style:family="paragraph" style:parent-style-name="Standard" style:list-style-name="L19">
      <style:text-properties officeooo:rsid="003b848b" officeooo:paragraph-rsid="05420685"/>
    </style:style>
    <style:style style:name="P218"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1fa56e" style:font-size-asian="10pt" style:font-style-asian="normal" style:font-weight-asian="normal" style:font-size-complex="10pt" style:font-style-complex="normal" style:font-weight-complex="normal"/>
    </style:style>
    <style:style style:name="P219" style:family="paragraph" style:parent-style-name="Standard" style:list-style-name="L21">
      <style:text-properties fo:color="#000000" style:font-name="Liberation Mono" fo:font-size="10pt" fo:language="fr" fo:country="FR" fo:font-style="normal" style:text-underline-style="none" fo:font-weight="normal" officeooo:rsid="034bbce6" officeooo:paragraph-rsid="05420685" style:font-size-asian="10pt" style:font-style-asian="normal" style:font-weight-asian="normal" style:font-size-complex="10pt" style:font-style-complex="normal" style:font-weight-complex="normal"/>
    </style:style>
    <style:style style:name="P220"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1fa56e" style:font-size-asian="10pt" style:font-style-asian="normal" style:font-weight-asian="normal" style:font-size-complex="10pt" style:font-style-complex="normal" style:font-weight-complex="normal"/>
    </style:style>
    <style:style style:name="P221" style:family="paragraph" style:parent-style-name="Standard" style:list-style-name="L21">
      <style:text-properties fo:color="#000000" style:font-name="Liberation Mono"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222"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1fa56e" style:font-size-asian="10pt" style:font-style-asian="normal" style:font-weight-asian="normal" style:font-size-complex="10pt" style:font-style-complex="normal" style:font-weight-complex="normal"/>
    </style:style>
    <style:style style:name="P223" style:family="paragraph" style:parent-style-name="Standard" style:list-style-name="L21">
      <style:text-properties fo:color="#000000" style:font-name="Liberation Mono"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224"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1fa56e" style:font-size-asian="10pt" style:font-style-asian="normal" style:font-weight-asian="normal" style:font-size-complex="10pt" style:font-style-complex="normal" style:font-weight-complex="normal"/>
    </style:style>
    <style:style style:name="P225" style:family="paragraph" style:parent-style-name="Standard" style:list-style-name="L21">
      <style:text-properties fo:color="#000000" style:font-name="Liberation Mono"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226"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1fa56e" style:font-size-asian="10pt" style:font-style-asian="normal" style:font-weight-asian="normal" style:font-size-complex="10pt" style:font-style-complex="normal" style:font-weight-complex="normal"/>
    </style:style>
    <style:style style:name="P227" style:family="paragraph" style:parent-style-name="Standard" style:list-style-name="L21">
      <style:text-properties fo:color="#000000" style:font-name="Liberation Mono"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228"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1fa56e" style:font-size-asian="10pt" style:font-style-asian="normal" style:font-weight-asian="normal" style:font-size-complex="10pt" style:font-style-complex="normal" style:font-weight-complex="normal"/>
    </style:style>
    <style:style style:name="P229" style:family="paragraph" style:parent-style-name="Standard" style:list-style-name="L21">
      <style:text-properties fo:color="#000000" style:font-name="Liberation Mono"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230"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1fa56e" style:font-size-asian="10pt" style:font-style-asian="normal" style:font-weight-asian="normal" style:font-size-complex="10pt" style:font-style-complex="normal" style:font-weight-complex="normal"/>
    </style:style>
    <style:style style:name="P231" style:family="paragraph" style:parent-style-name="Standard" style:list-style-name="L21">
      <style:text-properties fo:color="#000000" style:font-name="Liberation Mono"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232"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1fa56e" style:font-size-asian="10pt" style:font-style-asian="normal" style:font-weight-asian="normal" style:font-size-complex="10pt" style:font-style-complex="normal" style:font-weight-complex="normal"/>
    </style:style>
    <style:style style:name="P233" style:family="paragraph" style:parent-style-name="Standard" style:list-style-name="L21">
      <style:text-properties fo:color="#000000" style:font-name="Liberation Mono"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234"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1fa56e" style:font-size-asian="10pt" style:font-style-asian="normal" style:font-weight-asian="normal" style:font-size-complex="10pt" style:font-style-complex="normal" style:font-weight-complex="normal"/>
    </style:style>
    <style:style style:name="P235" style:family="paragraph" style:parent-style-name="Standard" style:list-style-name="L21">
      <style:text-properties fo:color="#000000" style:font-name="Liberation Mono"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236"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1fa56e" style:font-size-asian="10pt" style:font-style-asian="normal" style:font-weight-asian="normal" style:font-size-complex="10pt" style:font-style-complex="normal" style:font-weight-complex="normal"/>
    </style:style>
    <style:style style:name="P237" style:family="paragraph" style:parent-style-name="Standard" style:list-style-name="L21">
      <style:text-properties fo:color="#000000" style:font-name="Liberation Mono" fo:font-size="10pt" fo:language="fr" fo:country="FR" fo:font-style="normal" style:text-underline-style="none" fo:font-weight="normal" officeooo:rsid="03a01426" officeooo:paragraph-rsid="05420685" style:font-size-asian="10pt" style:font-style-asian="normal" style:font-weight-asian="normal" style:font-size-complex="10pt" style:font-style-complex="normal" style:font-weight-complex="normal"/>
    </style:style>
    <style:style style:name="P238"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1fa56e" style:font-size-asian="10pt" style:font-style-asian="normal" style:font-weight-asian="normal" style:font-size-complex="10pt" style:font-style-complex="normal" style:font-weight-complex="normal"/>
    </style:style>
    <style:style style:name="P239" style:family="paragraph" style:parent-style-name="Standard" style:list-style-name="L21">
      <style:text-properties fo:color="#000000" style:font-name="Liberation Mono" fo:font-size="10pt" fo:language="fr" fo:country="FR" fo:font-style="normal" style:text-underline-style="none" fo:font-weight="normal" officeooo:rsid="03a45326" officeooo:paragraph-rsid="05420685" style:font-size-asian="10pt" style:font-style-asian="normal" style:font-weight-asian="normal" style:font-size-complex="10pt" style:font-style-complex="normal" style:font-weight-complex="normal"/>
    </style:style>
    <style:style style:name="P240"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1fa56e" style:font-size-asian="10pt" style:font-style-asian="normal" style:font-weight-asian="normal" style:font-size-complex="10pt" style:font-style-complex="normal" style:font-weight-complex="normal"/>
    </style:style>
    <style:style style:name="P241" style:family="paragraph" style:parent-style-name="Standard" style:list-style-name="L21">
      <style:text-properties fo:color="#000000" style:font-name="Liberation Mono"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242"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1fa56e" style:font-size-asian="10pt" style:font-style-asian="normal" style:font-weight-asian="normal" style:font-size-complex="10pt" style:font-style-complex="normal" style:font-weight-complex="normal"/>
    </style:style>
    <style:style style:name="P243" style:family="paragraph" style:parent-style-name="Standard" style:list-style-name="L21">
      <style:text-properties fo:color="#000000" style:font-name="Liberation Mono" fo:font-size="10pt" fo:language="fr" fo:country="FR" fo:font-style="normal" style:text-underline-style="none" fo:font-weight="normal" officeooo:rsid="03bf4335" officeooo:paragraph-rsid="05420685" style:font-size-asian="10pt" style:font-style-asian="normal" style:font-weight-asian="normal" style:font-size-complex="10pt" style:font-style-complex="normal" style:font-weight-complex="normal"/>
    </style:style>
    <style:style style:name="P244" style:family="paragraph" style:parent-style-name="Standard">
      <style:text-properties fo:color="#000000" style:font-name="Liberation Mono" fo:font-size="10pt" fo:language="fr" fo:country="FR" fo:font-style="normal" style:text-underline-style="none" fo:font-weight="normal" officeooo:rsid="0193b2c4" officeooo:paragraph-rsid="05420685" style:font-size-asian="10pt" style:font-style-asian="normal" style:font-weight-asian="normal" style:font-size-complex="10pt" style:font-style-complex="normal" style:font-weight-complex="normal"/>
    </style:style>
    <style:style style:name="P245" style:family="paragraph" style:parent-style-name="Standard">
      <style:text-properties fo:color="#000000" style:font-name="Liberation Mono" fo:font-size="10pt" fo:language="fr" fo:country="FR" fo:font-style="normal" style:text-underline-style="none" fo:font-weight="normal" officeooo:rsid="0322e12b" officeooo:paragraph-rsid="05420685" style:font-size-asian="10pt" style:font-style-asian="normal" style:font-weight-asian="normal" style:font-size-complex="10pt" style:font-style-complex="normal" style:font-weight-complex="normal"/>
    </style:style>
    <style:style style:name="P246" style:family="paragraph" style:parent-style-name="Standard">
      <style:text-properties fo:color="#000000" style:font-name="Liberation Mono" fo:font-size="10pt" fo:language="fr" fo:country="FR" fo:font-style="normal" style:text-underline-style="none" fo:font-weight="normal" officeooo:rsid="04bbe61c" officeooo:paragraph-rsid="05420685" style:font-size-asian="10pt" style:font-style-asian="normal" style:font-weight-asian="normal" style:font-size-complex="10pt" style:font-style-complex="normal" style:font-weight-complex="normal"/>
    </style:style>
    <style:style style:name="P247" style:family="paragraph" style:parent-style-name="Standard">
      <style:text-properties fo:color="#000000" style:font-name="Liberation Mono" fo:font-size="10pt" fo:language="fr" fo:country="FR" fo:font-style="normal" style:text-underline-style="none" fo:font-weight="normal" officeooo:rsid="03464855" officeooo:paragraph-rsid="05420685" style:font-size-asian="10pt" style:font-style-asian="normal" style:font-weight-asian="normal" style:font-size-complex="10pt" style:font-style-complex="normal" style:font-weight-complex="normal"/>
    </style:style>
    <style:style style:name="P248" style:family="paragraph" style:parent-style-name="Standard">
      <style:text-properties fo:color="#000000" style:font-name="Liberation Mono"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249" style:family="paragraph" style:parent-style-name="Standard" style:list-style-name="L8">
      <style:text-properties fo:color="#000000" style:font-name="Liberation Mono" fo:font-size="10pt" fo:language="fr" fo:country="FR" officeooo:rsid="040d2c72" officeooo:paragraph-rsid="0509932f" style:font-size-asian="10pt" style:font-size-complex="10pt"/>
    </style:style>
    <style:style style:name="P250" style:family="paragraph" style:parent-style-name="Standard" style:list-style-name="L9">
      <style:text-properties fo:color="#000000" style:font-name="Liberation Mono" fo:font-size="10pt" fo:language="fr" fo:country="FR" officeooo:rsid="001d709f" officeooo:paragraph-rsid="0509932f" style:font-size-asian="10pt" style:font-size-complex="10pt"/>
    </style:style>
    <style:style style:name="P251" style:family="paragraph" style:parent-style-name="Standard" style:list-style-name="L9">
      <style:text-properties fo:color="#000000" style:font-name="Liberation Mono" fo:font-size="10pt" fo:language="fr" fo:country="FR" officeooo:paragraph-rsid="0509932f" style:font-size-asian="10pt" style:font-size-complex="10pt"/>
    </style:style>
    <style:style style:name="P252" style:family="paragraph" style:parent-style-name="Standard" style:list-style-name="L10">
      <style:text-properties fo:color="#000000" style:font-name="Liberation Mono" fo:font-size="10pt" fo:language="fr" fo:country="FR" officeooo:rsid="01035458" officeooo:paragraph-rsid="050ef7f9" style:font-size-asian="8.75pt" style:font-size-complex="10pt"/>
    </style:style>
    <style:style style:name="P253" style:family="paragraph" style:parent-style-name="Standard" style:list-style-name="L10">
      <style:text-properties fo:color="#000000" style:font-name="Liberation Mono" fo:font-size="10pt" fo:language="fr" fo:country="FR" officeooo:rsid="01035458" officeooo:paragraph-rsid="0510b00f" style:font-size-asian="8.75pt" style:font-size-complex="10pt"/>
    </style:style>
    <style:style style:name="P254" style:family="paragraph" style:parent-style-name="Standard" style:list-style-name="L9">
      <style:text-properties fo:color="#000000" style:font-name="Liberation Mono" fo:font-size="11pt" fo:font-weight="bold" officeooo:rsid="005c7891" officeooo:paragraph-rsid="0509932f" style:font-size-asian="11pt" style:font-weight-asian="bold" style:font-size-complex="11pt" style:font-weight-complex="bold"/>
    </style:style>
    <style:style style:name="P255"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420685" style:font-size-asian="9.60000038146973pt" style:font-style-asian="italic" style:font-weight-asian="bold" style:font-size-complex="11pt" style:font-style-complex="italic" style:font-weight-complex="bold"/>
    </style:style>
    <style:style style:name="P256"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1fa56e" fo:background-color="#000000" style:font-size-asian="10pt" style:font-style-asian="normal" style:font-weight-asian="normal" style:font-size-complex="10pt" style:font-style-complex="normal" style:font-weight-complex="normal"/>
    </style:style>
    <style:style style:name="P257" style:family="paragraph" style:parent-style-name="Standard" style:list-style-name="L21">
      <style:text-properties fo:color="#ffffff" style:font-name="Liberation Mono" fo:font-size="10pt" fo:language="fr" fo:country="FR" fo:font-style="normal" style:text-underline-style="none" fo:font-weight="normal" officeooo:rsid="0355c9bc" officeooo:paragraph-rsid="05420685" fo:background-color="#000000" style:font-size-asian="10pt" style:font-style-asian="normal" style:font-weight-asian="normal" style:font-size-complex="10pt" style:font-style-complex="normal" style:font-weight-complex="normal"/>
    </style:style>
    <style:style style:name="P258"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1fa56e" fo:background-color="#000000" style:font-size-asian="10pt" style:font-style-asian="normal" style:font-weight-asian="normal" style:font-size-complex="10pt" style:font-style-complex="normal" style:font-weight-complex="normal"/>
    </style:style>
    <style:style style:name="P259" style:family="paragraph" style:parent-style-name="Standard" style:list-style-name="L21">
      <style:text-properties fo:color="#ffffff" style:font-name="Liberation Mono" fo:font-size="10pt" fo:language="fr" fo:country="FR" fo:font-style="normal" style:text-underline-style="none" fo:font-weight="normal" officeooo:rsid="03566a3e" officeooo:paragraph-rsid="05420685" fo:background-color="#000000" style:font-size-asian="10pt" style:font-style-asian="normal" style:font-weight-asian="normal" style:font-size-complex="10pt" style:font-style-complex="normal" style:font-weight-complex="normal"/>
    </style:style>
    <style:style style:name="P260"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1fa56e" fo:background-color="#000000" style:font-size-asian="10pt" style:font-style-asian="normal" style:font-weight-asian="normal" style:font-size-complex="10pt" style:font-style-complex="normal" style:font-weight-complex="normal"/>
    </style:style>
    <style:style style:name="P261" style:family="paragraph" style:parent-style-name="Standard" style:list-style-name="L21">
      <style:text-properties fo:color="#ffffff" style:font-name="Liberation Mono" fo:font-size="10pt" fo:language="fr" fo:country="FR" fo:font-style="normal" style:text-underline-style="none" fo:font-weight="normal" officeooo:rsid="036f886b" officeooo:paragraph-rsid="05420685" fo:background-color="#000000" style:font-size-asian="10pt" style:font-style-asian="normal" style:font-weight-asian="normal" style:font-size-complex="10pt" style:font-style-complex="normal" style:font-weight-complex="normal"/>
    </style:style>
    <style:style style:name="P262"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1fa56e" fo:background-color="#000000" style:font-size-asian="10pt" style:font-style-asian="normal" style:font-weight-asian="normal" style:font-size-complex="10pt" style:font-style-complex="normal" style:font-weight-complex="normal"/>
    </style:style>
    <style:style style:name="P263" style:family="paragraph" style:parent-style-name="Standard" style:list-style-name="L21">
      <style:text-properties fo:color="#ffffff" style:font-name="Liberation Mono" fo:font-size="10pt" fo:language="fr" fo:country="FR" fo:font-style="normal" style:text-underline-style="none" fo:font-weight="normal" officeooo:rsid="03712fa0" officeooo:paragraph-rsid="05420685" fo:background-color="#000000" style:font-size-asian="10pt" style:font-style-asian="normal" style:font-weight-asian="normal" style:font-size-complex="10pt" style:font-style-complex="normal" style:font-weight-complex="normal"/>
    </style:style>
    <style:style style:name="P264"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1fa56e" fo:background-color="#000000" style:font-size-asian="10pt" style:font-style-asian="normal" style:font-weight-asian="normal" style:font-size-complex="10pt" style:font-style-complex="normal" style:font-weight-complex="normal"/>
    </style:style>
    <style:style style:name="P265" style:family="paragraph" style:parent-style-name="Standard" style:list-style-name="L21">
      <style:text-properties fo:color="#ffffff" style:font-name="Liberation Mono" fo:font-size="10pt" fo:language="fr" fo:country="FR" fo:font-style="normal" style:text-underline-style="none" fo:font-weight="normal" officeooo:rsid="03720790" officeooo:paragraph-rsid="05420685" fo:background-color="#000000" style:font-size-asian="10pt" style:font-style-asian="normal" style:font-weight-asian="normal" style:font-size-complex="10pt" style:font-style-complex="normal" style:font-weight-complex="normal"/>
    </style:style>
    <style:style style:name="P266"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1fa56e" fo:background-color="#000000" style:font-size-asian="10pt" style:font-style-asian="normal" style:font-weight-asian="normal" style:font-size-complex="10pt" style:font-style-complex="normal" style:font-weight-complex="normal"/>
    </style:style>
    <style:style style:name="P267" style:family="paragraph" style:parent-style-name="Standard" style:list-style-name="L21">
      <style:text-properties fo:color="#ffffff" style:font-name="Liberation Mono" fo:font-size="10pt" fo:language="fr" fo:country="FR" fo:font-style="normal" style:text-underline-style="none" fo:font-weight="normal" officeooo:rsid="0373b415" officeooo:paragraph-rsid="05420685" fo:background-color="#000000" style:font-size-asian="10pt" style:font-style-asian="normal" style:font-weight-asian="normal" style:font-size-complex="10pt" style:font-style-complex="normal" style:font-weight-complex="normal"/>
    </style:style>
    <style:style style:name="P268"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1fa56e" fo:background-color="#000000" style:font-size-asian="10pt" style:font-style-asian="normal" style:font-weight-asian="normal" style:font-size-complex="10pt" style:font-style-complex="normal" style:font-weight-complex="normal"/>
    </style:style>
    <style:style style:name="P269" style:family="paragraph" style:parent-style-name="Standard" style:list-style-name="L21">
      <style:text-properties fo:color="#ffffff" style:font-name="Liberation Mono" fo:font-size="10pt" fo:language="fr" fo:country="FR" fo:font-style="normal" style:text-underline-style="none" fo:font-weight="normal" officeooo:rsid="0383d4d6" officeooo:paragraph-rsid="05420685" fo:background-color="#000000" style:font-size-asian="10pt" style:font-style-asian="normal" style:font-weight-asian="normal" style:font-size-complex="10pt" style:font-style-complex="normal" style:font-weight-complex="normal"/>
    </style:style>
    <style:style style:name="P270"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1fa56e" fo:background-color="#000000" style:font-size-asian="10pt" style:font-style-asian="normal" style:font-weight-asian="normal" style:font-size-complex="10pt" style:font-style-complex="normal" style:font-weight-complex="normal"/>
    </style:style>
    <style:style style:name="P271" style:family="paragraph" style:parent-style-name="Standard" style:list-style-name="L21">
      <style:text-properties fo:color="#ffffff" style:font-name="Liberation Mono" fo:font-size="10pt" fo:language="fr" fo:country="FR" fo:font-style="normal" style:text-underline-style="none" fo:font-weight="normal" officeooo:rsid="03848065" officeooo:paragraph-rsid="05420685" fo:background-color="#000000" style:font-size-asian="10pt" style:font-style-asian="normal" style:font-weight-asian="normal" style:font-size-complex="10pt" style:font-style-complex="normal" style:font-weight-complex="normal"/>
    </style:style>
    <style:style style:name="P272"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1fa56e" fo:background-color="#000000" style:font-size-asian="10pt" style:font-style-asian="normal" style:font-weight-asian="normal" style:font-size-complex="10pt" style:font-style-complex="normal" style:font-weight-complex="normal"/>
    </style:style>
    <style:style style:name="P273" style:family="paragraph" style:parent-style-name="Standard" style:list-style-name="L21">
      <style:text-properties fo:color="#ffffff" style:font-name="Liberation Mono" fo:font-size="10pt" fo:language="fr" fo:country="FR" fo:font-style="normal" style:text-underline-style="none" fo:font-weight="normal" officeooo:rsid="039e8c5f" officeooo:paragraph-rsid="05420685" fo:background-color="#000000" style:font-size-asian="10pt" style:font-style-asian="normal" style:font-weight-asian="normal" style:font-size-complex="10pt" style:font-style-complex="normal" style:font-weight-complex="normal"/>
    </style:style>
    <style:style style:name="P274"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1fa56e" fo:background-color="#000000" style:font-size-asian="10pt" style:font-style-asian="normal" style:font-weight-asian="normal" style:font-size-complex="10pt" style:font-style-complex="normal" style:font-weight-complex="normal"/>
    </style:style>
    <style:style style:name="P275" style:family="paragraph" style:parent-style-name="Standard" style:list-style-name="L21">
      <style:text-properties fo:color="#ffffff" style:font-name="Liberation Mono" fo:font-size="10pt" fo:language="fr" fo:country="FR" fo:font-style="normal" style:text-underline-style="none" fo:font-weight="normal" officeooo:rsid="03afd0fe" officeooo:paragraph-rsid="05420685" fo:background-color="#000000" style:font-size-asian="10pt" style:font-style-asian="normal" style:font-weight-asian="normal" style:font-size-complex="10pt" style:font-style-complex="normal" style:font-weight-complex="normal"/>
    </style:style>
    <style:style style:name="P276"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1fa56e" fo:background-color="#000000" style:font-size-asian="10pt" style:font-style-asian="normal" style:font-weight-asian="normal" style:font-size-complex="10pt" style:font-style-complex="normal" style:font-weight-complex="normal"/>
    </style:style>
    <style:style style:name="P277" style:family="paragraph" style:parent-style-name="Standard" style:list-style-name="L21">
      <style:text-properties fo:color="#ffffff" style:font-name="Liberation Mono" fo:font-size="10pt" fo:language="fr" fo:country="FR" fo:font-style="normal" style:text-underline-style="none" fo:font-weight="normal" officeooo:rsid="03bc9b1c" officeooo:paragraph-rsid="05420685" fo:background-color="#000000" style:font-size-asian="10pt" style:font-style-asian="normal" style:font-weight-asian="normal" style:font-size-complex="10pt" style:font-style-complex="normal" style:font-weight-complex="normal"/>
    </style:style>
    <style:style style:name="P278"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1fa56e" fo:background-color="#000000" style:font-size-asian="10pt" style:font-style-asian="normal" style:font-weight-asian="bold" style:font-size-complex="10pt" style:font-style-complex="normal" style:font-weight-complex="bold"/>
    </style:style>
    <style:style style:name="P279" style:family="paragraph" style:parent-style-name="Standard" style:list-style-name="L23">
      <style:paragraph-properties fo:text-align="start" style:justify-single-word="false"/>
      <style:text-properties fo:color="#ffffff" style:font-name="Liberation Mono" fo:font-size="10pt" fo:language="fr" fo:country="FR" fo:font-style="normal" fo:font-weight="bold" officeooo:rsid="024025c5" officeooo:paragraph-rsid="05420685" fo:background-color="#000000" style:font-size-asian="10pt" style:font-style-asian="normal" style:font-weight-asian="bold" style:font-size-complex="10pt" style:font-style-complex="normal" style:font-weight-complex="bold"/>
    </style:style>
    <style:style style:name="P280"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1fa56e" fo:background-color="#000000" style:font-size-asian="10pt" style:font-style-asian="normal" style:font-weight-asian="bold" style:font-size-complex="10pt" style:font-style-complex="normal" style:font-weight-complex="bold"/>
    </style:style>
    <style:style style:name="P281" style:family="paragraph" style:parent-style-name="Standard" style:list-style-name="L23">
      <style:paragraph-properties fo:text-align="start" style:justify-single-word="false"/>
      <style:text-properties fo:color="#ffffff" style:font-name="Liberation Mono" fo:font-size="10pt" fo:language="fr" fo:country="FR" fo:font-style="normal" fo:font-weight="bold" officeooo:rsid="0243c7df" officeooo:paragraph-rsid="05420685" fo:background-color="#000000" style:font-size-asian="10pt" style:font-style-asian="normal" style:font-weight-asian="bold" style:font-size-complex="10pt" style:font-style-complex="normal" style:font-weight-complex="bold"/>
    </style:style>
    <style:style style:name="P28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1fa56e" fo:background-color="#000000" style:font-size-asian="10pt" style:font-style-asian="normal" style:font-size-complex="10pt" style:font-style-complex="normal"/>
    </style:style>
    <style:style style:name="P283" style:family="paragraph" style:parent-style-name="Standard" style:list-style-name="L23">
      <style:paragraph-properties fo:text-align="start" style:justify-single-word="false"/>
      <style:text-properties fo:color="#ffffff" style:font-name="Liberation Mono" fo:font-size="10pt" fo:language="fr" fo:country="FR" fo:font-style="normal" officeooo:rsid="02459ba5" officeooo:paragraph-rsid="05420685" fo:background-color="#000000" style:font-size-asian="10pt" style:font-style-asian="normal" style:font-size-complex="10pt" style:font-style-complex="normal"/>
    </style:style>
    <style:style style:name="P284"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1fa56e" fo:background-color="#000000" style:font-size-asian="10pt" style:font-style-asian="normal" style:font-size-complex="10pt" style:font-style-complex="normal"/>
    </style:style>
    <style:style style:name="P285" style:family="paragraph" style:parent-style-name="Standard" style:list-style-name="L23">
      <style:paragraph-properties fo:text-align="start" style:justify-single-word="false"/>
      <style:text-properties fo:color="#ffffff" style:font-name="Liberation Mono" fo:font-size="10pt" fo:language="fr" fo:country="FR" fo:font-style="normal" officeooo:rsid="0245e993" officeooo:paragraph-rsid="05420685" fo:background-color="#000000" style:font-size-asian="10pt" style:font-style-asian="normal" style:font-size-complex="10pt" style:font-style-complex="normal"/>
    </style:style>
    <style:style style:name="P286"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1fa56e" fo:background-color="#000000" style:font-size-asian="10pt" style:font-style-asian="normal" style:font-size-complex="10pt" style:font-style-complex="normal"/>
    </style:style>
    <style:style style:name="P287" style:family="paragraph" style:parent-style-name="Standard" style:list-style-name="L23">
      <style:paragraph-properties fo:text-align="start" style:justify-single-word="false"/>
      <style:text-properties fo:color="#ffffff" style:font-name="Liberation Mono" fo:font-size="10pt" fo:language="fr" fo:country="FR" fo:font-style="normal" officeooo:rsid="0249076b" officeooo:paragraph-rsid="05420685" fo:background-color="#000000" style:font-size-asian="10pt" style:font-style-asian="normal" style:font-size-complex="10pt" style:font-style-complex="normal"/>
    </style:style>
    <style:style style:name="P288"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1fa56e" fo:background-color="#000000" style:font-size-asian="10pt" style:font-style-asian="normal" style:font-size-complex="10pt" style:font-style-complex="normal"/>
    </style:style>
    <style:style style:name="P289" style:family="paragraph" style:parent-style-name="Standard" style:list-style-name="L23">
      <style:paragraph-properties fo:text-align="start" style:justify-single-word="false"/>
      <style:text-properties fo:color="#ffffff" style:font-name="Liberation Mono" fo:font-size="10pt" fo:language="fr" fo:country="FR" fo:font-style="normal" officeooo:rsid="0249fa2e" officeooo:paragraph-rsid="05420685" fo:background-color="#000000" style:font-size-asian="10pt" style:font-style-asian="normal" style:font-size-complex="10pt" style:font-style-complex="normal"/>
    </style:style>
    <style:style style:name="P290"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22a420" fo:background-color="#000000" style:font-size-asian="10pt" style:font-style-asian="normal" style:font-size-complex="10pt" style:font-style-complex="normal"/>
    </style:style>
    <style:style style:name="P291" style:family="paragraph" style:parent-style-name="Standard" style:list-style-name="L23">
      <style:paragraph-properties fo:text-align="start" style:justify-single-word="false"/>
      <style:text-properties fo:color="#ffffff" style:font-name="Liberation Mono" fo:font-size="10pt" fo:language="fr" fo:country="FR" fo:font-style="normal" officeooo:rsid="024d9b25" officeooo:paragraph-rsid="05420685" fo:background-color="#000000" style:font-size-asian="10pt" style:font-style-asian="normal" style:font-size-complex="10pt" style:font-style-complex="normal"/>
    </style:style>
    <style:style style:name="P292"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1fa56e" fo:background-color="#000000" style:font-size-asian="10pt" style:font-style-asian="normal" style:font-size-complex="10pt" style:font-style-complex="normal"/>
    </style:style>
    <style:style style:name="P293" style:family="paragraph" style:parent-style-name="Standard" style:list-style-name="L23">
      <style:paragraph-properties fo:text-align="start" style:justify-single-word="false"/>
      <style:text-properties fo:color="#ffffff" style:font-name="Liberation Mono" fo:font-size="10pt" fo:language="fr" fo:country="FR" fo:font-style="normal" officeooo:rsid="02c4e4f4" officeooo:paragraph-rsid="05420685" fo:background-color="#000000" style:font-size-asian="10pt" style:font-style-asian="normal" style:font-size-complex="10pt" style:font-style-complex="normal"/>
    </style:style>
    <style:style style:name="P294"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1fa56e" fo:background-color="#000000" style:font-size-asian="10pt" style:font-style-asian="normal" style:font-size-complex="10pt" style:font-style-complex="normal"/>
    </style:style>
    <style:style style:name="P295" style:family="paragraph" style:parent-style-name="Standard" style:list-style-name="L23">
      <style:paragraph-properties fo:text-align="start" style:justify-single-word="false"/>
      <style:text-properties fo:color="#ffffff" style:font-name="Liberation Mono" fo:font-size="10pt" fo:language="fr" fo:country="FR" fo:font-style="normal" officeooo:rsid="02947dfc" officeooo:paragraph-rsid="05420685" fo:background-color="#000000" style:font-size-asian="10pt" style:font-style-asian="normal" style:font-size-complex="10pt" style:font-style-complex="normal"/>
    </style:style>
    <style:style style:name="P296"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1fa56e" fo:background-color="#000000" style:font-size-asian="10pt" style:font-size-complex="10pt"/>
    </style:style>
    <style:style style:name="P297" style:family="paragraph" style:parent-style-name="Standard" style:list-style-name="L22">
      <style:paragraph-properties fo:text-align="start" style:justify-single-word="false"/>
      <style:text-properties fo:color="#ffffff" style:font-name="Liberation Mono" fo:font-size="10pt" fo:language="fr" fo:country="FR" officeooo:rsid="008aeb91" officeooo:paragraph-rsid="05420685" fo:background-color="#000000" style:font-size-asian="10pt" style:font-size-complex="10pt"/>
    </style:style>
    <style:style style:name="P298"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1fa56e" fo:background-color="#000000" style:font-size-asian="10pt" style:font-size-complex="10pt"/>
    </style:style>
    <style:style style:name="P299" style:family="paragraph" style:parent-style-name="Standard" style:list-style-name="L22">
      <style:paragraph-properties fo:text-align="start" style:justify-single-word="false"/>
      <style:text-properties fo:color="#ffffff" style:font-name="Liberation Mono" fo:font-size="10pt" fo:language="fr" fo:country="FR" officeooo:rsid="008c42d2" officeooo:paragraph-rsid="05420685" fo:background-color="#000000" style:font-size-asian="10pt" style:font-size-complex="10pt"/>
    </style:style>
    <style:style style:name="P300"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1fa56e" fo:background-color="#000000" style:font-size-asian="10pt" style:font-size-complex="10pt"/>
    </style:style>
    <style:style style:name="P301" style:family="paragraph" style:parent-style-name="Standard" style:list-style-name="L22">
      <style:paragraph-properties fo:text-align="start" style:justify-single-word="false"/>
      <style:text-properties fo:color="#ffffff" style:font-name="Liberation Mono" fo:font-size="10pt" fo:language="fr" fo:country="FR" officeooo:rsid="008e3aa9" officeooo:paragraph-rsid="05420685" fo:background-color="#000000" style:font-size-asian="10pt" style:font-size-complex="10pt"/>
    </style:style>
    <style:style style:name="P302" style:family="paragraph" style:parent-style-name="Standard" style:list-style-name="L22">
      <style:paragraph-properties fo:text-align="start" style:justify-single-word="false"/>
      <style:text-properties fo:color="#ffffff" style:font-name="Liberation Mono" officeooo:rsid="05903d02" officeooo:paragraph-rsid="05420685" fo:background-color="#000000"/>
    </style:style>
    <style:style style:name="P303" style:family="paragraph" style:parent-style-name="Standard" style:list-style-name="L8">
      <style:text-properties officeooo:paragraph-rsid="0509932f"/>
    </style:style>
    <style:style style:name="P304" style:family="paragraph" style:parent-style-name="Standard" style:list-style-name="L8">
      <style:text-properties fo:color="#ed1c24" style:font-name="Liberation Mono" fo:font-size="10pt" fo:language="fr" fo:country="FR" officeooo:rsid="04011c41" officeooo:paragraph-rsid="0509932f" style:font-size-asian="10pt" style:font-size-complex="10pt"/>
    </style:style>
    <style:style style:name="P305" style:family="paragraph" style:parent-style-name="Standard" style:list-style-name="L8">
      <style:text-properties fo:color="#ed1c24" style:font-name="Liberation Mono" fo:font-size="10pt" fo:language="fr" fo:country="FR" officeooo:rsid="040306b2" officeooo:paragraph-rsid="0509932f" style:font-size-asian="10pt" style:font-size-complex="10pt"/>
    </style:style>
    <style:style style:name="P306" style:family="paragraph" style:parent-style-name="Standard" style:list-style-name="L8">
      <style:text-properties fo:color="#ed1c24" style:font-name="Liberation Mono" fo:font-size="10pt" fo:language="fr" fo:country="FR" officeooo:rsid="03ff22db" officeooo:paragraph-rsid="0509932f" style:font-size-asian="10pt" style:font-size-complex="10pt"/>
    </style:style>
    <style:style style:name="P307" style:family="paragraph" style:parent-style-name="Standard" style:list-style-name="L9">
      <style:text-properties fo:color="#ed1c24" style:font-name="Liberation Mono" fo:font-size="10pt" fo:language="fr" fo:country="FR" officeooo:paragraph-rsid="0509932f" style:font-size-asian="10pt" style:font-size-complex="10pt"/>
    </style:style>
    <style:style style:name="P308" style:family="paragraph" style:parent-style-name="Standard" style:list-style-name="L9">
      <style:text-properties fo:color="#ed1c24" style:font-name="Liberation Mono" fo:font-size="10pt" fo:language="fr" fo:country="FR" officeooo:rsid="001c02bb" officeooo:paragraph-rsid="0509932f" style:font-size-asian="10pt" style:font-size-complex="10pt"/>
    </style:style>
    <style:style style:name="P309" style:family="paragraph" style:parent-style-name="Standard" style:list-style-name="L9">
      <style:text-properties fo:color="#ed1c24" style:font-name="Liberation Mono" fo:font-size="10pt" fo:language="fr" fo:country="FR" officeooo:rsid="0507cf5d" officeooo:paragraph-rsid="0509932f" style:font-size-asian="10pt" style:font-size-complex="10pt"/>
    </style:style>
    <style:style style:name="P310" style:family="paragraph" style:parent-style-name="Standard" style:list-style-name="L9">
      <style:text-properties fo:color="#ed1c24" style:font-name="Liberation Mono" fo:font-size="10pt" fo:language="fr" fo:country="FR" officeooo:rsid="05096229" officeooo:paragraph-rsid="0509932f" style:font-size-asian="10pt" style:font-size-complex="10pt"/>
    </style:style>
    <style:style style:name="P311" style:family="paragraph" style:parent-style-name="Standard" style:list-style-name="L9">
      <style:text-properties fo:color="#ed1c24" style:font-name="Liberation Mono" fo:font-size="10pt" fo:language="fr" fo:country="FR" officeooo:rsid="050ad23b" officeooo:paragraph-rsid="0509932f" style:font-size-asian="10pt" style:font-size-complex="10pt"/>
    </style:style>
    <style:style style:name="P312" style:family="paragraph" style:parent-style-name="Standard" style:list-style-name="L9">
      <style:text-properties fo:color="#ed1c24" style:font-name="Liberation Mono" fo:font-size="10pt" fo:language="fr" fo:country="FR" officeooo:rsid="005d609b" officeooo:paragraph-rsid="0509932f" style:font-size-asian="10pt" style:font-size-complex="10pt"/>
    </style:style>
    <style:style style:name="P313" style:family="paragraph" style:parent-style-name="Standard" style:list-style-name="L10">
      <style:text-properties fo:color="#ed1c24" style:font-name="Liberation Mono" fo:font-size="10pt" fo:language="fr" fo:country="FR" officeooo:paragraph-rsid="0509932f" style:font-size-asian="10pt" style:font-size-complex="10pt"/>
    </style:style>
    <style:style style:name="P314" style:family="paragraph" style:parent-style-name="Standard" style:list-style-name="L10">
      <style:text-properties fo:color="#ed1c24" style:font-name="Liberation Mono" fo:font-size="10pt" fo:language="fr" fo:country="FR" officeooo:rsid="00b2ddca" officeooo:paragraph-rsid="0509932f" style:font-size-asian="10pt" style:font-size-complex="10pt"/>
    </style:style>
    <style:style style:name="P315" style:family="paragraph" style:parent-style-name="Standard" style:list-style-name="L10">
      <style:text-properties fo:color="#ed1c24" style:font-name="Liberation Mono" fo:font-size="10pt" fo:language="fr" fo:country="FR" officeooo:rsid="01657a4c" officeooo:paragraph-rsid="0509932f" style:font-size-asian="10pt" style:font-size-complex="10pt"/>
    </style:style>
    <style:style style:name="P316" style:family="paragraph" style:parent-style-name="Standard" style:list-style-name="L10">
      <style:text-properties fo:color="#ed1c24" style:font-name="Liberation Mono" fo:font-size="10pt" fo:language="fr" fo:country="FR" officeooo:rsid="01035458" officeooo:paragraph-rsid="050da41e" style:font-size-asian="8.75pt" style:font-size-complex="10pt"/>
    </style:style>
    <style:style style:name="P317" style:family="paragraph" style:parent-style-name="Standard" style:list-style-name="L10">
      <style:text-properties fo:color="#ed1c24" style:font-name="Liberation Mono" fo:font-size="10pt" fo:language="fr" fo:country="FR" officeooo:rsid="01035458" officeooo:paragraph-rsid="0510b00f" style:font-size-asian="8.75pt" style:font-size-complex="10pt"/>
    </style:style>
    <style:style style:name="P318" style:family="paragraph" style:parent-style-name="Standard" style:list-style-name="L10">
      <style:text-properties fo:color="#ed1c24" style:font-name="Liberation Mono" fo:font-size="10pt" fo:language="fr" fo:country="FR" officeooo:rsid="01035458" officeooo:paragraph-rsid="0509932f" style:font-size-asian="8.75pt" style:font-size-complex="10pt"/>
    </style:style>
    <style:style style:name="P319" style:family="paragraph" style:parent-style-name="Standard" style:list-style-name="L10">
      <style:text-properties fo:color="#ed1c24" style:font-name="Liberation Mono" fo:font-size="10pt" fo:language="fr" fo:country="FR" officeooo:rsid="00fb89bf" officeooo:paragraph-rsid="0509932f" style:font-size-asian="8.75pt" style:font-size-complex="10pt"/>
    </style:style>
    <style:style style:name="P320" style:family="paragraph" style:parent-style-name="Standard" style:list-style-name="L10">
      <style:text-properties fo:color="#ed1c24" style:font-name="Liberation Mono" fo:font-size="10pt" fo:language="fr" fo:country="FR" officeooo:rsid="00fe30bc" officeooo:paragraph-rsid="0509932f" style:font-size-asian="8.75pt" style:font-size-complex="10pt"/>
    </style:style>
    <style:style style:name="P321" style:family="paragraph" style:parent-style-name="Standard" style:list-style-name="L10">
      <style:text-properties fo:color="#ed1c24" style:font-name="Liberation Mono" fo:font-size="10pt" fo:language="fr" fo:country="FR" officeooo:rsid="00fe7fa7" officeooo:paragraph-rsid="0509932f" style:font-size-asian="8.75pt" style:font-size-complex="10pt"/>
    </style:style>
    <style:style style:name="P322" style:family="paragraph" style:parent-style-name="Standard" style:list-style-name="L10">
      <style:text-properties fo:color="#ed1c24" style:font-name="Liberation Mono" fo:font-size="10pt" fo:language="fr" fo:country="FR" officeooo:rsid="0104f38b" officeooo:paragraph-rsid="0509932f" style:font-size-asian="8.75pt" style:font-size-complex="10pt"/>
    </style:style>
    <style:style style:name="P323" style:family="paragraph" style:parent-style-name="Standard" style:list-style-name="L9">
      <style:text-properties fo:color="#ed1c24" style:font-name="Liberation Mono" fo:font-size="10pt" officeooo:rsid="002f801b" officeooo:paragraph-rsid="0509932f" fo:background-color="transparent" style:font-size-asian="10pt" style:font-size-complex="10pt"/>
    </style:style>
    <style:style style:name="P324" style:family="paragraph" style:parent-style-name="Standard" style:list-style-name="L10">
      <style:text-properties fo:color="#ed1c24" style:font-name="Liberation Mono" fo:font-size="10pt" officeooo:rsid="00e24910" officeooo:paragraph-rsid="0509932f" style:font-size-asian="8.75pt" style:font-size-complex="10pt"/>
    </style:style>
    <style:style style:name="P325" style:family="paragraph" style:parent-style-name="Standard" style:list-style-name="L8">
      <style:text-properties fo:color="#ed1c24" style:font-name="Liberation Mono" fo:font-size="12pt" fo:language="fr" fo:country="FR" officeooo:rsid="0430e3f6" officeooo:paragraph-rsid="0509932f" style:font-size-asian="12pt" style:font-size-complex="12pt"/>
    </style:style>
    <style:style style:name="P326" style:family="paragraph" style:parent-style-name="Standard" style:list-style-name="L9">
      <style:text-properties fo:color="#ed1c24" officeooo:rsid="001d709f" officeooo:paragraph-rsid="0509932f"/>
    </style:style>
    <style:style style:name="P327" style:family="paragraph" style:parent-style-name="Standard" style:list-style-name="L10">
      <style:text-properties fo:font-size="10pt" fo:font-style="normal" style:text-underline-style="solid" style:text-underline-width="auto" style:text-underline-color="font-color" fo:font-weight="bold" officeooo:paragraph-rsid="0509932f" style:font-size-asian="10pt" style:font-style-asian="normal" style:font-weight-asian="bold" style:font-size-complex="10pt" style:font-style-complex="normal" style:font-weight-complex="bold"/>
    </style:style>
    <style:style style:name="P328" style:family="paragraph" style:parent-style-name="Standard" style:list-style-name="L10">
      <style:text-properties fo:font-size="10pt" officeooo:rsid="0500da3f" officeooo:paragraph-rsid="0509932f" style:font-size-asian="8.75pt" style:font-size-complex="10pt"/>
    </style:style>
    <style:style style:name="P329" style:family="paragraph" style:parent-style-name="Standard" style:list-style-name="L10">
      <style:text-properties fo:font-size="10pt" officeooo:rsid="01093904" officeooo:paragraph-rsid="0509932f" style:font-size-asian="8.75pt" style:font-size-complex="10pt"/>
    </style:style>
    <style:style style:name="P330" style:family="paragraph" style:parent-style-name="Standard" style:list-style-name="L10">
      <style:text-properties fo:font-size="10pt" officeooo:rsid="0112f95d" officeooo:paragraph-rsid="0509932f" style:font-size-asian="8.75pt" style:font-size-complex="10pt"/>
    </style:style>
    <style:style style:name="P331" style:family="paragraph" style:parent-style-name="Standard" style:list-style-name="L10">
      <style:text-properties fo:font-size="10pt" officeooo:rsid="012fcdf4" officeooo:paragraph-rsid="0509932f" style:font-size-asian="8.75pt" style:font-size-complex="10pt"/>
    </style:style>
    <style:style style:name="P332" style:family="paragraph" style:parent-style-name="Standard" style:list-style-name="L10">
      <style:text-properties fo:font-size="10pt" officeooo:rsid="01567f8b" officeooo:paragraph-rsid="0509932f" style:font-size-asian="8.75pt" style:font-size-complex="10pt"/>
    </style:style>
    <style:style style:name="P333" style:family="paragraph" style:parent-style-name="Standard" style:list-style-name="L10">
      <style:text-properties fo:color="#ce181e" fo:font-size="10pt" officeooo:rsid="0500da3f" officeooo:paragraph-rsid="0509932f" style:font-size-asian="8.75pt" style:font-size-complex="10pt"/>
    </style:style>
    <style:style style:name="P334" style:family="paragraph" style:parent-style-name="Standard">
      <style:text-properties fo:color="#ce181e" style:font-name="Liberation Mono"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335" style:family="paragraph" style:parent-style-name="Standard" style:list-style-name="L10">
      <style:text-properties officeooo:rsid="01650656" officeooo:paragraph-rsid="0509932f"/>
    </style:style>
    <style:style style:name="P336" style:family="paragraph" style:parent-style-name="Standard" style:list-style-name="L10">
      <style:text-properties fo:font-size="11pt" officeooo:rsid="0174f2f4" officeooo:paragraph-rsid="0509932f" style:font-size-asian="11pt" style:font-size-complex="11pt"/>
    </style:style>
    <style:style style:name="P337"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420685" style:font-size-asian="14pt" style:font-style-asian="italic" style:font-weight-asian="bold" style:font-size-complex="14pt" style:font-style-complex="italic" style:font-weight-complex="bold"/>
    </style:style>
    <style:style style:name="P338"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420685" style:font-size-asian="12pt" style:font-style-asian="italic" style:font-weight-asian="bold" style:font-size-complex="12pt" style:font-style-complex="italic" style:font-weight-complex="bold"/>
    </style:style>
    <style:style style:name="P339"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420685" style:font-size-asian="12pt" style:font-style-asian="italic" style:font-weight-asian="bold" style:font-size-complex="12pt" style:font-style-complex="italic" style:font-weight-complex="bold"/>
    </style:style>
    <style:style style:name="P340" style:family="paragraph" style:parent-style-name="Standard">
      <style:paragraph-properties fo:text-align="start" style:justify-single-word="false"/>
      <style:text-properties style:font-name="monospace" fo:font-size="10pt" officeooo:paragraph-rsid="05420685"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language="fr" fo:country="FR"/>
    </style:style>
    <style:style style:name="T40" style:family="text">
      <style:text-properties style:font-name="Liberation Mono" fo:language="fr" fo:country="FR" officeooo:rsid="0091f82c"/>
    </style:style>
    <style:style style:name="T41" style:family="text">
      <style:text-properties style:font-name="Liberation Mono" fo:language="fr" fo:country="FR" officeooo:rsid="010a7f52"/>
    </style:style>
    <style:style style:name="T42" style:family="text">
      <style:text-properties style:font-name="Liberation Mono" fo:language="fr" fo:country="FR" officeooo:rsid="011656ed"/>
    </style:style>
    <style:style style:name="T43" style:family="text">
      <style:text-properties style:font-name="Liberation Mono" fo:language="fr" fo:country="FR" officeooo:rsid="0114ecae"/>
    </style:style>
    <style:style style:name="T44" style:family="text">
      <style:text-properties style:font-name="Liberation Mono" fo:language="fr" fo:country="FR" officeooo:rsid="010f7a6e"/>
    </style:style>
    <style:style style:name="T45" style:family="text">
      <style:text-properties style:font-name="Liberation Mono" fo:language="fr" fo:country="FR" officeooo:rsid="0116ea5a"/>
    </style:style>
    <style:style style:name="T46" style:family="text">
      <style:text-properties style:font-name="Liberation Mono" fo:language="fr" fo:country="FR" officeooo:rsid="0117d581"/>
    </style:style>
    <style:style style:name="T47" style:family="text">
      <style:text-properties style:font-name="Liberation Mono" fo:language="fr" fo:country="FR" officeooo:rsid="0119c2bc"/>
    </style:style>
    <style:style style:name="T48" style:family="text">
      <style:text-properties style:font-name="Liberation Mono" fo:language="fr" fo:country="FR" officeooo:rsid="011b854f"/>
    </style:style>
    <style:style style:name="T49" style:family="text">
      <style:text-properties style:font-name="Liberation Mono" fo:language="fr" fo:country="FR" officeooo:rsid="011c7f9d"/>
    </style:style>
    <style:style style:name="T50" style:family="text">
      <style:text-properties style:font-name="Liberation Mono" fo:language="fr" fo:country="FR" officeooo:rsid="011dcc35"/>
    </style:style>
    <style:style style:name="T51" style:family="text">
      <style:text-properties style:font-name="Liberation Mono" fo:language="fr" fo:country="FR" officeooo:rsid="012a1b72"/>
    </style:style>
    <style:style style:name="T52" style:family="text">
      <style:text-properties style:font-name="Liberation Mono" fo:language="fr" fo:country="FR" officeooo:rsid="012b8041"/>
    </style:style>
    <style:style style:name="T53" style:family="text">
      <style:text-properties style:font-name="Liberation Mono" fo:language="fr" fo:country="FR" officeooo:rsid="012bc974"/>
    </style:style>
    <style:style style:name="T54" style:family="text">
      <style:text-properties style:font-name="Liberation Mono" fo:language="fr" fo:country="FR" officeooo:rsid="011f08d9"/>
    </style:style>
    <style:style style:name="T55" style:family="text">
      <style:text-properties style:font-name="Liberation Mono" fo:language="fr" fo:country="FR" officeooo:rsid="0130cf70"/>
    </style:style>
    <style:style style:name="T56" style:family="text">
      <style:text-properties style:font-name="Liberation Mono" fo:language="fr" fo:country="FR" officeooo:rsid="01310029"/>
    </style:style>
    <style:style style:name="T57" style:family="text">
      <style:text-properties style:font-name="Liberation Mono" fo:language="fr" fo:country="FR" officeooo:rsid="0134695e"/>
    </style:style>
    <style:style style:name="T58" style:family="text">
      <style:text-properties style:font-name="Liberation Mono" fo:language="fr" fo:country="FR" officeooo:rsid="0136c076"/>
    </style:style>
    <style:style style:name="T59" style:family="text">
      <style:text-properties style:font-name="Liberation Mono" fo:language="fr" fo:country="FR" officeooo:rsid="0135695d"/>
    </style:style>
    <style:style style:name="T60" style:family="text">
      <style:text-properties style:font-name="Liberation Mono" fo:language="fr" fo:country="FR" officeooo:rsid="01387a00"/>
    </style:style>
    <style:style style:name="T61" style:family="text">
      <style:text-properties style:font-name="Liberation Mono" fo:language="fr" fo:country="FR" officeooo:rsid="01392939"/>
    </style:style>
    <style:style style:name="T62" style:family="text">
      <style:text-properties style:font-name="Liberation Mono" fo:language="fr" fo:country="FR" officeooo:rsid="013a5526"/>
    </style:style>
    <style:style style:name="T63" style:family="text">
      <style:text-properties style:font-name="Liberation Mono" fo:language="fr" fo:country="FR" officeooo:rsid="013a639d"/>
    </style:style>
    <style:style style:name="T64" style:family="text">
      <style:text-properties style:font-name="Liberation Mono" fo:language="fr" fo:country="FR" officeooo:rsid="013b4804"/>
    </style:style>
    <style:style style:name="T65" style:family="text">
      <style:text-properties style:font-name="Liberation Mono" fo:language="fr" fo:country="FR" officeooo:rsid="015683be"/>
    </style:style>
    <style:style style:name="T66" style:family="text">
      <style:text-properties style:font-name="Liberation Mono" fo:language="fr" fo:country="FR" officeooo:rsid="015864e2"/>
    </style:style>
    <style:style style:name="T67" style:family="text">
      <style:text-properties style:font-name="Liberation Mono" fo:language="fr" fo:country="FR" officeooo:rsid="01588787"/>
    </style:style>
    <style:style style:name="T68" style:family="text">
      <style:text-properties style:font-name="Liberation Mono" fo:language="fr" fo:country="FR" officeooo:rsid="015889fa"/>
    </style:style>
    <style:style style:name="T69" style:family="text">
      <style:text-properties style:font-name="Liberation Mono" fo:language="fr" fo:country="FR" officeooo:rsid="0158b754"/>
    </style:style>
    <style:style style:name="T70" style:family="text">
      <style:text-properties style:font-name="Liberation Mono" fo:language="fr" fo:country="FR" officeooo:rsid="0158c5f2"/>
    </style:style>
    <style:style style:name="T71" style:family="text">
      <style:text-properties style:font-name="Liberation Mono" fo:language="fr" fo:country="FR" officeooo:rsid="0158f488"/>
    </style:style>
    <style:style style:name="T72" style:family="text">
      <style:text-properties style:font-name="Liberation Mono" fo:language="fr" fo:country="FR" officeooo:rsid="015aea27"/>
    </style:style>
    <style:style style:name="T73" style:family="text">
      <style:text-properties style:font-name="Liberation Mono" fo:language="fr" fo:country="FR" officeooo:rsid="015bce03"/>
    </style:style>
    <style:style style:name="T74" style:family="text">
      <style:text-properties style:font-name="Liberation Mono" fo:language="fr" fo:country="FR" officeooo:rsid="015c6ce1"/>
    </style:style>
    <style:style style:name="T75" style:family="text">
      <style:text-properties style:font-name="Liberation Mono" fo:language="fr" fo:country="FR" officeooo:rsid="05029f0e"/>
    </style:style>
    <style:style style:name="T76" style:family="text">
      <style:text-properties officeooo:rsid="02636335"/>
    </style:style>
    <style:style style:name="T77" style:family="text">
      <style:text-properties officeooo:rsid="01f55db6"/>
    </style:style>
    <style:style style:name="T78" style:family="text">
      <style:text-properties officeooo:rsid="0234ab8b"/>
    </style:style>
    <style:style style:name="T79" style:family="text">
      <style:text-properties fo:color="#ffffff" fo:font-size="12pt" officeooo:rsid="0234ab8b" fo:background-color="#000000" loext:char-shading-value="0" style:font-size-asian="12pt" style:font-size-complex="12pt"/>
    </style:style>
    <style:style style:name="T80" style:family="text">
      <style:text-properties fo:color="#ffffff" fo:font-size="10pt" fo:language="fr" fo:country="FR" officeooo:rsid="0477f9bb" fo:background-color="#000000" loext:char-shading-value="0" style:font-size-asian="10pt" style:font-size-complex="10pt"/>
    </style:style>
    <style:style style:name="T81" style:family="text">
      <style:text-properties fo:color="#ffffff" fo:background-color="#000000" loext:char-shading-value="0"/>
    </style:style>
    <style:style style:name="T82" style:family="text">
      <style:text-properties fo:color="#ffffff" officeooo:rsid="01e3e08e" fo:background-color="#000000" loext:char-shading-value="0"/>
    </style:style>
    <style:style style:name="T83" style:family="text">
      <style:text-properties fo:color="#ffffff" officeooo:rsid="0109f6ee" fo:background-color="#000000" loext:char-shading-value="0"/>
    </style:style>
    <style:style style:name="T84" style:family="text">
      <style:text-properties officeooo:rsid="02521b5f"/>
    </style:style>
    <style:style style:name="T85" style:family="text">
      <style:text-properties officeooo:rsid="021ccbc6"/>
    </style:style>
    <style:style style:name="T86" style:family="text">
      <style:text-properties officeooo:rsid="027057f7"/>
    </style:style>
    <style:style style:name="T87" style:family="text">
      <style:text-properties officeooo:rsid="02719616"/>
    </style:style>
    <style:style style:name="T88" style:family="text">
      <style:text-properties officeooo:rsid="02733ae0"/>
    </style:style>
    <style:style style:name="T89" style:family="text">
      <style:text-properties officeooo:rsid="025bc39f"/>
    </style:style>
    <style:style style:name="T90" style:family="text">
      <style:text-properties officeooo:rsid="0066fdb0"/>
    </style:style>
    <style:style style:name="T91" style:family="text">
      <style:text-properties officeooo:rsid="00683f97"/>
    </style:style>
    <style:style style:name="T92" style:family="text">
      <style:text-properties officeooo:rsid="0193ee38"/>
    </style:style>
    <style:style style:name="T93" style:family="text">
      <style:text-properties officeooo:rsid="0090c14d"/>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fo:font-weight="bold" officeooo:rsid="00f70126" style:font-style-asian="italic" style:font-weight-asian="bold" style:font-style-complex="italic" style:font-weight-complex="bold"/>
    </style:style>
    <style:style style:name="T96" style:family="text">
      <style:text-properties fo:font-style="italic" fo:font-weight="bold" officeooo:rsid="0167ba35" style:font-style-asian="italic" style:font-weight-asian="bold" style:font-style-complex="italic" style:font-weight-complex="bold"/>
    </style:style>
    <style:style style:name="T97" style:family="text">
      <style:text-properties fo:font-style="italic" fo:font-weight="bold" officeooo:rsid="020713e1" style:font-style-asian="italic" style:font-weight-asian="bold" style:font-style-complex="italic" style:font-weight-complex="bold"/>
    </style:style>
    <style:style style:name="T98" style:family="text">
      <style:text-properties fo:font-style="italic" fo:font-weight="bold" officeooo:rsid="02079189" style:font-style-asian="italic" style:font-weight-asian="bold" style:font-style-complex="italic" style:font-weight-complex="bold"/>
    </style:style>
    <style:style style:name="T99" style:family="text">
      <style:text-properties fo:font-style="italic" fo:font-weight="bold" officeooo:rsid="02e91c62" style:font-style-asian="italic" style:font-weight-asian="bold" style:font-style-complex="italic" style:font-weight-complex="bold"/>
    </style:style>
    <style:style style:name="T100" style:family="text">
      <style:text-properties fo:font-style="italic" fo:font-weight="bold" officeooo:rsid="031d2ae7" style:font-style-asian="italic" style:font-weight-asian="bold" style:font-style-complex="italic" style:font-weight-complex="bold"/>
    </style:style>
    <style:style style:name="T101" style:family="text">
      <style:text-properties fo:font-style="italic" fo:font-weight="bold" officeooo:rsid="02aedb50" style:font-style-asian="italic" style:font-weight-asian="bold" style:font-style-complex="italic" style:font-weight-complex="bold"/>
    </style:style>
    <style:style style:name="T102" style:family="text">
      <style:text-properties fo:font-style="italic" fo:font-weight="bold" officeooo:rsid="04ecf649" style:font-style-asian="italic" style:font-weight-asian="bold" style:font-style-complex="italic" style:font-weight-complex="bold"/>
    </style:style>
    <style:style style:name="T103" style:family="text">
      <style:text-properties officeooo:rsid="00cdd1f4"/>
    </style:style>
    <style:style style:name="T104" style:family="text">
      <style:text-properties officeooo:rsid="00d9602c"/>
    </style:style>
    <style:style style:name="T105" style:family="text">
      <style:text-properties officeooo:rsid="00f70126"/>
    </style:style>
    <style:style style:name="T106" style:family="text">
      <style:text-properties officeooo:rsid="00ffdbb3"/>
    </style:style>
    <style:style style:name="T107" style:family="text">
      <style:text-properties officeooo:rsid="01007862"/>
    </style:style>
    <style:style style:name="T108" style:family="text">
      <style:text-properties officeooo:rsid="0109f6ee"/>
    </style:style>
    <style:style style:name="T109" style:family="text">
      <style:text-properties officeooo:rsid="0116bac4"/>
    </style:style>
    <style:style style:name="T110" style:family="text">
      <style:text-properties officeooo:rsid="012525b7"/>
    </style:style>
    <style:style style:name="T111" style:family="text">
      <style:text-properties officeooo:rsid="01267c26"/>
    </style:style>
    <style:style style:name="T112" style:family="text">
      <style:text-properties officeooo:rsid="012af064"/>
    </style:style>
    <style:style style:name="T113" style:family="text">
      <style:text-properties officeooo:rsid="012f32a2"/>
    </style:style>
    <style:style style:name="T114" style:family="text">
      <style:text-properties officeooo:rsid="0136a306"/>
    </style:style>
    <style:style style:name="T115" style:family="text">
      <style:text-properties officeooo:rsid="013cd036"/>
    </style:style>
    <style:style style:name="T116" style:family="text">
      <style:text-properties officeooo:rsid="015e1bcd"/>
    </style:style>
    <style:style style:name="T117" style:family="text">
      <style:text-properties officeooo:rsid="01929b91"/>
    </style:style>
    <style:style style:name="T118" style:family="text">
      <style:text-properties officeooo:rsid="028ffc5e"/>
    </style:style>
    <style:style style:name="T119" style:family="text">
      <style:text-properties fo:color="#ed1c24" style:font-name="Liberation Mono" fo:language="fr" fo:country="FR" officeooo:rsid="01035458"/>
    </style:style>
    <style:style style:name="T120" style:family="text">
      <style:text-properties fo:color="#ed1c24" style:font-name="Liberation Mono" fo:language="fr" fo:country="FR" officeooo:rsid="050d1cbd"/>
    </style:style>
    <style:style style:name="T121" style:family="text">
      <style:text-properties officeooo:rsid="02bc2c5e"/>
    </style:style>
    <style:style style:name="T122" style:family="text">
      <style:text-properties officeooo:rsid="0094a597"/>
    </style:style>
    <style:style style:name="T123" style:family="text">
      <style:text-properties officeooo:rsid="007f78a2"/>
    </style:style>
    <style:style style:name="T124" style:family="text">
      <style:text-properties officeooo:rsid="0095ff0f"/>
    </style:style>
    <style:style style:name="T125" style:family="text">
      <style:text-properties officeooo:rsid="00977fe5"/>
    </style:style>
    <style:style style:name="T126" style:family="text">
      <style:text-properties officeooo:rsid="0099a7cd"/>
    </style:style>
    <style:style style:name="T127" style:family="text">
      <style:text-properties officeooo:rsid="00a7d2af"/>
    </style:style>
    <style:style style:name="T128" style:family="text">
      <style:text-properties officeooo:rsid="00ab3b99"/>
    </style:style>
    <style:style style:name="T129" style:family="text">
      <style:text-properties officeooo:rsid="00c319e0"/>
    </style:style>
    <style:style style:name="T130" style:family="text">
      <style:text-properties officeooo:rsid="00e71f28"/>
    </style:style>
    <style:style style:name="T131" style:family="text">
      <style:text-properties officeooo:rsid="01a319fc"/>
    </style:style>
    <style:style style:name="T132" style:family="text">
      <style:text-properties officeooo:rsid="01a91d59"/>
    </style:style>
    <style:style style:name="T133" style:family="text">
      <style:text-properties officeooo:rsid="01b28b88"/>
    </style:style>
    <style:style style:name="T134" style:family="text">
      <style:text-properties officeooo:rsid="01b38182"/>
    </style:style>
    <style:style style:name="T135" style:family="text">
      <style:text-properties officeooo:rsid="01b44dba"/>
    </style:style>
    <style:style style:name="T136" style:family="text">
      <style:text-properties officeooo:rsid="01b5e350"/>
    </style:style>
    <style:style style:name="T137" style:family="text">
      <style:text-properties officeooo:rsid="01b6a742"/>
    </style:style>
    <style:style style:name="T138" style:family="text">
      <style:text-properties officeooo:rsid="01bb104a"/>
    </style:style>
    <style:style style:name="T139" style:family="text">
      <style:text-properties officeooo:rsid="01bea4df"/>
    </style:style>
    <style:style style:name="T140" style:family="text">
      <style:text-properties officeooo:rsid="01cf7d6e"/>
    </style:style>
    <style:style style:name="T141" style:family="text">
      <style:text-properties officeooo:rsid="01d31726"/>
    </style:style>
    <style:style style:name="T142" style:family="text">
      <style:text-properties officeooo:rsid="01d3abfb"/>
    </style:style>
    <style:style style:name="T143" style:family="text">
      <style:text-properties officeooo:rsid="01e3bc08"/>
    </style:style>
    <style:style style:name="T144" style:family="text">
      <style:text-properties officeooo:rsid="01fd5c37"/>
    </style:style>
    <style:style style:name="T145" style:family="text">
      <style:text-properties officeooo:rsid="020acc6b"/>
    </style:style>
    <style:style style:name="T146" style:family="text">
      <style:text-properties officeooo:rsid="020ff483"/>
    </style:style>
    <style:style style:name="T147" style:family="text">
      <style:text-properties officeooo:rsid="02198805"/>
    </style:style>
    <style:style style:name="T148" style:family="text">
      <style:text-properties officeooo:rsid="022db4b1"/>
    </style:style>
    <style:style style:name="T149" style:family="text">
      <style:text-properties officeooo:rsid="02331a73"/>
    </style:style>
    <style:style style:name="T150" style:family="text">
      <style:text-properties officeooo:rsid="023d2778"/>
    </style:style>
    <style:style style:name="T151" style:family="text">
      <style:text-properties officeooo:rsid="025043f5"/>
    </style:style>
    <style:style style:name="T152" style:family="text">
      <style:text-properties fo:font-weight="bold" style:font-weight-asian="bold" style:font-weight-complex="bold"/>
    </style:style>
    <style:style style:name="T153" style:family="text">
      <style:text-properties fo:font-weight="bold" officeooo:rsid="024ba2f1" style:font-weight-asian="bold" style:font-weight-complex="bold"/>
    </style:style>
    <style:style style:name="T154" style:family="text">
      <style:text-properties fo:font-weight="bold" officeooo:rsid="024dc016" style:font-weight-asian="bold" style:font-weight-complex="bold"/>
    </style:style>
    <style:style style:name="T155" style:family="text">
      <style:text-properties fo:font-weight="bold" officeooo:rsid="0136a306" style:font-weight-asian="bold" style:font-weight-complex="bold"/>
    </style:style>
    <style:style style:name="T156" style:family="text">
      <style:text-properties fo:font-weight="bold" officeooo:rsid="02cf4c4d" style:font-weight-asian="bold" style:font-weight-complex="bold"/>
    </style:style>
    <style:style style:name="T157" style:family="text">
      <style:text-properties fo:font-weight="bold" officeooo:rsid="02d10829" style:font-weight-asian="bold" style:font-weight-complex="bold"/>
    </style:style>
    <style:style style:name="T158" style:family="text">
      <style:text-properties fo:font-weight="bold" officeooo:rsid="02d13b4d" style:font-weight-asian="bold" style:font-weight-complex="bold"/>
    </style:style>
    <style:style style:name="T159" style:family="text">
      <style:text-properties fo:font-weight="bold" officeooo:rsid="02976326" style:font-weight-asian="bold" style:font-weight-complex="bold"/>
    </style:style>
    <style:style style:name="T160" style:family="text">
      <style:text-properties fo:font-weight="bold" officeooo:rsid="02d4602e" style:font-weight-asian="bold" style:font-weight-complex="bold"/>
    </style:style>
    <style:style style:name="T161" style:family="text">
      <style:text-properties fo:font-weight="bold" officeooo:rsid="0302b498" style:font-weight-asian="bold" style:font-weight-complex="bold"/>
    </style:style>
    <style:style style:name="T162" style:family="text">
      <style:text-properties fo:font-weight="bold" officeooo:rsid="03043f71" style:font-weight-asian="bold" style:font-weight-complex="bold"/>
    </style:style>
    <style:style style:name="T163" style:family="text">
      <style:text-properties fo:font-weight="bold" officeooo:rsid="03090ec1" style:font-weight-asian="bold" style:font-weight-complex="bold"/>
    </style:style>
    <style:style style:name="T164" style:family="text">
      <style:text-properties fo:font-weight="bold" officeooo:rsid="02d7fd34" style:font-weight-asian="bold" style:font-weight-complex="bold"/>
    </style:style>
    <style:style style:name="T165" style:family="text">
      <style:text-properties fo:font-weight="bold" officeooo:rsid="028c5ee7" style:font-weight-asian="bold" style:font-weight-complex="bold"/>
    </style:style>
    <style:style style:name="T166" style:family="text">
      <style:text-properties fo:font-weight="bold" officeooo:rsid="03f64af3" style:font-weight-asian="bold" style:font-weight-complex="bold"/>
    </style:style>
    <style:style style:name="T167" style:family="text">
      <style:text-properties fo:font-weight="bold" officeooo:rsid="03f7c436" style:font-weight-asian="bold" style:font-weight-complex="bold"/>
    </style:style>
    <style:style style:name="T168" style:family="text">
      <style:text-properties fo:font-weight="bold" officeooo:rsid="01929b91" style:font-weight-asian="bold" style:font-weight-complex="bold"/>
    </style:style>
    <style:style style:name="T169" style:family="text">
      <style:text-properties fo:font-weight="bold" officeooo:rsid="00c319e0" style:font-weight-asian="bold" style:font-weight-complex="bold"/>
    </style:style>
    <style:style style:name="T170" style:family="text">
      <style:text-properties fo:font-weight="bold" officeooo:rsid="039182c7" style:font-weight-asian="bold" style:font-weight-complex="bold"/>
    </style:style>
    <style:style style:name="T171" style:family="text">
      <style:text-properties fo:font-weight="bold" officeooo:rsid="039c7adb" style:font-weight-asian="bold" style:font-weight-complex="bold"/>
    </style:style>
    <style:style style:name="T172" style:family="text">
      <style:text-properties fo:font-weight="bold" officeooo:rsid="03a03fe9" style:font-weight-asian="bold" style:font-weight-complex="bold"/>
    </style:style>
    <style:style style:name="T173" style:family="text">
      <style:text-properties fo:font-weight="bold" officeooo:rsid="0398611a" style:font-weight-asian="bold" style:font-weight-complex="bold"/>
    </style:style>
    <style:style style:name="T174" style:family="text">
      <style:text-properties fo:font-weight="bold" officeooo:rsid="0290f839" style:font-weight-asian="bold" style:font-weight-complex="bold"/>
    </style:style>
    <style:style style:name="T175" style:family="text">
      <style:text-properties officeooo:rsid="027751ac"/>
    </style:style>
    <style:style style:name="T176" style:family="text">
      <style:text-properties officeooo:rsid="0277b189"/>
    </style:style>
    <style:style style:name="T177" style:family="text">
      <style:text-properties officeooo:rsid="027f10c2"/>
    </style:style>
    <style:style style:name="T178" style:family="text">
      <style:text-properties officeooo:rsid="02815319"/>
    </style:style>
    <style:style style:name="T179" style:family="text">
      <style:text-properties officeooo:rsid="02867b6f"/>
    </style:style>
    <style:style style:name="T180" style:family="text">
      <style:text-properties officeooo:rsid="0290f839"/>
    </style:style>
    <style:style style:name="T181" style:family="text">
      <style:text-properties officeooo:rsid="0299ad2e"/>
    </style:style>
    <style:style style:name="T182" style:family="text">
      <style:text-properties officeooo:rsid="02a4fc5a"/>
    </style:style>
    <style:style style:name="T183" style:family="text">
      <style:text-properties officeooo:rsid="02aedb50"/>
    </style:style>
    <style:style style:name="T184" style:family="text">
      <style:text-properties officeooo:rsid="02c731f4"/>
    </style:style>
    <style:style style:name="T185" style:family="text">
      <style:text-properties officeooo:rsid="02cf4c4d"/>
    </style:style>
    <style:style style:name="T186" style:family="text">
      <style:text-properties fo:color="#fff200" fo:font-weight="bold" officeooo:rsid="028c5ee7" style:font-weight-asian="bold" style:font-weight-complex="bold"/>
    </style:style>
    <style:style style:name="T187" style:family="text">
      <style:text-properties fo:color="#fff200" fo:font-weight="bold" officeooo:rsid="03f82b90" style:font-weight-asian="bold" style:font-weight-complex="bold"/>
    </style:style>
    <style:style style:name="T188" style:family="text">
      <style:text-properties fo:color="#fff200" fo:font-weight="bold" officeooo:rsid="045806d5" style:font-weight-asian="bold" style:font-weight-complex="bold"/>
    </style:style>
    <style:style style:name="T189" style:family="text">
      <style:text-properties officeooo:rsid="02e91c62"/>
    </style:style>
    <style:style style:name="T190" style:family="text">
      <style:text-properties officeooo:rsid="0309e3d2"/>
    </style:style>
    <style:style style:name="T191" style:family="text">
      <style:text-properties officeooo:rsid="014e6e88"/>
    </style:style>
    <style:style style:name="T192" style:family="text">
      <style:text-properties officeooo:rsid="031d2ae7"/>
    </style:style>
    <style:style style:name="T193" style:family="text">
      <style:text-properties officeooo:rsid="0322e12b"/>
    </style:style>
    <style:style style:name="T194" style:family="text">
      <style:text-properties officeooo:rsid="035e1b16"/>
    </style:style>
    <style:style style:name="T195" style:family="text">
      <style:text-properties officeooo:rsid="037a0fd8"/>
    </style:style>
    <style:style style:name="T196" style:family="text">
      <style:text-properties officeooo:rsid="037f7173"/>
    </style:style>
    <style:style style:name="T197" style:family="text">
      <style:text-properties officeooo:rsid="0387a5c8"/>
    </style:style>
    <style:style style:name="T198" style:family="text">
      <style:text-properties officeooo:rsid="038e8bc4"/>
    </style:style>
    <style:style style:name="T199" style:family="text">
      <style:text-properties officeooo:rsid="039182c7"/>
    </style:style>
    <style:style style:name="T200" style:family="text">
      <style:text-properties officeooo:rsid="0398611a"/>
    </style:style>
    <style:style style:name="T201" style:family="text">
      <style:text-properties officeooo:rsid="039c7adb"/>
    </style:style>
    <style:style style:name="T202" style:family="text">
      <style:text-properties officeooo:rsid="03a03fe9"/>
    </style:style>
    <style:style style:name="T203" style:family="text">
      <style:text-properties officeooo:rsid="03a4ff8f"/>
    </style:style>
    <style:style style:name="T204"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5"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6"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7" style:family="text">
      <style:text-properties fo:color="#000000" fo:font-size="10pt" fo:background-color="#ffffff" loext:char-shading-value="0" style:font-size-asian="10pt" style:font-size-complex="10pt"/>
    </style:style>
    <style:style style:name="T208" style:family="text">
      <style:text-properties officeooo:rsid="03b5c1f3"/>
    </style:style>
    <style:style style:name="T209" style:family="text">
      <style:text-properties officeooo:rsid="03bf9120"/>
    </style:style>
    <style:style style:name="T210" style:family="text">
      <style:text-properties officeooo:rsid="03ca71a3"/>
    </style:style>
    <style:style style:name="T211" style:family="text">
      <style:text-properties officeooo:rsid="041074fc"/>
    </style:style>
    <style:style style:name="T212" style:family="text">
      <style:text-properties officeooo:rsid="0427cfc9"/>
    </style:style>
    <style:style style:name="T213" style:family="text">
      <style:text-properties officeooo:rsid="042f8bcc"/>
    </style:style>
    <style:style style:name="T214" style:family="text">
      <style:text-properties officeooo:rsid="04329aec"/>
    </style:style>
    <style:style style:name="T215" style:family="text">
      <style:text-properties officeooo:rsid="0441171f"/>
    </style:style>
    <style:style style:name="T216" style:family="text">
      <style:text-properties officeooo:rsid="044212b9"/>
    </style:style>
    <style:style style:name="T217" style:family="text">
      <style:text-properties officeooo:rsid="0449f6e8"/>
    </style:style>
    <style:style style:name="T218" style:family="text">
      <style:text-properties officeooo:rsid="04518398"/>
    </style:style>
    <style:style style:name="T219" style:family="text">
      <style:text-properties officeooo:rsid="0469370a"/>
    </style:style>
    <style:style style:name="T220" style:family="text">
      <style:text-properties fo:font-size="10pt" fo:language="fr" fo:country="FR" officeooo:rsid="0477f9bb" fo:background-color="transparent" loext:char-shading-value="0" style:font-size-asian="10pt" style:font-size-complex="10pt"/>
    </style:style>
    <style:style style:name="T221" style:family="text">
      <style:text-properties fo:font-size="10pt" fo:language="fr" fo:country="FR" officeooo:rsid="05687bd2" fo:background-color="transparent" loext:char-shading-value="0" style:font-size-asian="10pt" style:font-size-complex="10pt"/>
    </style:style>
    <style:style style:name="T222" style:family="text">
      <style:text-properties fo:font-size="10pt" style:font-size-asian="10pt" style:font-size-complex="10pt"/>
    </style:style>
    <style:style style:name="T223" style:family="text">
      <style:text-properties fo:font-size="10pt" officeooo:rsid="04911cac" style:font-size-asian="10pt" style:font-size-complex="10pt"/>
    </style:style>
    <style:style style:name="T224" style:family="text">
      <style:text-properties fo:font-size="10pt" officeooo:rsid="048e1c4e" style:font-size-asian="10pt" style:font-size-complex="10pt"/>
    </style:style>
    <style:style style:name="T225" style:family="text">
      <style:text-properties fo:font-size="10pt" officeooo:rsid="048e237d" style:font-size-asian="10pt" style:font-size-complex="10pt"/>
    </style:style>
    <style:style style:name="T226" style:family="text">
      <style:text-properties fo:font-size="10pt" officeooo:rsid="048e9bc6" style:font-size-asian="10pt" style:font-size-complex="10pt"/>
    </style:style>
    <style:style style:name="T227" style:family="text">
      <style:text-properties fo:font-size="10pt" officeooo:rsid="0494c156" style:font-size-asian="10pt" style:font-size-complex="10pt"/>
    </style:style>
    <style:style style:name="T228" style:family="text">
      <style:text-properties fo:font-size="10pt" officeooo:rsid="048fdefa" style:font-size-asian="10pt" style:font-size-complex="10pt"/>
    </style:style>
    <style:style style:name="T229" style:family="text">
      <style:text-properties fo:font-size="10pt" officeooo:rsid="0567361b" style:font-size-asian="10pt" style:font-size-complex="10pt"/>
    </style:style>
    <style:style style:name="T230" style:family="text">
      <style:text-properties fo:font-size="10pt" officeooo:rsid="0571fc6b" style:font-size-asian="10pt" style:font-size-complex="10pt"/>
    </style:style>
    <style:style style:name="T231" style:family="text">
      <style:text-properties fo:font-size="10pt" officeooo:rsid="0574ab10" style:font-size-asian="10pt" style:font-size-complex="10pt"/>
    </style:style>
    <style:style style:name="T232" style:family="text">
      <style:text-properties fo:font-size="10pt" officeooo:rsid="057fe82e" style:font-size-asian="10pt" style:font-size-complex="10pt"/>
    </style:style>
    <style:style style:name="T233" style:family="text">
      <style:text-properties fo:font-size="10pt" officeooo:rsid="05808814" style:font-size-asian="10pt" style:font-size-complex="10pt"/>
    </style:style>
    <style:style style:name="T234" style:family="text">
      <style:text-properties fo:font-size="10pt" officeooo:rsid="0581da81" style:font-size-asian="10pt" style:font-size-complex="10pt"/>
    </style:style>
    <style:style style:name="T235" style:family="text">
      <style:text-properties fo:font-size="10pt" officeooo:rsid="0582f9a6" style:font-size-asian="10pt" style:font-size-complex="10pt"/>
    </style:style>
    <style:style style:name="T236" style:family="text">
      <style:text-properties fo:font-size="10pt" officeooo:rsid="058e5f10" style:font-size-asian="10pt" style:font-size-complex="10pt"/>
    </style:style>
    <style:style style:name="T237" style:family="text">
      <style:text-properties fo:font-size="10pt" officeooo:rsid="05831a2a" style:font-size-asian="10pt" style:font-size-complex="10pt"/>
    </style:style>
    <style:style style:name="T238" style:family="text">
      <style:text-properties fo:font-size="10pt" officeooo:rsid="05880174" style:font-size-asian="10pt" style:font-size-complex="10pt"/>
    </style:style>
    <style:style style:name="T239" style:family="text">
      <style:text-properties fo:font-size="10pt" officeooo:rsid="0583f4f3" style:font-size-asian="10pt" style:font-size-complex="10pt"/>
    </style:style>
    <style:style style:name="T240" style:family="text">
      <style:text-properties fo:font-size="10pt" officeooo:rsid="05845814" style:font-size-asian="10pt" style:font-size-complex="10pt"/>
    </style:style>
    <style:style style:name="T241" style:family="text">
      <style:text-properties fo:font-size="10pt" officeooo:rsid="05865191" style:font-size-asian="10pt" style:font-size-complex="10pt"/>
    </style:style>
    <style:style style:name="T242" style:family="text">
      <style:text-properties fo:font-size="10pt" officeooo:rsid="058ec498" style:font-size-asian="10pt" style:font-size-complex="10pt"/>
    </style:style>
    <style:style style:name="T243" style:family="text">
      <style:text-properties fo:font-size="10pt" officeooo:rsid="057c324d" style:font-size-asian="10pt" style:font-size-complex="10pt"/>
    </style:style>
    <style:style style:name="T244" style:family="text">
      <style:text-properties fo:font-size="10pt" officeooo:rsid="0591bf52" style:font-size-asian="10pt" style:font-size-complex="10pt"/>
    </style:style>
    <style:style style:name="T245" style:family="text">
      <style:text-properties fo:font-size="10pt" officeooo:rsid="0595a1fa" style:font-size-asian="10pt" style:font-size-complex="10pt"/>
    </style:style>
    <style:style style:name="T246" style:family="text">
      <style:text-properties fo:font-size="10pt" officeooo:rsid="0596df77" style:font-size-asian="10pt" style:font-size-complex="10pt"/>
    </style:style>
    <style:style style:name="T247" style:family="text">
      <style:text-properties fo:font-size="10pt" officeooo:rsid="05987492" style:font-size-asian="10pt" style:font-size-complex="10pt"/>
    </style:style>
    <style:style style:name="T248" style:family="text">
      <style:text-properties fo:font-size="10pt" officeooo:rsid="0599cbcb" style:font-size-asian="10pt" style:font-size-complex="10pt"/>
    </style:style>
    <style:style style:name="T249" style:family="text">
      <style:text-properties fo:font-size="10pt" officeooo:rsid="059aef47" style:font-size-asian="10pt" style:font-size-complex="10pt"/>
    </style:style>
    <style:style style:name="T250" style:family="text">
      <style:text-properties fo:font-size="10pt" officeooo:rsid="059cb616" style:font-size-asian="10pt" style:font-size-complex="10pt"/>
    </style:style>
    <style:style style:name="T251" style:family="text">
      <style:text-properties fo:font-size="10pt" officeooo:rsid="059f3caf" style:font-size-asian="10pt" style:font-size-complex="10pt"/>
    </style:style>
    <style:style style:name="T252" style:family="text">
      <style:text-properties fo:font-size="10pt" officeooo:rsid="059fb298" style:font-size-asian="10pt" style:font-size-complex="10pt"/>
    </style:style>
    <style:style style:name="T253" style:family="text">
      <style:text-properties fo:font-size="10pt" officeooo:rsid="05a1ab5a" style:font-size-asian="10pt" style:font-size-complex="10pt"/>
    </style:style>
    <style:style style:name="T254" style:family="text">
      <style:text-properties fo:font-size="10pt" officeooo:rsid="05a38167" style:font-size-asian="10pt" style:font-size-complex="10pt"/>
    </style:style>
    <style:style style:name="T255" style:family="text">
      <style:text-properties fo:font-size="10pt" officeooo:rsid="05a5e4c8" style:font-size-asian="10pt" style:font-size-complex="10pt"/>
    </style:style>
    <style:style style:name="T256" style:family="text">
      <style:text-properties fo:font-size="10pt" officeooo:rsid="05aa793f" style:font-size-asian="10pt" style:font-size-complex="10pt"/>
    </style:style>
    <style:style style:name="T257" style:family="text">
      <style:text-properties fo:font-size="10pt" officeooo:rsid="05ac2a62" style:font-size-asian="10pt" style:font-size-complex="10pt"/>
    </style:style>
    <style:style style:name="T258" style:family="text">
      <style:text-properties fo:font-size="10pt" fo:font-weight="bold" style:font-size-asian="10pt" style:font-weight-asian="bold" style:font-size-complex="10pt" style:font-weight-complex="bold"/>
    </style:style>
    <style:style style:name="T259" style:family="text">
      <style:text-properties fo:font-size="10pt" fo:font-weight="bold" officeooo:rsid="059aef47" style:font-size-asian="10pt" style:font-weight-asian="bold" style:font-size-complex="10pt" style:font-weight-complex="bold"/>
    </style:style>
    <style:style style:name="T260" style:family="text">
      <style:text-properties fo:font-size="10pt" fo:font-weight="bold" officeooo:rsid="05a5e4c8" style:font-size-asian="10pt" style:font-weight-asian="bold" style:font-size-complex="10pt" style:font-weight-complex="bold"/>
    </style:style>
    <style:style style:name="T261" style:family="text">
      <style:text-properties officeooo:rsid="049509da"/>
    </style:style>
    <style:style style:name="T262" style:family="text">
      <style:text-properties officeooo:rsid="049949d3"/>
    </style:style>
    <style:style style:name="T263" style:family="text">
      <style:text-properties officeooo:rsid="049d396c"/>
    </style:style>
    <style:style style:name="T264"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65"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66"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67" style:family="text">
      <style:text-properties officeooo:rsid="04d21d0e"/>
    </style:style>
    <style:style style:name="T268" style:family="text">
      <style:text-properties officeooo:rsid="052e4f91"/>
    </style:style>
    <style:style style:name="T269" style:family="text">
      <style:text-properties officeooo:rsid="050e087d"/>
    </style:style>
    <style:style style:name="T270" style:family="text">
      <style:text-properties officeooo:rsid="0511262b"/>
    </style:style>
    <style:style style:name="T271" style:family="text">
      <style:text-properties officeooo:rsid="05203614"/>
    </style:style>
    <style:style style:name="T272" style:family="text">
      <style:text-properties officeooo:rsid="05257049"/>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052861d3" style:font-style-asian="normal" style:font-weight-asian="normal" style:font-style-complex="normal" style:font-weight-complex="normal"/>
    </style:style>
    <style:style style:name="T275" style:family="text">
      <style:text-properties fo:font-style="normal" fo:font-weight="normal" officeooo:rsid="052aff1e" style:font-style-asian="normal" style:font-weight-asian="normal" style:font-style-complex="normal" style:font-weight-complex="normal"/>
    </style:style>
    <style:style style:name="T276" style:family="text">
      <style:text-properties fo:font-style="normal" fo:font-weight="normal" officeooo:rsid="052bd4df" style:font-style-asian="normal" style:font-weight-asian="normal" style:font-style-complex="normal" style:font-weight-complex="normal"/>
    </style:style>
    <style:style style:name="T277" style:family="text">
      <style:text-properties fo:font-style="normal" fo:font-weight="normal" officeooo:rsid="052c287f" style:font-style-asian="normal" style:font-weight-asian="normal" style:font-style-complex="normal" style:font-weight-complex="normal"/>
    </style:style>
    <style:style style:name="T278" style:family="text">
      <style:text-properties fo:font-style="normal" fo:font-weight="normal" officeooo:rsid="052e05c0" style:font-style-asian="normal" style:font-weight-asian="normal" style:font-style-complex="normal" style:font-weight-complex="normal"/>
    </style:style>
    <style:style style:name="T279" style:family="text">
      <style:text-properties fo:font-style="normal" fo:font-weight="normal" officeooo:rsid="052f9187" style:font-style-asian="normal" style:font-weight-asian="normal" style:font-style-complex="normal" style:font-weight-complex="normal"/>
    </style:style>
    <style:style style:name="T280" style:family="text">
      <style:text-properties fo:font-style="normal" fo:font-weight="normal" officeooo:rsid="0534cb82" style:font-style-asian="normal" style:font-weight-asian="normal" style:font-style-complex="normal" style:font-weight-complex="normal"/>
    </style:style>
    <style:style style:name="T281" style:family="text">
      <style:text-properties fo:font-style="normal" fo:font-weight="normal" officeooo:rsid="0536c99b" style:font-style-asian="normal" style:font-weight-asian="normal" style:font-style-complex="normal" style:font-weight-complex="normal"/>
    </style:style>
    <style:style style:name="T282" style:family="text">
      <style:text-properties fo:font-style="normal" fo:font-weight="normal" officeooo:rsid="0537c8bb" style:font-style-asian="normal" style:font-weight-asian="normal" style:font-style-complex="normal" style:font-weight-complex="normal"/>
    </style:style>
    <style:style style:name="T283" style:family="text">
      <style:text-properties fo:font-style="normal" fo:font-weight="normal" officeooo:rsid="053a3216" style:font-style-asian="normal" style:font-weight-asian="normal" style:font-style-complex="normal" style:font-weight-complex="normal"/>
    </style:style>
    <style:style style:name="T284" style:family="text">
      <style:text-properties fo:font-style="normal" fo:font-weight="normal" officeooo:rsid="012525b7" style:font-style-asian="normal" style:font-weight-asian="normal" style:font-style-complex="normal" style:font-weight-complex="normal"/>
    </style:style>
    <style:style style:name="T285" style:family="text">
      <style:text-properties fo:font-style="normal" officeooo:rsid="012525b7" style:font-style-asian="normal" style:font-style-complex="normal"/>
    </style:style>
    <style:style style:name="T286" style:family="text">
      <style:text-properties fo:font-style="normal" officeooo:rsid="05c00dab" style:font-style-asian="normal" style:font-style-complex="normal"/>
    </style:style>
    <style:style style:name="T287" style:family="text">
      <style:text-properties fo:font-style="normal" officeooo:rsid="05c00c79" style:font-style-asian="normal" style:font-style-complex="normal"/>
    </style:style>
    <style:style style:name="T288" style:family="text">
      <style:text-properties officeooo:rsid="0507dab8"/>
    </style:style>
    <style:style style:name="T289" style:family="text">
      <style:text-properties fo:font-weight="normal" officeooo:rsid="05118d58" style:font-size-asian="8.75pt" style:font-weight-asian="normal" style:font-weight-complex="normal"/>
    </style:style>
    <style:style style:name="T290" style:family="text">
      <style:text-properties fo:font-weight="normal" officeooo:rsid="044c1a65" style:font-size-asian="8.75pt" style:font-weight-asian="normal" style:font-weight-complex="normal"/>
    </style:style>
    <style:style style:name="T291" style:family="text">
      <style:text-properties officeooo:rsid="05415290"/>
    </style:style>
    <style:style style:name="T292" style:family="text">
      <style:text-properties officeooo:rsid="05567838"/>
    </style:style>
    <style:style style:name="T293" style:family="text">
      <style:text-properties officeooo:rsid="057667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ocumentation <text:span text:style-name="T1">du fichier de réinstallation pour Linux version personnalisé – Version 1.0 :</text:span></text:p>
      <text:p text:style-name="P33"/>
      <text:p text:style-name="P337">1) Description du fichier :</text:p>
      <text:p text:style-name="P200"><text:span text:style-name="T2">1.1) </text:span><text:span text:style-name="T3">Description globale :</text:span></text:p>
      <text:p text:style-name="P118">Ce script a été écrit dans le but de vous faire gagner du temps après une (ré)installation fraîche de Linux sur votre ordinateur.</text:p>
      <text:p text:style-name="P118"/>
      <text:p text:style-name="P119"><text:span text:style-name="T2">1.</text:span><text:span text:style-name="T4">2</text:span><text:span text:style-name="T2">) </text:span><text:span text:style-name="T5">Interpréteur shell</text:span><text:span text:style-name="T3"> :</text:span></text:p>
      <text:p text:style-name="P120">Un fichier script shell n’étant pas compilé comme certains langages (C, C++, Haskell, Go, OCaml), il est donc interprété par un interpréteur, <text:span text:style-name="T261">comme en Python</text:span>. </text:p>
      <text:p text:style-name="P121"/>
      <text:p text:style-name="P121">L’interpréteur shell <text:span text:style-name="T77">choisi pour ce script est le Bash, qui est de loin l’interpréteur et l’interface shell la plus utilisée sur Linux avec ZSH.</text:span></text:p>
      <text:p text:style-name="P122"/>
      <text:p text:style-name="P122">Cependant, si vous préférez utiliser un autre interpréteur shell (ZSH, TCSH, SH, Fish, Korn Shell), vous devez changer ce qui suit le sh<text:span text:style-name="T144">a</text:span>bang du fichier.</text:p>
      <text:p text:style-name="P121"/>
      <text:p text:style-name="P123">Le sh<text:span text:style-name="T90">a</text:span>bang <text:span text:style-name="T91">(ou shebang)</text:span> est un <text:span text:style-name="T78">en-tête d’un fichier texte (représenté par ces deux caractères → </text:span><text:span text:style-name="T79">#!</text:span><text:span text:style-name="T78">), indiquant au système d’exploitation que ce fichier n’est pas un fichier exécutable binaire, mais un script interprété par un interpréteur shell.</text:span></text:p>
      <text:p text:style-name="P121"/>
      <text:p text:style-name="P124">Ce qui suit <text:span text:style-name="T84">directement le shabang est la destination, depuis le dossier racine, du fichier exécutable de l’interpréteur shell utilisé.</text:span></text:p>
      <text:p text:style-name="P121"/>
      <text:p text:style-name="P58">Ici, il s’agit de :</text:p>
      <text:list xml:id="list759997805" text:style-name="L11">
        <text:list-item>
          <text:p text:style-name="P57">!<text:span text:style-name="T85">#/bin/bash</text:span></text:p>
        </text:list-item>
      </text:list>
      <text:p text:style-name="P125"/>
      <text:p text:style-name="P62">Pour <text:span text:style-name="T86">exécuter ce script avec</text:span>, par exemple,<text:span text:style-name="T87"> l’interpréteur</text:span> shell <text:span text:style-name="T88">ZSH</text:span> <text:span text:style-name="T89">(généralement non-installé par défaut), la modification à effectuer est la suivante :</text:span></text:p>
      <text:list xml:id="list2053092879" text:style-name="L18">
        <text:list-item>
          <text:p text:style-name="P60">!<text:span text:style-name="T76">#/bin/zsh</text:span></text:p>
        </text:list-item>
      </text:list>
      <text:p text:style-name="P61"/>
      <text:p text:style-name="P61"/>
      <text:p text:style-name="P339">2) Fonctionnalités :</text:p>
      <text:p text:style-name="P130">Parmi ses fonctionnalités se trouvent : </text:p>
      <text:list xml:id="list82822615" text:style-name="L19">
        <text:list-item>
          <text:p text:style-name="P206"><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209"><text:span text:style-name="T18">APT</text:span><text:span text:style-name="T8"> (</text:span><text:span text:style-name="T19">Debian, </text:span><text:span text:style-name="T8">Ubuntu, Mint, Kali, etc.)</text:span></text:p>
            </text:list-item>
            <text:list-item>
              <text:p text:style-name="P211"><text:span text:style-name="T20">DNF</text:span><text:span text:style-name="T8"> (Fedora, </text:span><text:span text:style-name="T16">CentOS</text:span><text:span text:style-name="T8">)</text:span></text:p>
            </text:list-item>
            <text:list-item>
              <text:p text:style-name="P213"><text:span text:style-name="T21">Zypper (</text:span><text:span text:style-name="T8">OpenSUSE</text:span><text:span text:style-name="T21">)</text:span></text:p>
            </text:list-item>
            <text:list-item>
              <text:p text:style-name="P215"><text:span text:style-name="T23">Pacman</text:span><text:span text:style-name="T8"> (</text:span><text:span text:style-name="T22">Arch Linux, </text:span><text:span text:style-name="T8">Manjaro)</text:span></text:p>
            </text:list-item>
            <text:list-item>
              <text:p text:style-name="P217"><text:span text:style-name="T25">Emerge</text:span><text:span text:style-name="T8"> </text:span><text:span text:style-name="T24">(Gentoo)</text:span></text:p>
            </text:list-item>
          </text:list>
        </text:list-item>
      </text:list>
      <text:list xml:id="list1826750406" text:style-name="L20">
        <text:list-item>
          <text:p text:style-name="P207"><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132">L’installation de paquets depuis les dépôts officiels de votre distribution.</text:p>
        </text:list-item>
        <text:list-item>
          <text:p text:style-name="P134">L’installation de paquets depuis les dépôts <text:span text:style-name="T262">Snap</text:span></text:p>
        </text:list-item>
        <text:list-item>
          <text:p text:style-name="P137">L’ajout de l’utilisateur <text:span text:style-name="T292">à la liste des sudoers (principalement pour Debian)</text:span></text:p>
        </text:list-item>
        <text:list-item>
          <text:p text:style-name="P136">L’auto-suppression des <text:span text:style-name="T263">paquets obsolètes</text:span></text:p>
        </text:list-item>
      </text:list>
      <text:p text:style-name="P126"/>
      <text:p text:style-name="P126"/>
      <text:p text:style-name="P338">3) <text:span text:style-name="T132">Organisation </text:span>du fichier :</text:p>
      <text:p text:style-name="P334"><text:span text:style-name="T192">La partie </text:span><text:span text:style-name="T100">3.1</text:span><text:span text:style-name="T192"> sert à décrire le comportement des variables globales du fichier. </text:span>La partie <text:span text:style-name="T94">3.</text:span><text:span text:style-name="T100">2</text:span> <text:span text:style-name="T183">sert à décrire le fonctionnement de chaque fonction. La partie </text:span><text:span text:style-name="T101">3.3</text:span><text:span text:style-name="T183"> sert à lister les appels des fonctions et vous aidera à mieux voir où éditer le script pour rajouter vos paquets. C’est cette dernière partie qui vous intéressera sûrement le plus.</text:span></text:p>
      <text:p text:style-name="P248"><text:soft-page-break/></text:p>
      <text:p text:style-name="P255">3.<text:span text:style-name="T192">1</text:span>) <text:span text:style-name="T149">Description du fonctionnement des variables globales :</text:span></text:p>
      <text:p text:style-name="P244">Pour mieux <text:span text:style-name="T193">optimiser le script et le rendre plus lisible, par exemple, la couleur d’affichage du texte de succès d’une étape, j’ai créé des variables globales.</text:span></text:p>
      <text:p text:style-name="P244"/>
      <text:p text:style-name="P245">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44"/>
      <text:p text:style-name="P245">Pour l’interpréteur Shell, c’est comme si on avait écrit en brut le contenu de la variable à l’endroit où cette dernière est appelée.</text:p>
      <text:p text:style-name="P244"/>
      <text:p text:style-name="P246">Le top du top, c’est qu’en plus, si on souhaite changer le contenu de la variable, alors on n’a qu’à le faire à un seul endroit, et le tour est joué.</text:p>
      <text:p text:style-name="P244"/>
      <text:p text:style-name="P247">La liste des variables globales définies au début du fichier :</text:p>
      <text:list xml:id="list1476141562" text:style-name="L21">
        <text:list-item>
          <text:p text:style-name="P219"><text:span text:style-name="T81">LINE_CHAR :</text:span> </text:p>
          <text:list>
            <text:list-item>
              <text:list>
                <text:list-item>
                  <text:p text:style-name="P221">Il s’agit de la variable stockant le caractère affiché sur toute la ligne du header.</text:p>
                </text:list-item>
              </text:list>
            </text:list-item>
          </text:list>
        </text:list-item>
        <text:list-item>
          <text:p text:style-name="P257">SLEEP_TAB :</text:p>
          <text:list>
            <text:list-item>
              <text:list>
                <text:list-item>
                  <text:p text:style-name="P223">Il s’agit de <text:span text:style-name="T194">la variable stockant une commande de pause, suivi de sa valeur en seconde. Ici, elle définit le temps de pause entre chaque grande étape du script.</text:span></text:p>
                </text:list-item>
              </text:list>
            </text:list-item>
          </text:list>
        </text:list-item>
        <text:list-item>
          <text:p text:style-name="P259">SLEEP_INST :</text:p>
          <text:list>
            <text:list-item>
              <text:list>
                <text:list-item>
                  <text:p text:style-name="P223">Il s’agit de <text:span text:style-name="T194">la variable stockant une commande de pause, suivi de sa valeur en seconde. Ici, elle définit le temps de pause entre chaque étape d’installation de paquets.</text:span></text:p>
                </text:list-item>
              </text:list>
            </text:list-item>
          </text:list>
        </text:list-item>
        <text:list-item>
          <text:p text:style-name="P259">SLEEP_INST_CAT :</text:p>
          <text:list>
            <text:list-item>
              <text:list>
                <text:list-item>
                  <text:p text:style-name="P223">Il s’agit de <text:span text:style-name="T194">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261">C_ROUGE :</text:p>
          <text:list>
            <text:list-item>
              <text:list>
                <text:list-item>
                  <text:p text:style-name="P225">Définit la couleur d’affichage <text:span text:style-name="T195">du texte en rouge.</text:span></text:p>
                </text:list-item>
              </text:list>
            </text:list-item>
          </text:list>
        </text:list-item>
        <text:list-item>
          <text:p text:style-name="P263">C_VERT :</text:p>
          <text:list>
            <text:list-item>
              <text:list>
                <text:list-item>
                  <text:p text:style-name="P225">Définit la couleur d’affichage <text:span text:style-name="T195">du texte en vert.</text:span></text:p>
                </text:list-item>
              </text:list>
            </text:list-item>
          </text:list>
        </text:list-item>
        <text:list-item>
          <text:p text:style-name="P263">C_JAUNE :</text:p>
          <text:list>
            <text:list-item>
              <text:list>
                <text:list-item>
                  <text:p text:style-name="P225">Définit la couleur d’affichage <text:span text:style-name="T195">du texte en jaune.</text:span></text:p>
                </text:list-item>
              </text:list>
            </text:list-item>
          </text:list>
        </text:list-item>
        <text:list-item>
          <text:p text:style-name="P265">C_RESET :</text:p>
          <text:list>
            <text:list-item>
              <text:list>
                <text:list-item>
                  <text:p text:style-name="P227">Redéfinit la couleur d’affichage du texte selon <text:span text:style-name="T196">la couleur utilisée dans les options du profil du terminal.</text:span></text:p>
                </text:list-item>
              </text:list>
            </text:list-item>
          </text:list>
        </text:list-item>
        <text:list-item>
          <text:p text:style-name="P267">C_HEADER_LINE :</text:p>
          <text:list>
            <text:list-item>
              <text:list>
                <text:list-item>
                  <text:p text:style-name="P229">Définit la couleur <text:span text:style-name="T197">de l’affichage du header (par défaut en bleu cyan).</text:span></text:p>
                </text:list-item>
              </text:list>
            </text:list-item>
          </text:list>
        </text:list-item>
        <text:list-item>
          <text:p text:style-name="P269">TAB :</text:p>
          <text:list>
            <text:list-item>
              <text:list>
                <text:list-item>
                  <text:p text:style-name="P231">Définit le nombre de chevrons avant <text:span text:style-name="T198">l’affichage d’un texte d’étapes.</text:span></text:p>
                </text:list-item>
              </text:list>
            </text:list-item>
          </text:list>
        </text:list-item>
        <text:list-item>
          <text:p text:style-name="P269">J_TAB :</text:p>
          <text:list>
            <text:list-item>
              <text:list>
                <text:list-item>
                  <text:p text:style-name="P233">Appelle <text:span text:style-name="T199">la variable </text:span><text:span text:style-name="T170">"C_JAUNE"</text:span><text:span text:style-name="T199">, puis appelle la variable </text:span><text:span text:style-name="T170">"TAB"</text:span><text:span text:style-name="T199">, pour afficher les chevrons en jaune.</text:span></text:p>
                </text:list-item>
              </text:list>
            </text:list-item>
          </text:list>
        </text:list-item>
        <text:list-item>
          <text:p text:style-name="P271">R_TAB :</text:p>
          <text:list>
            <text:list-item>
              <text:list>
                <text:list-item>
                  <text:p text:style-name="P235">Même principe que pour <text:span text:style-name="T201">la variable </text:span><text:span text:style-name="T171">"</text:span><text:span text:style-name="T152">J_TAB"</text:span>, <text:span text:style-name="T200">mais en rouge, avec un deuxième appel de la variable </text:span><text:span text:style-name="T173">"TAB"</text:span><text:span text:style-name="T200">.</text:span></text:p>
                </text:list-item>
              </text:list>
            </text:list-item>
          </text:list>
        </text:list-item>
        <text:list-item>
          <text:p text:style-name="P271">V_TAB :</text:p>
          <text:list>
            <text:list-item>
              <text:list>
                <text:list-item>
                  <text:p text:style-name="P237">Même principe que pour la variable <text:span text:style-name="T152">"</text:span><text:span text:style-name="T172">R_TAB"</text:span><text:span text:style-name="T202">, mais avec du vert.</text:span></text:p>
                </text:list-item>
              </text:list>
            </text:list-item>
          </text:list>
        </text:list-item>
        <text:list-item>
          <text:p text:style-name="P273">READ_VAL :</text:p>
          <text:list>
            <text:list-item>
              <text:list>
                <text:list-item>
                  <text:p text:style-name="P239">Cette variable est appelée <text:span text:style-name="T203">si vous répondez autrement que par les caractères écrits entre les crochets lorsque le script vous demande votre permission pour une certaine étape.</text:span></text:p>
                </text:list-item>
              </text:list>
            </text:list-item>
          </text:list>
        </text:list-item>
        <text:list-item>
          <text:p text:style-name="P275">ERROR_OUTPUT_1 :</text:p>
          <text:list>
            <text:list-item>
              <text:list>
                <text:list-item>
                  <text:p text:style-name="P241"><text:soft-page-break/>Cette variable stocke une première chaîne de caractères <text:span text:style-name="T208">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item>
          <text:p text:style-name="P277">ERROR_OUTPUT_2 :</text:p>
          <text:list>
            <text:list-item>
              <text:list>
                <text:list-item>
                  <text:p text:style-name="P243">Cette variable stocke <text:span text:style-name="T209">une deuxième chaîne de caractères indiquant affichant que le programme s’arrête à cause de l’erreur citée dans la chaîne de caractères précédente.</text:span></text:p>
                </text:list-item>
              </text:list>
            </text:list-item>
          </text:list>
        </text:list-item>
      </text:list>
      <text:p text:style-name="P244"/>
      <text:p text:style-name="P255">3.<text:span text:style-name="T192">2</text:span>) <text:span text:style-name="T149">Description des fonctions lors de la construction du script :</text:span></text:p>
      <text:p text:style-name="P127">Pour mieux <text:span text:style-name="T92">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27"/>
      <text:p text:style-name="P128">Certaines <text:span text:style-name="T133">fonctions</text:span> ne sont <text:span text:style-name="T134">utilisées</text:span> qu’une fois (pour garder le code indenté, <text:span text:style-name="T131">plus agréable à lire</text:span> et organisé au mieux), <text:span text:style-name="T135">tandis que </text:span>d’autres sont appelées à plusieurs reprises (principe même d’une fonction, pour éviter de retaper plusieurs fois exactement le même code).</text:p>
      <text:p text:style-name="P127"/>
      <text:p text:style-name="P128">Elles sont appelées <text:span text:style-name="T136">et exécutées</text:span> tout à la fin du fichier, <text:span text:style-name="T137">rappelées dans les fonctions si besoin,</text:span> et s’exécutent dans l’ordre, de haut en bas.</text:p>
      <text:p text:style-name="P128"/>
      <text:p text:style-name="P129">La liste des <text:span text:style-name="T145">fonctions sur toute la longueur du script :</text:span></text:p>
      <text:list xml:id="list2219915670" text:style-name="L22">
        <text:list-item>
          <text:p text:style-name="P297">draw_<text:span text:style-name="T143">header_</text:span>line()</text:p>
          <text:list>
            <text:list-item>
              <text:list>
                <text:list-item>
                  <text:p text:style-name="P64">Cette fonction <text:span text:style-name="T138">crée les lignes du haut et du bas du header jusqu’aux limites de la zone de texte du terminal.</text:span></text:p>
                </text:list-item>
              </text:list>
            </text:list-item>
          </text:list>
        </text:list-item>
      </text:list>
      <text:p text:style-name="P65"/>
      <text:list xml:id="list152332538688069" text:continue-numbering="true" text:style-name="L22">
        <text:list-item>
          <text:p text:style-name="P299">script_header()</text:p>
          <text:list>
            <text:list-item>
              <text:list>
                <text:list-item>
                  <text:p text:style-name="P67">Cette fonction appelle la fonction <text:span text:style-name="T81">draw_</text:span><text:span text:style-name="T82">header_</text:span><text:span text:style-name="T81">line()</text:span> <text:span text:style-name="T103">pour ajouter le texte de changement d’étapes entre les deux lignes du header.</text:span></text:p>
                </text:list-item>
              </text:list>
            </text:list-item>
          </text:list>
        </text:list-item>
      </text:list>
      <text:p text:style-name="P68"/>
      <text:list xml:id="list152332878860213" text:continue-numbering="true" text:style-name="L22">
        <text:list-item>
          <text:p text:style-name="P301">get_dist_package_manager<text:span text:style-name="T93">()</text:span></text:p>
          <text:list>
            <text:list-item>
              <text:list>
                <text:list-item>
                  <text:p text:style-name="P70">Cette fonction <text:span text:style-name="T104">fait appel au gestionnaire de paquets de votre distribution pour y installer les paquets de base depuis ses dépôts officiels.</text:span></text:p>
                </text:list-item>
              </text:list>
            </text:list-item>
          </text:list>
        </text:list-item>
      </text:list>
      <text:p text:style-name="P71"/>
      <text:list xml:id="list152333314491180" text:continue-numbering="true" text:style-name="L22">
        <text:list-item>
          <text:p text:style-name="P301">detect_root()</text:p>
          <text:list>
            <text:list-item>
              <text:list>
                <text:list-item>
                  <text:p text:style-name="P73">Cette fonction <text:span text:style-name="T114">vérifie que vous lancez bien le script en mode utilisateur normal ou en sudo/root (l’équivalent Linux du mode administrateur de Windows, à la différence près que vous êtes </text:span><text:span text:style-name="T155">LE VÉRITABLE MAÎTRE</text:span><text:span text:style-name="T114"> de votre ordinateur (</text:span><text:span text:style-name="T95">« De grands pouvoirs impliquent de grandes responsabilités » </text:span><text:span text:style-name="T97">(</text:span><text:span text:style-name="T98">message affiché </text:span><text:span text:style-name="T96">la première fois que vous lancez une commande en sudo</text:span><text:span text:style-name="T97">)</text:span><text:span text:style-name="T105">)).</text:span></text:p>
                </text:list-item>
                <text:list-item>
                  <text:p text:style-name="P75">Si le script n’est pas lancé <text:span text:style-name="T139">avec sudo ou </text:span>en mode <text:span text:style-name="T107">utilisateur</text:span> <text:span text:style-name="T106">root (ou super-administrateur), le script s’arrête et renvoie une erreur, car de nombreuses fonctionnalités du script (mise à jour, installation, …) nécessitent d’être connecté en root.</text:span></text:p>
                </text:list-item>
                <text:list-item>
                  <text:p text:style-name="P77">Si, au contraire, <text:span text:style-name="T108">le script est lancé avec sudo ou en tant que root, le script vous demandera si vous êtes sûr de lancer le script dans une fonction nommée </text:span><text:span text:style-name="T83">read_launch_script()</text:span><text:span text:style-name="T108"> :</text:span></text:p>
                  <text:list>
                    <text:list-item>
                      <text:list>
                        <text:list-item>
                          <text:p text:style-name="P187">Si <text:span text:style-name="T109">vous répondez par "oui", le script lance les étapes suivantes à partir de la fonction suivante</text:span></text:p>
                        </text:list-item>
                        <text:list-item>
                          <text:p text:style-name="P189">Sinon, si vous répondez par "non", <text:span text:style-name="T110">le programme s’arrête, tout simplement</text:span><text:span text:style-name="T284">.</text:span></text:p>
                        </text:list-item>
                        <text:list-item>
                          <text:p text:style-name="P190"><text:span text:style-name="T285">S</text:span><text:span text:style-name="T286">inon, le script vous demandera, par sécurité </text:span><text:span text:style-name="T287">(histoire que vous soyez sûr de ce que vous faite)</text:span><text:span text:style-name="T286">, de bien rentrer "oui" ou "non".</text:span></text:p>
                        </text:list-item>
                      </text:list>
                    </text:list-item>
                  </text:list>
                </text:list-item>
              </text:list>
            </text:list-item>
          </text:list>
        </text:list-item>
      </text:list>
      <text:p text:style-name="P79"/>
      <text:list xml:id="list152333956109901" text:continue-numbering="true" text:style-name="L22">
        <text:list-item>
          <text:p text:style-name="P301"><text:soft-page-break/>check_internet_connection()</text:p>
          <text:list>
            <text:list-item>
              <text:list>
                <text:list-item>
                  <text:p text:style-name="P81">Comme son nom l’indique, <text:span text:style-name="T111">cette fonction va vérifier que vous êtes bien connecté à Internet pour les étapes suivantes.</text:span></text:p>
                  <text:list>
                    <text:list-item>
                      <text:list>
                        <text:list-item>
                          <text:p text:style-name="P83">Si c’est le cas, le programme continue <text:span text:style-name="T142">à s’exécuter normalement</text:span>.</text:p>
                        </text:list-item>
                        <text:list-item>
                          <text:p text:style-name="P83">Sinon, <text:span text:style-name="T293">si ce n’est pas le cas</text:span>, l’<text:span text:style-name="T140">exécution du</text:span> programme s’arrête, <text:span text:style-name="T112">car continuer ne servira strictement à rien.</text:span></text:p>
                        </text:list-item>
                      </text:list>
                    </text:list-item>
                  </text:list>
                </text:list-item>
              </text:list>
            </text:list-item>
          </text:list>
        </text:list-item>
      </text:list>
      <text:p text:style-name="P84"/>
      <text:list xml:id="list152332556730934" text:continue-numbering="true" text:style-name="L22">
        <text:list-item>
          <text:p text:style-name="P301">dist_upgrade()</text:p>
          <text:list>
            <text:list-item>
              <text:list>
                <text:list-item>
                  <text:p text:style-name="P86">Cette fonction <text:span text:style-name="T113">va mettre à jour tous les paquets déjà installés sur votre disque dur si vous ne l’avez pas encore fait au moment de l’installation ou juste après.</text:span></text:p>
                </text:list-item>
                <text:list-item>
                  <text:p text:style-name="P88"><text:span text:style-name="T141">Si vous ne l’avez pas encore fait</text:span>, certaines fonctionnalités de votre distribution risquent de ne pas fonctionner normalement.</text:p>
                </text:list-item>
              </text:list>
            </text:list-item>
          </text:list>
        </text:list-item>
      </text:list>
      <text:p text:style-name="P89"/>
      <text:list xml:id="list152332268242232" text:continue-numbering="true" text:style-name="L22">
        <text:list-item>
          <text:p text:style-name="P301"><text:span text:style-name="T151">pack_install</text:span>()</text:p>
          <text:list>
            <text:list-item>
              <text:list>
                <text:list-item>
                  <text:p text:style-name="P91">Cette fonction <text:span text:style-name="T115">va obtenir la commande d’installation de paquets de votre gestionnaire de paquets.</text:span></text:p>
                </text:list-item>
                <text:list-item>
                  <text:p text:style-name="P139">Une fois la commande récupérée, il ne reste plus qu’à l’appeler avec le nom du paquet à installer en tant qu’argument. <text:span text:style-name="T219">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
      <text:p text:style-name="P140"/>
      <text:list xml:id="list152333335980820" text:continue-numbering="true" text:style-name="L22">
        <text:list-item>
          <text:p text:style-name="P301"><text:span text:style-name="T210">snap_install</text:span>()</text:p>
          <text:list>
            <text:list-item>
              <text:list>
                <text:list-item>
                  <text:p text:style-name="P142">Cette fonction <text:span text:style-name="T115">va obtenir la commande d’installation de paquets Snap.</text:span></text:p>
                </text:list-item>
                <text:list-item>
                  <text:p text:style-name="P139">Une fois la commande récupérée, il ne reste plus qu’à l’appeler avec le nom du paquet Snap à installer en tant qu’argument. </text:p>
                </text:list-item>
                <text:list-item>
                  <text:p text:style-name="P192"><text:span text:style-name="T220">Comme pour la fonction </text:span><text:span text:style-name="T80">pack_install()</text:span><text:span text:style-name="T220">, j’ai fait en sorte que le nombre d’arguments à mettre puisse être supérieur à un, </text:span><text:span text:style-name="T221">principalement parce que</text:span><text:span text:style-name="T220"> les IDE téléchargés via Snap apportent des modifications arbitraires au système</text:span><text:span text:style-name="T207"> au-delà de l'espace </text:span><text:span text:style-name="T222">mémoire protégé </text:span><text:span text:style-name="T258">("sandbox")</text:span><text:span text:style-name="T222"> dans lequel les paquets Snap sont généralement confinés, ce qui peut créer un risque pour votre système.</text:span></text:p>
                </text:list-item>
                <text:list-item>
                  <text:p text:style-name="P192"><text:span text:style-name="T223">N</text:span><text:span text:style-name="T224">ormalement, il n’y a aucun risque s’il s’agit d’un IDE ou </text:span><text:span text:style-name="T229">de </text:span><text:span text:style-name="T224">tout </text:span><text:span text:style-name="T225">autre éditeur de texte, </text:span><text:span text:style-name="T226">sauf si vous téléchargez </text:span><text:span text:style-name="T227">et utilisez </text:span><text:span text:style-name="T228">des programmes dont vous ne connaissez pas le fonctionnement</text:span><text:span text:style-name="T222">.</text:span></text:p>
                </text:list-item>
              </text:list>
            </text:list-item>
          </text:list>
        </text:list-item>
      </text:list>
      <text:p text:style-name="P340"/>
      <text:list xml:id="list152333236693328" text:continue-numbering="true" text:style-name="L22">
        <text:list-item>
          <text:p text:style-name="P301">autoremove()</text:p>
          <text:list>
            <text:list-item>
              <text:list>
                <text:list-item>
                  <text:p text:style-name="P93">Cette fonction demande à l’utilisateur s’<text:span text:style-name="T116">il veut supprimer ses paquets obsolètes via la commande de suppression des paquets obsolètes du gestionnaire de paquets de sa distributions.</text:span></text:p>
                  <text:list>
                    <text:list-item>
                      <text:list>
                        <text:list-item>
                          <text:p text:style-name="P95">Si <text:span text:style-name="T146">L’utilisateur confirme son choix, alors la commande de suppression des paquets obsolètes de sa distribution est appelée.</text:span></text:p>
                        </text:list-item>
                        <text:list-item>
                          <text:p text:style-name="P97">Sinon, si l’utilisateur<text:span text:style-name="T147"> ne souhaite pas supprimer ses paquets obsolètes, la fonction suivante est appelée et l’installation se termine.</text:span></text:p>
                        </text:list-item>
                      </text:list>
                    </text:list-item>
                  </text:list>
                </text:list-item>
                <text:list-item>
                  <text:p text:style-name="P99">Zypper (OpenSUSE) <text:span text:style-name="T267">n’a pas de commande pour supprimer tous les paquets obsolètes d’un coup.</text:span></text:p>
                  <text:list>
                    <text:list-item>
                      <text:p text:style-name="P101">En revanche, ce gestionnaire de paquets propose de lister les paquets obsolètes avec la commande :</text:p>
                      <text:list>
                        <text:list-item>
                          <text:p text:style-name="P165">zypper packages –orphaned</text:p>
                        </text:list-item>
                      </text:list>
                    </text:list-item>
                    <text:list-item>
                      <text:p text:style-name="P101">Pour supprimer les paquets obsolètes, il faut les supprimer un par un en tapant la commande : </text:p>
                      <text:list>
                        <text:list-item>
                          <text:p text:style-name="P103"><text:span text:style-name="T94">zypper rm </text:span><text:span text:style-name="T102">$nom_du_paquet --clean-deps</text:span></text:p>
                        </text:list-item>
                      </text:list>
                    </text:list-item>
                  </text:list>
                </text:list-item>
              </text:list>
            </text:list-item>
          </text:list>
        </text:list-item>
      </text:list>
      <text:p text:style-name="P104"/>
      <text:list xml:id="list152333023159819" text:continue-numbering="true" text:style-name="L22">
        <text:list-item>
          <text:p text:style-name="P301">is_installation_done()</text:p>
          <text:list>
            <text:list-item>
              <text:list>
                <text:list-item>
                  <text:p text:style-name="P144">Cette fonction finale <text:span text:style-name="T117">est appelée pour indiquer que l’installation est terminée et que votre distribution est prête, tout simplement. </text:span></text:p>
                </text:list-item>
              </text:list>
            </text:list-item>
          </text:list>
        </text:list-item>
      </text:list>
      <text:p text:style-name="P145"><text:soft-page-break/></text:p>
      <text:p text:style-name="P145"/>
      <text:p text:style-name="P162"><text:span text:style-name="T2">3.2</text:span><text:span text:style-name="T6">) Ordre d’appel des </text:span><text:span text:style-name="T7">fonctions :</text:span></text:p>
      <text:p text:style-name="P163">À partir de la ligne <text:span text:style-name="T150">“ ” du fichier, le script d’installation commence véritablement. Voici l’ordre d’appel des fonctions :</text:span></text:p>
      <text:list xml:id="list2446073196" text:style-name="L23">
        <text:list-item>
          <text:p text:style-name="P279">script_header<text:span text:style-name="T185">()</text:span></text:p>
          <text:list>
            <text:list-item>
              <text:p text:style-name="P147">Pour afficher un header de bienvenue.</text:p>
            </text:list-item>
          </text:list>
        </text:list-item>
        <text:list-item>
          <text:p text:style-name="P281">get_dist_package_manager<text:span text:style-name="T185">()</text:span></text:p>
          <text:list>
            <text:list-item>
              <text:p text:style-name="P149">Pour obtenir le gestionnaire de paquet de votre distribution.</text:p>
            </text:list-item>
          </text:list>
        </text:list-item>
        <text:list-item>
          <text:p text:style-name="P283"><text:span text:style-name="T152">detect_root</text:span><text:span text:style-name="T156">()</text:span></text:p>
          <text:list>
            <text:list-item>
              <text:p text:style-name="P151">Pour vérifier que vous n’<text:span text:style-name="T176">exécutez</text:span> pas le <text:span text:style-name="T175">script en tant qu’utilisateur normal.</text:span></text:p>
            </text:list-item>
          </text:list>
        </text:list-item>
        <text:list-item>
          <text:p text:style-name="P285"><text:span text:style-name="T152">check_internet_connection</text:span><text:span text:style-name="T158">()</text:span></text:p>
          <text:list>
            <text:list-item>
              <text:p text:style-name="P153">Pour vérifier que vous êtes bien <text:span text:style-name="T177">connecté à Internet.</text:span></text:p>
            </text:list-item>
          </text:list>
        </text:list-item>
        <text:list-item>
          <text:p text:style-name="P287"><text:span text:style-name="T152">dist_upgrade</text:span><text:span text:style-name="T157">()</text:span></text:p>
          <text:list>
            <text:list-item>
              <text:p text:style-name="P155">Pour mettre à jour l<text:span text:style-name="T178">es paquets existants.</text:span></text:p>
            </text:list-item>
          </text:list>
        </text:list-item>
        <text:list-item>
          <text:p text:style-name="P289"><text:span text:style-name="T152">script_</text:span><text:span text:style-name="T153">header</text:span><text:span text:style-name="T157">()</text:span></text:p>
          <text:list>
            <text:list-item>
              <text:p text:style-name="P157">Pour <text:span text:style-name="T179">afficher un header de début d’installation des paquets souhaités</text:span></text:p>
            </text:list-item>
          </text:list>
        </text:list-item>
        <text:list-item>
          <text:p text:style-name="P291"><text:span text:style-name="T161">pack_ins</text:span><text:span text:style-name="T162">t</text:span><text:span text:style-name="T163">all</text:span><text:span text:style-name="T164">()</text:span><text:span text:style-name="T154"> </text:span><text:span text:style-name="T186">$nom_du_paquet</text:span><text:span text:style-name="T165"> </text:span><text:span text:style-name="T166">ou </text:span><text:span text:style-name="T167">snap_install() </text:span><text:span text:style-name="T187">$nom_du_snap --</text:span><text:span text:style-name="T188">option</text:span></text:p>
          <text:list>
            <text:list-item>
              <text:p text:style-name="P159">Pour <text:span text:style-name="T180">installer le paquet ou du Snap choisi en argument </text:span><text:span text:style-name="T174">($nom_du_paquet)</text:span><text:span text:style-name="T180">. Ce qui suit les deux tirets est une option, au cas où une simple installation ne fonctionne pas de manière conventionnelle.</text:span></text:p>
            </text:list-item>
          </text:list>
        </text:list-item>
      </text:list>
      <text:p text:style-name="P160"><text:tab/></text:p>
      <text:p text:style-name="P160"><text:tab/>…</text:p>
      <text:p text:style-name="P160"><text:tab/>…<text:tab/><text:span text:style-name="T182">(jusqu’au dernier paquet que vous souhaitez installer)</text:span></text:p>
      <text:p text:style-name="P160"><text:tab/>…</text:p>
      <text:p text:style-name="P160"/>
      <text:list xml:id="list152333096112620" text:continue-numbering="true" text:style-name="L23">
        <text:list-item>
          <text:p text:style-name="P293"><text:span text:style-name="T154">s</text:span><text:span text:style-name="T152">cript_header</text:span><text:span text:style-name="T160">()</text:span></text:p>
          <text:list>
            <text:list-item>
              <text:p text:style-name="P169">Pour <text:span text:style-name="T184">afficher afficher l’étape de suppression des paquets obsolètes.</text:span></text:p>
            </text:list-item>
          </text:list>
        </text:list-item>
        <text:list-item>
          <text:p text:style-name="P295"><text:span text:style-name="T154">a</text:span><text:span text:style-name="T152">utoremove</text:span><text:span text:style-name="T160">()</text:span></text:p>
          <text:list>
            <text:list-item>
              <text:p text:style-name="P171">Pour supprimer les paquets obsolètes une fois la mise à jour du système ET l’installation <text:span text:style-name="T181">terminées.</text:span></text:p>
            </text:list-item>
          </text:list>
        </text:list-item>
        <text:list-item>
          <text:p text:style-name="P295"><text:span text:style-name="T152">i</text:span><text:span text:style-name="T159">s_installation_done</text:span><text:span text:style-name="T160">()</text:span></text:p>
          <text:list>
            <text:list-item>
              <text:p text:style-name="P173">Fonction de fin de script.</text:p>
            </text:list-item>
          </text:list>
        </text:list-item>
      </text:list>
      <text:p text:style-name="P145"/>
      <text:p text:style-name="P161">La partie que où vous pouvez <text:span text:style-name="T189">ajouter vos paquets se situe entre la partie du "</text:span><text:span text:style-name="T99">script_header"</text:span><text:span text:style-name="T189"> d’installation des nouveaux paquets et celui de la suppression des paquets obsolètes.</text:span></text:p>
      <text:p text:style-name="P27"/>
      <text:p text:style-name="P35"><text:span text:style-name="T265">4</text:span><text:span text:style-name="T264">) Description</text:span><text:span text:style-name="T266">s</text:span><text:span text:style-name="T264"> des paquets par défaut :</text:span></text:p>
      <text:p text:style-name="P47">Les descriptions des paquets <text:span text:style-name="T148">installés </text:span>par défaut sont <text:span text:style-name="T118">listées</text:span> ci-dessous :</text:p>
      <text:p text:style-name="P17"/>
      <text:list xml:id="list4151451480" text:style-name="L8">
        <text:list-item>
          <text:p text:style-name="P193">Commandes importantes pour le téléchargement</text:p>
          <text:list>
            <text:list-item>
              <text:p text:style-name="P304">snapd :</text:p>
              <text:list>
                <text:list-item>
                  <text:p text:style-name="P105">Ce paquet <text:span text:style-name="T211">permet l’installation de Snap.</text:span></text:p>
                </text:list-item>
                <text:list-item>
                  <text:p text:style-name="P106">Snap est, à l’instar d’APT (Debian) ou de RPM (Fedora),un gestionnaire de paquets multi-distributions développé par Canonical, l’entreprise derrière le projet Ubuntu.</text:p>
                </text:list-item>
                <text:list-item>
                  <text:p text:style-name="P107">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305">wget :</text:p>
              <text:list>
                <text:list-item>
                  <text:p text:style-name="P108">Cette <text:span text:style-name="T212">commande vous permet de télécharger des fichiers téléchargeables disponibles sur une page web, en passant en arguments le ou les liens des fichiers que vous souhaitez télécharger.</text:span></text:p>
                </text:list-item>
                <text:list-item>
                  <text:p text:style-name="P325">ATTENTION !!! COMME <text:span text:style-name="T214">TOUT TÉLÉCHARGEMENT, NE TÉLÉCHARGEZ QUE DEPUIS UN SITE OFFICIEL, CONNU ET FIABLE !!!</text:span></text:p>
                </text:list-item>
              </text:list>
            </text:list-item>
            <text:list-item>
              <text:p text:style-name="P306"><text:soft-page-break/>curl :</text:p>
              <text:list>
                <text:list-item>
                  <text:p text:style-name="P249">Cette commande, <text:span text:style-name="T216">à l’instar de Wget,</text:span> <text:span text:style-name="T215">permet de télécharger des fichiers téléchargeables depuis un site web.</text:span></text:p>
                </text:list-item>
                <text:list-item>
                  <text:p text:style-name="P303"><text:span text:style-name="T204">Les similitudes et les différences entre ces deux commandes sont </text:span><text:span text:style-name="T205">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html</text:a><text:span text:style-name="T206">.</text:span></text:p>
                </text:list-item>
              </text:list>
            </text:list-item>
          </text:list>
        </text:list-item>
      </text:list>
      <text:p text:style-name="P48"/>
      <text:p text:style-name="P32"/>
      <text:list xml:id="list997635844" text:style-name="L9">
        <text:list-item>
          <text:p text:style-name="P194">Commandes <text:span text:style-name="T291">pratiques</text:span></text:p>
          <text:list>
            <text:list-item>
              <text:p text:style-name="P307">neofetch : </text:p>
              <text:list>
                <text:list-item>
                  <text:p text:style-name="P174">Cette commande permet d’afficher sur votre terminal :</text:p>
                  <text:list>
                    <text:list-item>
                      <text:p text:style-name="P109">La version de votre système d’exploitation</text:p>
                    </text:list-item>
                    <text:list-item>
                      <text:p text:style-name="P110">Le nom de l’<text:span text:style-name="T121">hôte du système d’exploitation (votre ordinateur)</text:span></text:p>
                    </text:list-item>
                    <text:list-item>
                      <text:p text:style-name="P109">La version de votre kernel (noyau Linux)</text:p>
                    </text:list-item>
                    <text:list-item>
                      <text:p text:style-name="P109">Le temps écoulé depuis la connexion à votre session</text:p>
                    </text:list-item>
                    <text:list-item>
                      <text:p text:style-name="P109">Le nombre de paquets installés</text:p>
                    </text:list-item>
                    <text:list-item>
                      <text:p text:style-name="P109">L’interpréteur shell actuellement utilisé, ainsi que sa version</text:p>
                    </text:list-item>
                    <text:list-item>
                      <text:p text:style-name="P109">La résolution de votre écran</text:p>
                    </text:list-item>
                    <text:list-item>
                      <text:p text:style-name="P109">Votre environnement de bureau</text:p>
                    </text:list-item>
                    <text:list-item>
                      <text:p text:style-name="P109">Votre gestionnaire de fenêtres</text:p>
                    </text:list-item>
                    <text:list-item>
                      <text:p text:style-name="P109">Les thèmes de votre environnement de bureau</text:p>
                    </text:list-item>
                    <text:list-item>
                      <text:p text:style-name="P109">Les thèmes d’icônes utilisés</text:p>
                    </text:list-item>
                    <text:list-item>
                      <text:p text:style-name="P109">Le terminal actuellement utilisé</text:p>
                    </text:list-item>
                    <text:list-item>
                      <text:p text:style-name="P109">Les caractéristiques principales de votre processeur</text:p>
                    </text:list-item>
                    <text:list-item>
                      <text:p text:style-name="P109">Les caractéristiques principales de votre carte graphique</text:p>
                    </text:list-item>
                    <text:list-item>
                      <text:p text:style-name="P109">La mémoire vive actuellement utilisée sur la mémoire vive totale</text:p>
                    </text:list-item>
                  </text:list>
                </text:list-item>
              </text:list>
            </text:list-item>
            <text:list-item>
              <text:p text:style-name="P308">tree :</text:p>
              <text:list>
                <text:list-item>
                  <text:p text:style-name="P111">Cette commande est très pratique, elle vous permet de visualiser dans une arborescence tous les fichiers contenus dans les sous-dossiers à partir du dossier <text:span text:style-name="T213">dans lequel</text:span> vous lancez cette commande.</text:p>
                </text:list-item>
              </text:list>
            </text:list-item>
            <text:list-item>
              <text:p text:style-name="P326"><text:span text:style-name="T33">s</text:span><text:span text:style-name="T8">l :</text:span></text:p>
              <text:list>
                <text:list-item>
                  <text:p text:style-name="P250">Cette commande n’a rien de bien sérieux, si ce n’est d’afficher une locomotive à vapeur passer sur votre terminal si, au lieu de taper la commande <text:span text:style-name="T152">"ls"</text:span>, vous tapez <text:span text:style-name="T152">"sl"</text:span> ou <text:span text:style-name="T152">"LS"</text:span> (RAPPEL IMPORTANT : Les noms de commande sont sensibles à la casse).</text:p>
                </text:list-item>
              </text:list>
            </text:list-item>
          </text:list>
        </text:list-item>
      </text:list>
      <text:p text:style-name="P55"/>
      <text:list xml:id="list152332588630138" text:continue-numbering="true" text:style-name="L9">
        <text:list-header>
          <text:p text:style-name="P195"/>
        </text:list-header>
        <text:list-item>
          <text:p text:style-name="P195">Jeux</text:p>
          <text:list>
            <text:list-item>
              <text:p text:style-name="P307">bsdgames :</text:p>
              <text:list>
                <text:list-item>
                  <text:p text:style-name="P251">Ce paquet rajoute un <text:span text:style-name="T152">"Snake"</text:span> en version terminal. Vous devez ramasser le plus d’argent possible sans vous faire dévorer par le serpent. Vous pouvez quitter à tout moment en passant sur l<text:span text:style-name="T217">a dièse</text:span> ‘#’ et sauvegarder votre record.</text:p>
                </text:list-item>
              </text:list>
            </text:list-item>
            <text:list-item>
              <text:p text:style-name="P323"><text:span text:style-name="T268">p</text:span>acman :</text:p>
              <text:list>
                <text:list-item>
                  <text:p text:style-name="P109">Le nom du paquet n’est il pas assez explicite ?</text:p>
                </text:list-item>
              </text:list>
            </text:list-item>
            <text:list-item>
              <text:p text:style-name="P309"><text:span text:style-name="T269">s</text:span>upertux :</text:p>
              <text:list>
                <text:list-item>
                  <text:p text:style-name="P112">Vous aimez Super <text:span text:style-name="T270">Mario Bros ? Vous avez toujours voulu :</text:span></text:p>
                  <text:list>
                    <text:list-item>
                      <text:p text:style-name="P113">Jouer à un clone libre et open-source de ce jeu légendaire, à incarner le légendaire manchot Tux, la mascotte du noyau Linux ?</text:p>
                    </text:list-item>
                    <text:list-item>
                      <text:p text:style-name="P114">Jouer à un jeu <text:span text:style-name="T271">encore mis à jour, proposant, en plus des nombreux niveau disponibles, un nombre incalculable de niveaux créés par la communauté ?</text:span></text:p>
                    </text:list-item>
                  </text:list>
                </text:list-item>
                <text:list-item>
                  <text:p text:style-name="P115">Alors ce jeu est fait pour vous.</text:p>
                </text:list-item>
              </text:list>
            </text:list-item>
            <text:list-item>
              <text:p text:style-name="P310">supertuxkart :</text:p>
              <text:list>
                <text:list-item>
                  <text:p text:style-name="P116">M<text:span text:style-name="T272">ême principe que Super Tux, mais appliqué à Mario Kart.</text:span></text:p>
                </text:list-item>
              </text:list>
            </text:list-item>
            <text:list-item>
              <text:p text:style-name="P311">wesnoth :</text:p>
              <text:list>
                <text:list-item>
                  <text:p text:style-name="P166"><text:soft-page-break/>The Battle for Wesnoth<text:span text:style-name="T273"> </text:span><text:span text:style-name="T274">est </text:span><text:span text:style-name="T275">un jeu gratuit </text:span><text:span text:style-name="T276">libre et open-source </text:span><text:span text:style-name="T277">de stratégie </text:span><text:span text:style-name="T278">au tour par tour </text:span><text:span text:style-name="T279">en 2D </text:span><text:span text:style-name="T280">se déroulant dans un univers </text:span><text:span text:style-name="T281">d’</text:span><text:span text:style-name="T282">heroic-</text:span><text:span text:style-name="T283">f</text:span><text:span text:style-name="T280">antasy</text:span><text:span text:style-name="T279">.</text:span></text:p>
                </text:list-item>
                <text:list-item>
                  <text:p text:style-name="P167"><text:span text:style-name="T279">P</text:span><text:span text:style-name="T273">lus d’informations sur ce jeu → </text:span><text:a xlink:type="simple" xlink:href="https://linuxfr.org/news/sortie-de-la-bataille-pour-wesnoth-1-12" text:style-name="Internet_20_link" text:visited-style-name="Visited_20_Internet_20_Link"><text:span text:style-name="T273">https://linuxfr.org/news/sortie-de-la-bataille-pour-wesnoth-1-12</text:span></text:a><text:span text:style-name="T273">.</text:span></text:p>
                </text:list-item>
              </text:list>
            </text:list-item>
          </text:list>
        </text:list-item>
      </text:list>
      <text:p text:style-name="P47"/>
      <text:p text:style-name="P18"/>
      <text:list xml:id="list152333959703182" text:continue-numbering="true" text:style-name="L9">
        <text:list-item>
          <text:p text:style-name="P254">Images</text:p>
          <text:list>
            <text:list-item>
              <text:p text:style-name="P312">gimp :</text:p>
              <text:list>
                <text:list-item>
                  <text:p text:style-name="P251">Un puissant logiciel d’édition d’image, la meilleure alternative gratuite, libre et open-source à Photoshop.</text:p>
                </text:list-item>
              </text:list>
            </text:list-item>
          </text:list>
        </text:list-item>
      </text:list>
      <text:p text:style-name="P47"/>
      <text:p text:style-name="P21"/>
      <text:list xml:id="list2482130067" text:style-name="L10">
        <text:list-item>
          <text:p text:style-name="P196">Internet</text:p>
          <text:list>
            <text:list-item>
              <text:p text:style-name="P313"><text:span text:style-name="T289">discord </text:span><text:span text:style-name="T290">:</text:span></text:p>
              <text:list>
                <text:list-item>
                  <text:p text:style-name="P175">Client <text:span text:style-name="T218">Linux du célèbre réseau social.</text:span></text:p>
                </text:list-item>
              </text:list>
            </text:list-item>
            <text:list-item>
              <text:p text:style-name="P313"><text:span text:style-name="T288">t</text:span>hunderbird :</text:p>
              <text:list>
                <text:list-item>
                  <text:p text:style-name="P327"><text:span text:style-name="T39">Thunderbird est un client messagerie développé par la fondation Mozilla. Sécurisé, gratuit, libre et open-source, </text:span><text:span text:style-name="T40">vous proposant </text:span><text:span text:style-name="T39">:</text:span></text:p>
                  <text:list>
                    <text:list-item>
                      <text:p text:style-name="P177"><text:span text:style-name="T122">La gestion de</text:span> <text:span text:style-name="T123">plusieurs comptes de messagerie, avec : </text:span></text:p>
                      <text:list>
                        <text:list-item>
                          <text:p text:style-name="P178">Recherche rapide de messages</text:p>
                        </text:list-item>
                        <text:list-item>
                          <text:p text:style-name="P178">Filtrage de messages</text:p>
                        </text:list-item>
                        <text:list-item>
                          <text:p text:style-name="P179">Groupement de messages</text:p>
                        </text:list-item>
                        <text:list-item>
                          <text:p text:style-name="P179">etc ... </text:p>
                        </text:list-item>
                      </text:list>
                    </text:list-item>
                    <text:list-item>
                      <text:p text:style-name="P180"><text:span text:style-name="T124">Un f</text:span>iltre de spams</text:p>
                    </text:list-item>
                    <text:list-item>
                      <text:p text:style-name="P181"><text:span text:style-name="T125">L’e</text:span>nvoi de pièces jointes volumineuses <text:span text:style-name="T126">(contournement efficace des limites des messageries Gmail, Outlook, etc...)</text:span></text:p>
                    </text:list-item>
                    <text:list-item>
                      <text:p text:style-name="P182"><text:span text:style-name="T127">La permission d’avoir une a</text:span>dresse de messagerie <text:span text:style-name="T128">personnalisée</text:span></text:p>
                    </text:list-item>
                    <text:list-item>
                      <text:p text:style-name="P183">Une myriade d’extensions</text:p>
                    </text:list-item>
                  </text:list>
                </text:list-item>
              </text:list>
            </text:list-item>
          </text:list>
        </text:list-item>
      </text:list>
      <text:p text:style-name="P49"/>
      <text:p text:style-name="P19"/>
      <text:list xml:id="list152332712729438" text:continue-numbering="true" text:style-name="L10">
        <text:list-item>
          <text:p text:style-name="P197">Librairies</text:p>
          <text:list>
            <text:list-item>
              <text:p text:style-name="P316">libcsfml-dev :</text:p>
              <text:list>
                <text:list-item>
                  <text:p text:style-name="P252">Ce paquet permet l’installation d’un binding (ici, portage vers un autre langage) officiel de la SFML en C.</text:p>
                </text:list-item>
              </text:list>
            </text:list-item>
            <text:list-item>
              <text:p text:style-name="P317">libsfml-dev :</text:p>
              <text:list>
                <text:list-item>
                  <text:p text:style-name="P253">Ce paquet permet l’installation de la librairie graphique SFML, permettant entre autres la création de jeux. Le langage utilisé est le C++.</text:p>
                </text:list-item>
              </text:list>
            </text:list-item>
            <text:list-item>
              <text:p text:style-name="P333"><text:span text:style-name="T119">p</text:span><text:span text:style-name="T120">ython3.7 :</text:span></text:p>
              <text:list>
                <text:list-item>
                  <text:p text:style-name="P328"><text:span text:style-name="T39">L</text:span><text:span text:style-name="T75">a version de Python la plus récente.</text:span></text:p>
                </text:list-item>
              </text:list>
            </text:list-item>
            <text:list-item>
              <text:p text:style-name="P318">python-pip :</text:p>
              <text:list>
                <text:list-item>
                  <text:p text:style-name="P176">Pip est un <text:span text:style-name="T191">gestionnaire de paquets utilisé pour installer et gérer des paquets écrits en Python, tels des librairies Python (Flask ou encore Django pour du web).</text:span></text:p>
                </text:list-item>
              </text:list>
            </text:list-item>
          </text:list>
        </text:list-item>
      </text:list>
      <text:p text:style-name="P52"/>
      <text:p text:style-name="P28"/>
      <text:list xml:id="list152333882649245" text:continue-numbering="true" text:style-name="L10">
        <text:list-item>
          <text:p text:style-name="P198">Logiciels</text:p>
          <text:list>
            <text:list-item>
              <text:p text:style-name="P314">k4dirstat</text:p>
              <text:list>
                <text:list-item>
                  <text:p text:style-name="P117">K4dirstat est un <text:span text:style-name="T129">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117"><text:span text:style-name="T129">Un point fort de ce logiciel par rapport à son équivalent Windows </text:span><text:span text:style-name="T169">"Windirstat"</text:span><text:span text:style-name="T129"> est qu’il vous permet de partir à partir de n’importe quel dossier, si vous ne voulez pas partir depuis le dossier racine.</text:span></text:p>
                </text:list-item>
              </text:list>
            </text:list-item>
          </text:list>
        </text:list-item>
      </text:list>
      <text:p text:style-name="P50"/>
      <text:p text:style-name="P21"><text:soft-page-break/></text:p>
      <text:list xml:id="list152333053875577" text:continue-numbering="true" text:style-name="L10">
        <text:list-item>
          <text:p text:style-name="P196">Modélisation</text:p>
          <text:list>
            <text:list-item>
              <text:p text:style-name="P324">blender :</text:p>
              <text:list>
                <text:list-item>
                  <text:p text:style-name="P185">B<text:span text:style-name="T130">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54"/>
      <text:p text:style-name="P21"/>
      <text:list xml:id="list152332439495443" text:continue-numbering="true" text:style-name="L10">
        <text:list-item>
          <text:p text:style-name="P196">Programmation</text:p>
          <text:list>
            <text:list-item>
              <text:p text:style-name="P319">atom :</text:p>
              <text:list>
                <text:list-item>
                  <text:p text:style-name="P329"><text:span text:style-name="T39">Atom est un </text:span><text:span text:style-name="T41">IDE</text:span><text:span text:style-name="T39"> </text:span><text:span text:style-name="T42">libre et </text:span><text:span text:style-name="T43">open-source</text:span><text:span text:style-name="T39">, </text:span><text:span text:style-name="T44">proposant de nombreuses. extensions.</text:span></text:p>
                </text:list-item>
              </text:list>
            </text:list-item>
            <text:list-item>
              <text:p text:style-name="P320"><text:span text:style-name="T190">c</text:span>odeblocks :</text:p>
              <text:list>
                <text:list-item>
                  <text:p text:style-name="P330"><text:span text:style-name="T39">Code::Blocks est un IDE permettant de programmer </text:span><text:span text:style-name="T45">en C, C++, </text:span><text:span text:style-name="T46">Fortran, etc …. </text:span><text:span text:style-name="T47">Il permet de créer </text:span><text:span text:style-name="T48">des </text:span><text:span text:style-name="T49">fichiers adaptés à vos projets (</text:span><text:span text:style-name="T50">SFML, D, Ruby, </text:span><text:span text:style-name="T51">Arduino</text:span><text:span text:style-name="T50">, Qt, </text:span><text:span text:style-name="T52">DirectX, </text:span><text:span text:style-name="T53">OpenGL,</text:span><text:span text:style-name="T50"> </text:span><text:span text:style-name="T54">etc …</text:span><text:span text:style-name="T49">).</text:span></text:p>
                </text:list-item>
              </text:list>
            </text:list-item>
            <text:list-item>
              <text:p text:style-name="P321">emacs :</text:p>
              <text:list>
                <text:list-item>
                  <text:p text:style-name="P331"><text:span text:style-name="T39">Emacs est un éditeur de texte </text:span><text:span text:style-name="T55">avancé </text:span><text:span text:style-name="T56">se manipulant de la même manière que Nano, </text:span><text:span text:style-name="T57">avec le clavier </text:span><text:span text:style-name="T58">et les raccourcis claviers</text:span><text:span text:style-name="T57"> </text:span><text:span text:style-name="T59">(à la différence près </text:span><text:span text:style-name="T60">que </text:span><text:span text:style-name="T61">l’on peut </text:span><text:span text:style-name="T62">déplacer </text:span><text:span text:style-name="T63">le curseur en cliquant sur la </text:span><text:span text:style-name="T64">zone que l’on veut éditer</text:span><text:span text:style-name="T59">).</text:span></text:p>
                </text:list-item>
              </text:list>
            </text:list-item>
            <text:list-item>
              <text:p text:style-name="P322">valgrind :</text:p>
              <text:list>
                <text:list-item>
                  <text:p text:style-name="P332"><text:span text:style-name="T39">Valgrind </text:span><text:span text:style-name="T65">est</text:span><text:span text:style-name="T39"> le meilleur ami des programmeurs C et C++ </text:span><text:span text:style-name="T66">au moment </text:span><text:span text:style-name="T67">où des </text:span><text:span text:style-name="T68">erreurs de segmentation apparaissent </text:span><text:span text:style-name="T69">au lancement d’un programme. </text:span><text:span text:style-name="T70">Cet utilitaire perme</text:span><text:span text:style-name="T71">t de débusquer des fuites mémoire ou encore des mauvais pointeurs, </text:span><text:span text:style-name="T72">et bien plus </text:span><text:span text:style-name="T73">(voir la documentation </text:span><text:span text:style-name="T74">de Valgrind</text:span><text:span text:style-name="T73">)</text:span><text:span text:style-name="T72">.</text:span></text:p>
                </text:list-item>
              </text:list>
            </text:list-item>
          </text:list>
        </text:list-item>
      </text:list>
      <text:p text:style-name="P53"/>
      <text:p text:style-name="P29"/>
      <text:list xml:id="list152333561064642" text:continue-numbering="true" text:style-name="L10">
        <text:list-item>
          <text:p text:style-name="P196">Vidéo</text:p>
          <text:list>
            <text:list-item>
              <text:p text:style-name="P315">vlc :</text:p>
              <text:list>
                <text:list-item>
                  <text:p text:style-name="P335"><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1"/>
      <text:p text:style-name="P20"/>
      <text:list xml:id="list152333388911096" text:continue-numbering="true" text:style-name="L10">
        <text:list-item>
          <text:p text:style-name="P199">LAMP</text:p>
          <text:list>
            <text:list-item>
              <text:p text:style-name="P336"><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0"/>
      <text:p text:style-name="P3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8T15:23:29.309172942</dc:date>
    <meta:editing-duration>PT22H35M31S</meta:editing-duration>
    <meta:editing-cycles>1129</meta:editing-cycles>
    <meta:document-statistic meta:table-count="0" meta:image-count="0" meta:object-count="0" meta:page-count="8" meta:paragraph-count="236" meta:word-count="3078" meta:character-count="18388" meta:non-whitespace-character-count="15731"/>
  </office:meta>
</office:document-meta>
</file>